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9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3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4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FF0000"/>
    </style:style>
    <style:style style:name="ce1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8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1.77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_Addt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76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9499919999999999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7.9999979999999997" table:style-name="ce6">
            <text:p>8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9" table:style-name="ce7">
            <office:annotation draw:style-name="a0" svg:x="3.04166666666667in" svg:y="1.76041666666667in" svg:width="1.5in" svg:height="0.822916666666667in">
              <dc:creator>Muhammad USMAN</dc:creator>
              <text:p><text:span text:style-name="T1">Muhammad USMAN:</text:span><text:span text:style-name="T2"/></text:p>
              <text:p><text:span text:style-name="T2">6.9 is replaced by 5.5</text:span></text:p>
            </office:annotation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3" table:style-name="ce7">
            <text:p>5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86" table:style-name="ce6">
            <text:p>12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6.8600070000000004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  <table:table table:name="Buses_OLTC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68"/>
        </table:table-row>
        <table:table-row table:number-rows-repeated="1048575" table:style-name="ro1">
          <table:table-cell table:number-columns-repeated="16384"/>
        </table:table-row>
      </table:table>
      <table:table table:name="Profile_Slack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office:value-type="float" office:value="1.0620000000000001" table:style-name="ce8">
            <text:p>1.062</text:p>
          </table:table-cell>
          <table:table-cell table:number-columns-repeated="16287"/>
        </table:table-row>
        <table:table-row table:number-rows-repeated="1048574" table:style-name="ro1">
          <table:table-cell table:number-columns-repeated="16384"/>
        </table:table-row>
      </table:table>
      <table:table table:name="Profile_oltc_ratio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table:number-columns-repeated="16287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table:number-columns-repeated="16287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table:number-columns-repeated="16287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table:number-columns-repeated="16287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table:number-columns-repeated="16287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office:value-type="float" office:value="0.952380952380952" table:style-name="ce9">
            <text:p>0.95</text:p>
          </table:table-cell>
          <table:table-cell table:number-columns-repeated="16287"/>
        </table:table-row>
        <table:table-row table:number-rows-repeated="1048569" table:style-name="ro1">
          <table:table-cell table:number-columns-repeated="16384"/>
        </table:table-row>
      </table:table>
      <table:table table:name="Lines_Addt" table:style-name="ta2">
        <table:table-column table:style-name="co1" table:number-columns-repeated="8" table:default-cell-style-name="ce1"/>
        <table:table-column table:style-name="co1" table:number-columns-repeated="5" table:default-cell-style-name="ce1" table:visibility="collapse"/>
        <table:table-column table:style-name="co3" table:number-columns-repeated="2" table:default-cell-style-name="ce1" table:visibility="collapse"/>
        <table:table-column table:style-name="co4" table:default-cell-style-name="ce1" table:visibility="collap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2">
          <table:table-cell office:value-type="string" table:style-name="ce11">
            <text:p>fbus</text:p>
          </table:table-cell>
          <table:table-cell office:value-type="string" table:style-name="ce11">
            <text:p>tbus</text:p>
          </table:table-cell>
          <table:table-cell office:value-type="string" table:style-name="ce11">
            <text:p>step_size</text:p>
          </table:table-cell>
          <table:table-cell office:value-type="string" table:style-name="ce11">
            <text:p>actTap</text:p>
          </table:table-cell>
          <table:table-cell office:value-type="string" table:style-name="ce11">
            <text:p>minTap</text:p>
          </table:table-cell>
          <table:table-cell office:value-type="string" table:style-name="ce11">
            <text:p>maxTap</text:p>
          </table:table-cell>
          <table:table-cell office:value-type="string" table:style-name="ce11">
            <text:p>normalTap</text:p>
          </table:table-cell>
          <table:table-cell office:value-type="string" table:style-name="ce11">
            <text:p>nominalRatio</text:p>
          </table:table-cell>
          <table:table-cell office:value-type="string" table:style-name="ce11">
            <text:p>r_ip</text:p>
          </table:table-cell>
          <table:table-cell office:value-type="string" table:style-name="ce11">
            <text:p>r_n</text:p>
          </table:table-cell>
          <table:table-cell office:value-type="string" table:style-name="ce11">
            <text:p>r0</text:p>
          </table:table-cell>
          <table:table-cell office:value-type="string" table:style-name="ce11">
            <text:p>x0</text:p>
          </table:table-cell>
          <table:table-cell office:value-type="string" table:style-name="ce11">
            <text:p>b0</text:p>
          </table:table-cell>
          <table:table-cell office:value-type="string" table:style-name="ce11">
            <text:p>length (meter)</text:p>
          </table:table-cell>
          <table:table-cell office:value-type="string" table:style-name="ce11">
            <text:p>NormSTAT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minTapratio</text:p>
          </table:table-cell>
          <table:table-cell office:value-type="string" table:style-name="ce11">
            <text:p>maxTapratio</text:p>
          </table:table-cell>
          <table:table-cell office:value-type="string" table:style-name="ce11">
            <text:p>status_oltc_flex</text:p>
          </table:table-cell>
          <table:table-cell table:number-columns-repeated="16365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45" table:style-name="ce3">
            <text:p>145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.952380952380952" table:style-name="ce13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2]^-1-(([.G2]-[.E2])*[.C2])" table:style-name="ce14">
            <text:p>1.00</text:p>
          </table:table-cell>
          <table:table-cell office:value-type="float" office:value="1.1000000000000005" table:formula="of:=[.H2]^-1+(([.F2]-[.G2])*[.C2])" table:style-name="ce14">
            <text:p>1.10</text:p>
          </table:table-cell>
          <table:table-cell office:value-type="float" office:value="1" table:style-name="ce15">
            <text:p>1</text:p>
          </table:table-cell>
          <table:table-cell table:number-columns-repeated="1636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03" table:style-name="ce3">
            <text:p>103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5" table:formula="of:=[.H3]^-1-(([.G3]-[.E3])*[.C3])" table:style-name="ce14">
            <text:p>0.95</text:p>
          </table:table-cell>
          <table:table-cell office:value-type="float" office:value="1.05" table:formula="of:=[.H3]^-1+(([.F3]-[.G3])*[.C3])" table:style-name="ce14">
            <text:p>1.05</text:p>
          </table:table-cell>
          <table:table-cell office:value-type="float" office:value="1" table:style-name="ce15">
            <text:p>1</text:p>
          </table:table-cell>
          <table:table-cell table:number-columns-repeated="16365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104" table:style-name="ce3">
            <text:p>104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.952380952380952" table:style-name="ce13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4]^-1-(([.G4]-[.E4])*[.C4])" table:style-name="ce14">
            <text:p>1.00</text:p>
          </table:table-cell>
          <table:table-cell office:value-type="float" office:value="1.1000000000000005" table:formula="of:=[.H4]^-1+(([.F4]-[.G4])*[.C4])" table:style-name="ce14">
            <text:p>1.10</text:p>
          </table:table-cell>
          <table:table-cell office:value-type="float" office:value="1" table:style-name="ce15">
            <text:p>1</text:p>
          </table:table-cell>
          <table:table-cell table:number-columns-repeated="16365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05" table:style-name="ce3">
            <text:p>105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.952380952380952" table:style-name="ce13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5]^-1-(([.G5]-[.E5])*[.C5])" table:style-name="ce14">
            <text:p>1.00</text:p>
          </table:table-cell>
          <table:table-cell office:value-type="float" office:value="1.1000000000000005" table:formula="of:=[.H5]^-1+(([.F5]-[.G5])*[.C5])" table:style-name="ce14">
            <text:p>1.10</text:p>
          </table:table-cell>
          <table:table-cell office:value-type="float" office:value="1" table:style-name="ce15">
            <text:p>1</text:p>
          </table:table-cell>
          <table:table-cell table:number-columns-repeated="16365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106" table:style-name="ce3">
            <text:p>106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.952380952380952" table:style-name="ce13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6]^-1-(([.G6]-[.E6])*[.C6])" table:style-name="ce14">
            <text:p>1.00</text:p>
          </table:table-cell>
          <table:table-cell office:value-type="float" office:value="1.1000000000000005" table:formula="of:=[.H6]^-1+(([.F6]-[.G6])*[.C6])" table:style-name="ce14">
            <text:p>1.10</text:p>
          </table:table-cell>
          <table:table-cell office:value-type="float" office:value="1" table:style-name="ce15">
            <text:p>1</text:p>
          </table:table-cell>
          <table:table-cell table:number-columns-repeated="16365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float" office:value="146" table:style-name="ce3">
            <text:p>146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.952380952380952" table:style-name="ce13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7]^-1-(([.G7]-[.E7])*[.C7])" table:style-name="ce14">
            <text:p>1.00</text:p>
          </table:table-cell>
          <table:table-cell office:value-type="float" office:value="1.1000000000000005" table:formula="of:=[.H7]^-1+(([.F7]-[.G7])*[.C7])" table:style-name="ce14">
            <text:p>1.10</text:p>
          </table:table-cell>
          <table:table-cell office:value-type="float" office:value="1" table:style-name="ce15">
            <text:p>1</text:p>
          </table:table-cell>
          <table:table-cell table:number-columns-repeated="16365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72" table:style-name="ce3">
            <text:p>7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55" table:style-name="ce3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number-rows-repeated="1048563" table:style-name="ro1">
          <table:table-cell table:number-columns-repeated="16384"/>
        </table:table-row>
      </table:table>
      <table:table table:name="Lines_OLTC_Addt" table:style-name="ta2">
        <table:table-column table:style-name="co1" table:number-columns-repeated="1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16358" table:default-cell-style-name="ce1"/>
        <table:table-row table:style-name="ro2">
          <table:table-cell office:value-type="string" table:style-name="ce11">
            <text:p>fbus</text:p>
          </table:table-cell>
          <table:table-cell office:value-type="string" table:style-name="ce11">
            <text:p>tbus</text:p>
          </table:table-cell>
          <table:table-cell office:value-type="string" table:style-name="ce11">
            <text:p>r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b</text:p>
          </table:table-cell>
          <table:table-cell office:value-type="string" table:style-name="ce11">
            <text:p>rateA</text:p>
          </table:table-cell>
          <table:table-cell office:value-type="string" table:style-name="ce11">
            <text:p>rateB</text:p>
          </table:table-cell>
          <table:table-cell office:value-type="string" table:style-name="ce11">
            <text:p>rateC</text:p>
          </table:table-cell>
          <table:table-cell office:value-type="string" table:style-name="ce11">
            <text:p>ratio</text:p>
          </table:table-cell>
          <table:table-cell office:value-type="string" table:style-name="ce11">
            <text:p>angle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angmin</text:p>
          </table:table-cell>
          <table:table-cell office:value-type="string" table:style-name="ce11">
            <text:p>angmax</text:p>
          </table:table-cell>
          <table:table-cell office:value-type="string" table:style-name="ce10">
            <text:p>step_size</text:p>
          </table:table-cell>
          <table:table-cell office:value-type="string" table:style-name="ce10">
            <text:p>actTap</text:p>
          </table:table-cell>
          <table:table-cell office:value-type="string" table:style-name="ce10">
            <text:p>minTap</text:p>
          </table:table-cell>
          <table:table-cell office:value-type="string" table:style-name="ce10">
            <text:p>maxTap</text:p>
          </table:table-cell>
          <table:table-cell office:value-type="string" table:style-name="ce10">
            <text:p>normalTap</text:p>
          </table:table-cell>
          <table:table-cell office:value-type="string" table:style-name="ce10">
            <text:p>nominalRatio</text:p>
          </table:table-cell>
          <table:table-cell office:value-type="string" table:style-name="ce10">
            <text:p>r_ip</text:p>
          </table:table-cell>
          <table:table-cell office:value-type="string" table:style-name="ce10">
            <text:p>r_n</text:p>
          </table:table-cell>
          <table:table-cell office:value-type="string" table:style-name="ce10">
            <text:p>r0</text:p>
          </table:table-cell>
          <table:table-cell office:value-type="string" table:style-name="ce10">
            <text:p>x0</text:p>
          </table:table-cell>
          <table:table-cell office:value-type="string" table:style-name="ce10">
            <text:p>b0</text:p>
          </table:table-cell>
          <table:table-cell office:value-type="string" table:style-name="ce16">
            <text:p>length (meter)</text:p>
          </table:table-cell>
          <table:table-cell office:value-type="string" table:style-name="ce11">
            <text:p>NormSTAT</text:p>
          </table:table-cell>
          <table:table-cell office:value-type="string" table:style-name="ce10">
            <text:p>g</text:p>
          </table:table-cell>
          <table:table-cell office:value-type="string" table:style-name="ce16">
            <text:p>minTapratio</text:p>
          </table:table-cell>
          <table:table-cell office:value-type="string" table:style-name="ce16">
            <text:p>maxTapratio</text:p>
          </table:table-cell>
          <table:table-cell office:value-type="string" table:style-name="ce11">
            <text:p>status_oltc_flex</text:p>
          </table:table-cell>
          <table:table-cell table:number-columns-repeated="16354"/>
        </table:table-row>
        <table:table-row table:number-rows-repeated="1048575" table:style-name="ro1">
          <table:table-cell table:number-columns-repeated="16384"/>
        </table:table-row>
      </table:table>
      <table:table table:name="Loads_Add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st_inc</text:p>
          </table:table-cell>
          <table:table-cell office:value-type="string" table:style-name="ce2">
            <text:p>cost_dec</text:p>
          </table:table-cell>
          <table:table-cell table:number-columns-repeated="1638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  <table:table table:name="RE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11">
            <text:p>bus_i</text:p>
          </table:table-cell>
          <table:table-cell office:value-type="string" table:style-name="ce11">
            <text:p>Pg</text:p>
          </table:table-cell>
          <table:table-cell office:value-type="string" table:style-name="ce11">
            <text:p>Qg</text:p>
          </table:table-cell>
          <table:table-cell office:value-type="string" table:style-name="ce11">
            <text:p>Qmax</text:p>
          </table:table-cell>
          <table:table-cell office:value-type="string" table:style-name="ce11">
            <text:p>Qmin</text:p>
          </table:table-cell>
          <table:table-cell office:value-type="string" table:style-name="ce11">
            <text:p>Vg</text:p>
          </table:table-cell>
          <table:table-cell office:value-type="string" table:style-name="ce11">
            <text:p>mBase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Pmax</text:p>
          </table:table-cell>
          <table:table-cell office:value-type="string" table:style-name="ce11">
            <text:p>Pmin</text:p>
          </table:table-cell>
          <table:table-cell office:value-type="string" table:style-name="ce11">
            <text:p>Pc1</text:p>
          </table:table-cell>
          <table:table-cell office:value-type="string" table:style-name="ce11">
            <text:p>Pc2</text:p>
          </table:table-cell>
          <table:table-cell office:value-type="string" table:style-name="ce11">
            <text:p>Qc1min</text:p>
          </table:table-cell>
          <table:table-cell office:value-type="string" table:style-name="ce11">
            <text:p>Qc1max</text:p>
          </table:table-cell>
          <table:table-cell office:value-type="string" table:style-name="ce11">
            <text:p>Qc2min</text:p>
          </table:table-cell>
          <table:table-cell office:value-type="string" table:style-name="ce11">
            <text:p>Qc2max</text:p>
          </table:table-cell>
          <table:table-cell office:value-type="string" table:style-name="ce11">
            <text:p>ramp_agc</text:p>
          </table:table-cell>
          <table:table-cell office:value-type="string" table:style-name="ce11">
            <text:p>ramp_10</text:p>
          </table:table-cell>
          <table:table-cell office:value-type="string" table:style-name="ce11">
            <text:p>ramp_30</text:p>
          </table:table-cell>
          <table:table-cell office:value-type="string" table:style-name="ce11">
            <text:p>ramp_q</text:p>
          </table:table-cell>
          <table:table-cell office:value-type="string" table:style-name="ce11">
            <text:p>apf</text:p>
          </table:table-cell>
          <table:table-cell table:number-columns-repeated="16363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8432210483785251E-3" table:formula="of:=TAN(ACOS(0.9))*[.I2]" table:style-name="ce18">
            <text:p>0.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0.01" table:style-name="ce2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3"/>
        </table:table-row>
        <table:table-row table:number-rows-repeated="1048574" table:style-name="ro1">
          <table:table-cell table:number-columns-repeated="16384"/>
        </table:table-row>
      </table:table>
      <table:table table:name="Gen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11">
            <text:p>bus_i</text:p>
          </table:table-cell>
          <table:table-cell office:value-type="string" table:style-name="ce11">
            <text:p>CurtStatus</text:p>
          </table:table-cell>
          <table:table-cell office:value-type="string" table:style-name="ce11">
            <text:p>Dgtype</text:p>
          </table:table-cell>
          <table:table-cell table:number-columns-repeated="16381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Gens_cost_Addt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1">
            <text:p>bus_i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startUpCost</text:p>
          </table:table-cell>
          <table:table-cell office:value-type="string" table:style-name="ce2">
            <text:p>startDownCos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76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6">
            <text:p>2.0</text:p>
          </table:table-cell>
          <table:table-cell office:value-type="float" office:value="0" table:style-name="ce6">
            <text:p>0.0</text:p>
          </table:table-cell>
          <table:table-cell office:value-type="float" office:value="0" table:style-name="ce6">
            <text:p>0.0</text:p>
          </table:table-cell>
          <table:table-cell table:number-columns-repeated="16376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6">
            <text:p>0.0</text:p>
          </table:table-cell>
          <table:table-cell office:value-type="float" office:value="0.79209499999999999" table:style-name="ce6">
            <text:p>0.8</text:p>
          </table:table-cell>
          <table:table-cell office:value-type="float" office:value="0" table:style-name="ce6">
            <text:p>0.0</text:p>
          </table:table-cell>
          <table:table-cell table:number-columns-repeated="16376"/>
        </table:table-row>
        <table:table-row table:number-rows-repeated="1048573" table:style-name="ro1">
          <table:table-cell table:number-columns-repeated="16384"/>
        </table:table-row>
      </table:table>
      <table:table table:name="Storage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10">
            <text:p>bus_i</text:p>
          </table:table-cell>
          <table:table-cell office:value-type="string" table:style-name="ce10">
            <text:p>Ps</text:p>
          </table:table-cell>
          <table:table-cell office:value-type="string" table:style-name="ce10">
            <text:p>Qs</text:p>
          </table:table-cell>
          <table:table-cell office:value-type="string" table:style-name="ce11">
            <text:p>energy</text:p>
          </table:table-cell>
          <table:table-cell office:value-type="string" table:style-name="ce11">
            <text:p>eRat</text:p>
          </table:table-cell>
          <table:table-cell office:value-type="string" table:style-name="ce11">
            <text:p>chRat</text:p>
          </table:table-cell>
          <table:table-cell office:value-type="string" table:style-name="ce11">
            <text:p>disRat</text:p>
          </table:table-cell>
          <table:table-cell office:value-type="string" table:style-name="ce11">
            <text:p>chEff</text:p>
          </table:table-cell>
          <table:table-cell office:value-type="string" table:style-name="ce11">
            <text:p>disEff</text:p>
          </table:table-cell>
          <table:table-cell office:value-type="string" table:style-name="ce11">
            <text:p>thermalRat</text:p>
          </table:table-cell>
          <table:table-cell office:value-type="string" table:style-name="ce11">
            <text:p>qmin</text:p>
          </table:table-cell>
          <table:table-cell office:value-type="string" table:style-name="ce11">
            <text:p>qmax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ploss</text:p>
          </table:table-cell>
          <table:table-cell office:value-type="string" table:style-name="ce10">
            <text:p>qloss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soc_0</text:p>
          </table:table-cell>
          <table:table-cell office:value-type="string" table:style-name="ce10">
            <text:p>socMin</text:p>
          </table:table-cell>
          <table:table-cell office:value-type="string" table:style-name="ce10">
            <text:p>socMax</text:p>
          </table:table-cell>
          <table:table-cell table:number-columns-repeated="16364"/>
        </table:table-row>
        <table:table-row table:number-rows-repeated="1048575" table:style-name="ro1">
          <table:table-cell table:number-columns-repeated="16384"/>
        </table:table-row>
      </table:table>
      <table:table table:name="Storage_cost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11">
            <text:p>bus_i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table:number-columns-repeated="1628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table:number-columns-repeated="16287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table:number-columns-repeated="16287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table:number-columns-repeated="16287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table:number-columns-repeated="16287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table:number-columns-repeated="16287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4.335555E-2" table:style-name="ce1">
            <text:p>0.04335555</text:p>
          </table:table-cell>
          <table:table-cell office:value-type="float" office:value="4.1593150000000002E-2" table:style-name="ce1">
            <text:p>0.04159315</text:p>
          </table:table-cell>
          <table:table-cell office:value-type="float" office:value="4.2586666666666669E-2" table:style-name="ce1">
            <text:p>0.042586667</text:p>
          </table:table-cell>
          <table:table-cell office:value-type="float" office:value="4.2924266666666662E-2" table:style-name="ce1">
            <text:p>0.042924267</text:p>
          </table:table-cell>
          <table:table-cell office:value-type="float" office:value="3.7536300000000002E-2" table:style-name="ce1">
            <text:p>0.0375363</text:p>
          </table:table-cell>
          <table:table-cell office:value-type="float" office:value="3.7885549999999997E-2" table:style-name="ce1">
            <text:p>0.03788555</text:p>
          </table:table-cell>
          <table:table-cell office:value-type="float" office:value="3.9226850000000001E-2" table:style-name="ce1">
            <text:p>0.03922685</text:p>
          </table:table-cell>
          <table:table-cell office:value-type="float" office:value="3.8091116666666668E-2" table:style-name="ce1">
            <text:p>0.038091117</text:p>
          </table:table-cell>
          <table:table-cell office:value-type="float" office:value="3.7194449999999997E-2" table:style-name="ce1">
            <text:p>0.03719445</text:p>
          </table:table-cell>
          <table:table-cell office:value-type="float" office:value="3.6065183333333334E-2" table:style-name="ce1">
            <text:p>0.036065183</text:p>
          </table:table-cell>
          <table:table-cell office:value-type="float" office:value="3.6096299999999998E-2" table:style-name="ce1">
            <text:p>0.0360963</text:p>
          </table:table-cell>
          <table:table-cell office:value-type="float" office:value="3.714481666666667E-2" table:style-name="ce1">
            <text:p>0.037144817</text:p>
          </table:table-cell>
          <table:table-cell office:value-type="float" office:value="3.7979816666666666E-2" table:style-name="ce1">
            <text:p>0.037979817</text:p>
          </table:table-cell>
          <table:table-cell office:value-type="float" office:value="4.1297783333333331E-2" table:style-name="ce1">
            <text:p>0.041297783</text:p>
          </table:table-cell>
          <table:table-cell office:value-type="float" office:value="3.8650183333333331E-2" table:style-name="ce1">
            <text:p>0.038650183</text:p>
          </table:table-cell>
          <table:table-cell office:value-type="float" office:value="4.020555E-2" table:style-name="ce1">
            <text:p>0.04020555</text:p>
          </table:table-cell>
          <table:table-cell office:value-type="float" office:value="3.974685E-2" table:style-name="ce1">
            <text:p>0.03974685</text:p>
          </table:table-cell>
          <table:table-cell office:value-type="float" office:value="4.1314999999999998E-2" table:style-name="ce1">
            <text:p>0.041315</text:p>
          </table:table-cell>
          <table:table-cell office:value-type="float" office:value="4.0857600000000001E-2" table:style-name="ce1">
            <text:p>0.0408576</text:p>
          </table:table-cell>
          <table:table-cell office:value-type="float" office:value="4.2774266666666665E-2" table:style-name="ce1">
            <text:p>0.042774267</text:p>
          </table:table-cell>
          <table:table-cell office:value-type="float" office:value="4.5386849999999999E-2" table:style-name="ce1">
            <text:p>0.04538685</text:p>
          </table:table-cell>
          <table:table-cell office:value-type="float" office:value="4.4966666666666662E-2" table:style-name="ce1">
            <text:p>0.044966667</text:p>
          </table:table-cell>
          <table:table-cell office:value-type="float" office:value="4.8487966666666667E-2" table:style-name="ce1">
            <text:p>0.048487967</text:p>
          </table:table-cell>
          <table:table-cell office:value-type="float" office:value="5.255258333333334E-2" table:style-name="ce1">
            <text:p>0.052552583</text:p>
          </table:table-cell>
          <table:table-cell office:value-type="float" office:value="6.2592583333333326E-2" table:style-name="ce1">
            <text:p>0.062592583</text:p>
          </table:table-cell>
          <table:table-cell office:value-type="float" office:value="5.6846116666666668E-2" table:style-name="ce1">
            <text:p>0.056846117</text:p>
          </table:table-cell>
          <table:table-cell office:value-type="float" office:value="5.6860916666666671E-2" table:style-name="ce1">
            <text:p>0.056860917</text:p>
          </table:table-cell>
          <table:table-cell office:value-type="float" office:value="6.1106483333333329E-2" table:style-name="ce1">
            <text:p>0.061106483</text:p>
          </table:table-cell>
          <table:table-cell office:value-type="float" office:value="6.4111849999999998E-2" table:style-name="ce1">
            <text:p>0.06411185</text:p>
          </table:table-cell>
          <table:table-cell office:value-type="float" office:value="6.5360366666666669E-2" table:style-name="ce1">
            <text:p>0.065360367</text:p>
          </table:table-cell>
          <table:table-cell office:value-type="float" office:value="7.4581483333333337E-2" table:style-name="ce1">
            <text:p>0.074581483</text:p>
          </table:table-cell>
          <table:table-cell office:value-type="float" office:value="7.9045550000000006E-2" table:style-name="ce1">
            <text:p>0.07904555</text:p>
          </table:table-cell>
          <table:table-cell office:value-type="float" office:value="7.5633149999999996E-2" table:style-name="ce1">
            <text:p>0.07563315</text:p>
          </table:table-cell>
          <table:table-cell office:value-type="float" office:value="7.6344250000000002E-2" table:style-name="ce1">
            <text:p>0.07634425</text:p>
          </table:table-cell>
          <table:table-cell office:value-type="float" office:value="7.9463883333333332E-2" table:style-name="ce1">
            <text:p>0.079463883</text:p>
          </table:table-cell>
          <table:table-cell office:value-type="float" office:value="8.3988516666666665E-2" table:style-name="ce1">
            <text:p>0.083988517</text:p>
          </table:table-cell>
          <table:table-cell office:value-type="float" office:value="8.3160733333333334E-2" table:style-name="ce1">
            <text:p>0.083160733</text:p>
          </table:table-cell>
          <table:table-cell office:value-type="float" office:value="7.9410183333333342E-2" table:style-name="ce1">
            <text:p>0.079410183</text:p>
          </table:table-cell>
          <table:table-cell office:value-type="float" office:value="8.090721666666667E-2" table:style-name="ce1">
            <text:p>0.080907217</text:p>
          </table:table-cell>
          <table:table-cell office:value-type="float" office:value="8.0336483333333333E-2" table:style-name="ce1">
            <text:p>0.080336483</text:p>
          </table:table-cell>
          <table:table-cell office:value-type="float" office:value="8.373481666666667E-2" table:style-name="ce1">
            <text:p>0.083734817</text:p>
          </table:table-cell>
          <table:table-cell office:value-type="float" office:value="8.2320000000000004E-2" table:style-name="ce1">
            <text:p>0.08232</text:p>
          </table:table-cell>
          <table:table-cell office:value-type="float" office:value="7.8798883333333333E-2" table:style-name="ce1">
            <text:p>0.078798883</text:p>
          </table:table-cell>
          <table:table-cell office:value-type="float" office:value="8.1341666666666659E-2" table:style-name="ce1">
            <text:p>0.081341667</text:p>
          </table:table-cell>
          <table:table-cell office:value-type="float" office:value="7.9626116666666663E-2" table:style-name="ce1">
            <text:p>0.079626117</text:p>
          </table:table-cell>
          <table:table-cell office:value-type="float" office:value="7.9065549999999998E-2" table:style-name="ce1">
            <text:p>0.07906555</text:p>
          </table:table-cell>
          <table:table-cell office:value-type="float" office:value="7.8964450000000005E-2" table:style-name="ce1">
            <text:p>0.07896445</text:p>
          </table:table-cell>
          <table:table-cell office:value-type="float" office:value="8.2143883333333334E-2" table:style-name="ce1">
            <text:p>0.082143883</text:p>
          </table:table-cell>
          <table:table-cell office:value-type="float" office:value="8.1557400000000002E-2" table:style-name="ce1">
            <text:p>0.0815574</text:p>
          </table:table-cell>
          <table:table-cell office:value-type="float" office:value="7.8563883333333334E-2" table:style-name="ce1">
            <text:p>0.078563883</text:p>
          </table:table-cell>
          <table:table-cell office:value-type="float" office:value="7.9442783333333336E-2" table:style-name="ce1">
            <text:p>0.079442783</text:p>
          </table:table-cell>
          <table:table-cell office:value-type="float" office:value="7.7179816666666665E-2" table:style-name="ce1">
            <text:p>0.077179817</text:p>
          </table:table-cell>
          <table:table-cell office:value-type="float" office:value="7.5026666666666672E-2" table:style-name="ce1">
            <text:p>0.075026667</text:p>
          </table:table-cell>
          <table:table-cell office:value-type="float" office:value="7.4918150000000003E-2" table:style-name="ce1">
            <text:p>0.07491815</text:p>
          </table:table-cell>
          <table:table-cell office:value-type="float" office:value="7.3179816666666661E-2" table:style-name="ce1">
            <text:p>0.073179817</text:p>
          </table:table-cell>
          <table:table-cell office:value-type="float" office:value="7.3068149999999998E-2" table:style-name="ce1">
            <text:p>0.07306815</text:p>
          </table:table-cell>
          <table:table-cell office:value-type="float" office:value="7.1982783333333342E-2" table:style-name="ce1">
            <text:p>0.071982783</text:p>
          </table:table-cell>
          <table:table-cell office:value-type="float" office:value="7.6349816666666667E-2" table:style-name="ce1">
            <text:p>0.076349817</text:p>
          </table:table-cell>
          <table:table-cell office:value-type="float" office:value="7.3240366666666668E-2" table:style-name="ce1">
            <text:p>0.073240367</text:p>
          </table:table-cell>
          <table:table-cell office:value-type="float" office:value="7.4017783333333337E-2" table:style-name="ce1">
            <text:p>0.074017783</text:p>
          </table:table-cell>
          <table:table-cell office:value-type="float" office:value="7.3082400000000006E-2" table:style-name="ce1">
            <text:p>0.0730824</text:p>
          </table:table-cell>
          <table:table-cell office:value-type="float" office:value="7.3472599999999999E-2" table:style-name="ce1">
            <text:p>0.0734726</text:p>
          </table:table-cell>
          <table:table-cell office:value-type="float" office:value="7.4477966666666659E-2" table:style-name="ce1">
            <text:p>0.074477967</text:p>
          </table:table-cell>
          <table:table-cell office:value-type="float" office:value="7.5054450000000009E-2" table:style-name="ce1">
            <text:p>0.07505445</text:p>
          </table:table-cell>
          <table:table-cell office:value-type="float" office:value="7.6478516666666663E-2" table:style-name="ce1">
            <text:p>0.076478517</text:p>
          </table:table-cell>
          <table:table-cell office:value-type="float" office:value="7.7727783333333342E-2" table:style-name="ce1">
            <text:p>0.077727783</text:p>
          </table:table-cell>
          <table:table-cell office:value-type="float" office:value="7.7064633333333341E-2" table:style-name="ce1">
            <text:p>0.077064633</text:p>
          </table:table-cell>
          <table:table-cell office:value-type="float" office:value="8.0874450000000001E-2" table:style-name="ce1">
            <text:p>0.08087445</text:p>
          </table:table-cell>
          <table:table-cell office:value-type="float" office:value="8.7611116666666669E-2" table:style-name="ce1">
            <text:p>0.087611117</text:p>
          </table:table-cell>
          <table:table-cell office:value-type="float" office:value="8.9765566666666671E-2" table:style-name="ce1">
            <text:p>0.089765567</text:p>
          </table:table-cell>
          <table:table-cell office:value-type="float" office:value="8.9646483333333346E-2" table:style-name="ce1">
            <text:p>0.089646483</text:p>
          </table:table-cell>
          <table:table-cell office:value-type="float" office:value="9.1665549999999998E-2" table:style-name="ce1">
            <text:p>0.09166555</text:p>
          </table:table-cell>
          <table:table-cell office:value-type="float" office:value="9.0781483333333343E-2" table:style-name="ce1">
            <text:p>0.090781483</text:p>
          </table:table-cell>
          <table:table-cell office:value-type="float" office:value="8.9844633333333326E-2" table:style-name="ce1">
            <text:p>0.089844633</text:p>
          </table:table-cell>
          <table:table-cell office:value-type="float" office:value="8.7246483333333333E-2" table:style-name="ce1">
            <text:p>0.087246483</text:p>
          </table:table-cell>
          <table:table-cell office:value-type="float" office:value="8.1000183333333337E-2" table:style-name="ce1">
            <text:p>0.081000183</text:p>
          </table:table-cell>
          <table:table-cell office:value-type="float" office:value="7.8669633333333336E-2" table:style-name="ce1">
            <text:p>0.078669633</text:p>
          </table:table-cell>
          <table:table-cell office:value-type="float" office:value="7.5715916666666674E-2" table:style-name="ce1">
            <text:p>0.075715917</text:p>
          </table:table-cell>
          <table:table-cell office:value-type="float" office:value="7.6021116666666666E-2" table:style-name="ce1">
            <text:p>0.076021117</text:p>
          </table:table-cell>
          <table:table-cell office:value-type="float" office:value="7.4807600000000002E-2" table:style-name="ce1">
            <text:p>0.0748076</text:p>
          </table:table-cell>
          <table:table-cell office:value-type="float" office:value="6.8877416666666663E-2" table:style-name="ce1">
            <text:p>0.068877417</text:p>
          </table:table-cell>
          <table:table-cell office:value-type="float" office:value="6.9307033333333337E-2" table:style-name="ce1">
            <text:p>0.069307033</text:p>
          </table:table-cell>
          <table:table-cell office:value-type="float" office:value="6.8434066666666668E-2" table:style-name="ce1">
            <text:p>0.068434067</text:p>
          </table:table-cell>
          <table:table-cell office:value-type="float" office:value="6.6930916666666659E-2" table:style-name="ce1">
            <text:p>0.066930917</text:p>
          </table:table-cell>
          <table:table-cell office:value-type="float" office:value="6.4692583333333331E-2" table:style-name="ce1">
            <text:p>0.064692583</text:p>
          </table:table-cell>
          <table:table-cell office:value-type="float" office:value="6.3079816666666663E-2" table:style-name="ce1">
            <text:p>0.063079817</text:p>
          </table:table-cell>
          <table:table-cell office:value-type="float" office:value="6.1365366666666671E-2" table:style-name="ce1">
            <text:p>0.061365367</text:p>
          </table:table-cell>
          <table:table-cell office:value-type="float" office:value="5.8395933333333337E-2" table:style-name="ce1">
            <text:p>0.058395933</text:p>
          </table:table-cell>
          <table:table-cell office:value-type="float" office:value="5.6465366666666662E-2" table:style-name="ce1">
            <text:p>0.056465367</text:p>
          </table:table-cell>
          <table:table-cell office:value-type="float" office:value="5.650351666666667E-2" table:style-name="ce1">
            <text:p>0.056503517</text:p>
          </table:table-cell>
          <table:table-cell office:value-type="float" office:value="5.382E-2" table:style-name="ce1">
            <text:p>0.05382</text:p>
          </table:table-cell>
          <table:table-cell office:value-type="float" office:value="5.0869266666666663E-2" table:style-name="ce1">
            <text:p>0.050869267</text:p>
          </table:table-cell>
          <table:table-cell office:value-type="float" office:value="4.7812033333333337E-2" table:style-name="ce1">
            <text:p>0.047812033</text:p>
          </table:table-cell>
          <table:table-cell office:value-type="float" office:value="4.6331116666666665E-2" table:style-name="ce1">
            <text:p>0.046331117</text:p>
          </table:table-cell>
          <table:table-cell office:value-type="float" office:value="4.3939633333333332E-2" table:style-name="ce1">
            <text:p>0.043939633</text:p>
          </table:table-cell>
          <table:table-cell office:value-type="float" office:value="4.6584066666666667E-2" table:style-name="ce1">
            <text:p>0.046584067</text:p>
          </table:table-cell>
          <table:table-cell table:number-columns-repeated="16287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4.335555E-2" table:style-name="ce1">
            <text:p>0.04335555</text:p>
          </table:table-cell>
          <table:table-cell office:value-type="float" office:value="4.1593150000000002E-2" table:style-name="ce1">
            <text:p>0.04159315</text:p>
          </table:table-cell>
          <table:table-cell office:value-type="float" office:value="4.2586666666666669E-2" table:style-name="ce1">
            <text:p>0.042586667</text:p>
          </table:table-cell>
          <table:table-cell office:value-type="float" office:value="4.2924266666666662E-2" table:style-name="ce1">
            <text:p>0.042924267</text:p>
          </table:table-cell>
          <table:table-cell office:value-type="float" office:value="3.7536300000000002E-2" table:style-name="ce1">
            <text:p>0.0375363</text:p>
          </table:table-cell>
          <table:table-cell office:value-type="float" office:value="3.7885549999999997E-2" table:style-name="ce1">
            <text:p>0.03788555</text:p>
          </table:table-cell>
          <table:table-cell office:value-type="float" office:value="3.9226850000000001E-2" table:style-name="ce1">
            <text:p>0.03922685</text:p>
          </table:table-cell>
          <table:table-cell office:value-type="float" office:value="3.8091116666666668E-2" table:style-name="ce1">
            <text:p>0.038091117</text:p>
          </table:table-cell>
          <table:table-cell office:value-type="float" office:value="3.7194449999999997E-2" table:style-name="ce1">
            <text:p>0.03719445</text:p>
          </table:table-cell>
          <table:table-cell office:value-type="float" office:value="3.6065183333333334E-2" table:style-name="ce1">
            <text:p>0.036065183</text:p>
          </table:table-cell>
          <table:table-cell office:value-type="float" office:value="3.6096299999999998E-2" table:style-name="ce1">
            <text:p>0.0360963</text:p>
          </table:table-cell>
          <table:table-cell office:value-type="float" office:value="3.714481666666667E-2" table:style-name="ce1">
            <text:p>0.037144817</text:p>
          </table:table-cell>
          <table:table-cell office:value-type="float" office:value="3.7979816666666666E-2" table:style-name="ce1">
            <text:p>0.037979817</text:p>
          </table:table-cell>
          <table:table-cell office:value-type="float" office:value="4.1297783333333331E-2" table:style-name="ce1">
            <text:p>0.041297783</text:p>
          </table:table-cell>
          <table:table-cell office:value-type="float" office:value="3.8650183333333331E-2" table:style-name="ce1">
            <text:p>0.038650183</text:p>
          </table:table-cell>
          <table:table-cell office:value-type="float" office:value="4.020555E-2" table:style-name="ce1">
            <text:p>0.04020555</text:p>
          </table:table-cell>
          <table:table-cell office:value-type="float" office:value="3.974685E-2" table:style-name="ce1">
            <text:p>0.03974685</text:p>
          </table:table-cell>
          <table:table-cell office:value-type="float" office:value="4.1314999999999998E-2" table:style-name="ce1">
            <text:p>0.041315</text:p>
          </table:table-cell>
          <table:table-cell office:value-type="float" office:value="4.0857600000000001E-2" table:style-name="ce1">
            <text:p>0.0408576</text:p>
          </table:table-cell>
          <table:table-cell office:value-type="float" office:value="4.2774266666666665E-2" table:style-name="ce1">
            <text:p>0.042774267</text:p>
          </table:table-cell>
          <table:table-cell office:value-type="float" office:value="4.5386849999999999E-2" table:style-name="ce1">
            <text:p>0.04538685</text:p>
          </table:table-cell>
          <table:table-cell office:value-type="float" office:value="4.4966666666666662E-2" table:style-name="ce1">
            <text:p>0.044966667</text:p>
          </table:table-cell>
          <table:table-cell office:value-type="float" office:value="4.8487966666666667E-2" table:style-name="ce1">
            <text:p>0.048487967</text:p>
          </table:table-cell>
          <table:table-cell office:value-type="float" office:value="5.255258333333334E-2" table:style-name="ce1">
            <text:p>0.052552583</text:p>
          </table:table-cell>
          <table:table-cell office:value-type="float" office:value="6.2592583333333326E-2" table:style-name="ce1">
            <text:p>0.062592583</text:p>
          </table:table-cell>
          <table:table-cell office:value-type="float" office:value="5.6846116666666668E-2" table:style-name="ce1">
            <text:p>0.056846117</text:p>
          </table:table-cell>
          <table:table-cell office:value-type="float" office:value="5.6860916666666671E-2" table:style-name="ce1">
            <text:p>0.056860917</text:p>
          </table:table-cell>
          <table:table-cell office:value-type="float" office:value="6.1106483333333329E-2" table:style-name="ce1">
            <text:p>0.061106483</text:p>
          </table:table-cell>
          <table:table-cell office:value-type="float" office:value="6.4111849999999998E-2" table:style-name="ce1">
            <text:p>0.06411185</text:p>
          </table:table-cell>
          <table:table-cell office:value-type="float" office:value="6.5360366666666669E-2" table:style-name="ce1">
            <text:p>0.065360367</text:p>
          </table:table-cell>
          <table:table-cell office:value-type="float" office:value="7.4581483333333337E-2" table:style-name="ce1">
            <text:p>0.074581483</text:p>
          </table:table-cell>
          <table:table-cell office:value-type="float" office:value="7.9045550000000006E-2" table:style-name="ce1">
            <text:p>0.07904555</text:p>
          </table:table-cell>
          <table:table-cell office:value-type="float" office:value="7.5633149999999996E-2" table:style-name="ce1">
            <text:p>0.07563315</text:p>
          </table:table-cell>
          <table:table-cell office:value-type="float" office:value="7.6344250000000002E-2" table:style-name="ce1">
            <text:p>0.07634425</text:p>
          </table:table-cell>
          <table:table-cell office:value-type="float" office:value="7.9463883333333332E-2" table:style-name="ce1">
            <text:p>0.079463883</text:p>
          </table:table-cell>
          <table:table-cell office:value-type="float" office:value="8.3988516666666665E-2" table:style-name="ce1">
            <text:p>0.083988517</text:p>
          </table:table-cell>
          <table:table-cell office:value-type="float" office:value="8.3160733333333334E-2" table:style-name="ce1">
            <text:p>0.083160733</text:p>
          </table:table-cell>
          <table:table-cell office:value-type="float" office:value="7.9410183333333342E-2" table:style-name="ce1">
            <text:p>0.079410183</text:p>
          </table:table-cell>
          <table:table-cell office:value-type="float" office:value="8.090721666666667E-2" table:style-name="ce1">
            <text:p>0.080907217</text:p>
          </table:table-cell>
          <table:table-cell office:value-type="float" office:value="8.0336483333333333E-2" table:style-name="ce1">
            <text:p>0.080336483</text:p>
          </table:table-cell>
          <table:table-cell office:value-type="float" office:value="8.373481666666667E-2" table:style-name="ce1">
            <text:p>0.083734817</text:p>
          </table:table-cell>
          <table:table-cell office:value-type="float" office:value="8.2320000000000004E-2" table:style-name="ce1">
            <text:p>0.08232</text:p>
          </table:table-cell>
          <table:table-cell office:value-type="float" office:value="7.8798883333333333E-2" table:style-name="ce1">
            <text:p>0.078798883</text:p>
          </table:table-cell>
          <table:table-cell office:value-type="float" office:value="8.1341666666666659E-2" table:style-name="ce1">
            <text:p>0.081341667</text:p>
          </table:table-cell>
          <table:table-cell office:value-type="float" office:value="7.9626116666666663E-2" table:style-name="ce1">
            <text:p>0.079626117</text:p>
          </table:table-cell>
          <table:table-cell office:value-type="float" office:value="7.9065549999999998E-2" table:style-name="ce1">
            <text:p>0.07906555</text:p>
          </table:table-cell>
          <table:table-cell office:value-type="float" office:value="7.8964450000000005E-2" table:style-name="ce1">
            <text:p>0.07896445</text:p>
          </table:table-cell>
          <table:table-cell office:value-type="float" office:value="8.2143883333333334E-2" table:style-name="ce1">
            <text:p>0.082143883</text:p>
          </table:table-cell>
          <table:table-cell office:value-type="float" office:value="8.1557400000000002E-2" table:style-name="ce1">
            <text:p>0.0815574</text:p>
          </table:table-cell>
          <table:table-cell office:value-type="float" office:value="7.8563883333333334E-2" table:style-name="ce1">
            <text:p>0.078563883</text:p>
          </table:table-cell>
          <table:table-cell office:value-type="float" office:value="7.9442783333333336E-2" table:style-name="ce1">
            <text:p>0.079442783</text:p>
          </table:table-cell>
          <table:table-cell office:value-type="float" office:value="7.7179816666666665E-2" table:style-name="ce1">
            <text:p>0.077179817</text:p>
          </table:table-cell>
          <table:table-cell office:value-type="float" office:value="7.5026666666666672E-2" table:style-name="ce1">
            <text:p>0.075026667</text:p>
          </table:table-cell>
          <table:table-cell office:value-type="float" office:value="7.4918150000000003E-2" table:style-name="ce1">
            <text:p>0.07491815</text:p>
          </table:table-cell>
          <table:table-cell office:value-type="float" office:value="7.3179816666666661E-2" table:style-name="ce1">
            <text:p>0.073179817</text:p>
          </table:table-cell>
          <table:table-cell office:value-type="float" office:value="7.3068149999999998E-2" table:style-name="ce1">
            <text:p>0.07306815</text:p>
          </table:table-cell>
          <table:table-cell office:value-type="float" office:value="7.1982783333333342E-2" table:style-name="ce1">
            <text:p>0.071982783</text:p>
          </table:table-cell>
          <table:table-cell office:value-type="float" office:value="7.6349816666666667E-2" table:style-name="ce1">
            <text:p>0.076349817</text:p>
          </table:table-cell>
          <table:table-cell office:value-type="float" office:value="7.3240366666666668E-2" table:style-name="ce1">
            <text:p>0.073240367</text:p>
          </table:table-cell>
          <table:table-cell office:value-type="float" office:value="7.4017783333333337E-2" table:style-name="ce1">
            <text:p>0.074017783</text:p>
          </table:table-cell>
          <table:table-cell office:value-type="float" office:value="7.3082400000000006E-2" table:style-name="ce1">
            <text:p>0.0730824</text:p>
          </table:table-cell>
          <table:table-cell office:value-type="float" office:value="7.3472599999999999E-2" table:style-name="ce1">
            <text:p>0.0734726</text:p>
          </table:table-cell>
          <table:table-cell office:value-type="float" office:value="7.4477966666666659E-2" table:style-name="ce1">
            <text:p>0.074477967</text:p>
          </table:table-cell>
          <table:table-cell office:value-type="float" office:value="7.5054450000000009E-2" table:style-name="ce1">
            <text:p>0.07505445</text:p>
          </table:table-cell>
          <table:table-cell office:value-type="float" office:value="7.6478516666666663E-2" table:style-name="ce1">
            <text:p>0.076478517</text:p>
          </table:table-cell>
          <table:table-cell office:value-type="float" office:value="7.7727783333333342E-2" table:style-name="ce1">
            <text:p>0.077727783</text:p>
          </table:table-cell>
          <table:table-cell office:value-type="float" office:value="7.7064633333333341E-2" table:style-name="ce1">
            <text:p>0.077064633</text:p>
          </table:table-cell>
          <table:table-cell office:value-type="float" office:value="8.0874450000000001E-2" table:style-name="ce1">
            <text:p>0.08087445</text:p>
          </table:table-cell>
          <table:table-cell office:value-type="float" office:value="8.7611116666666669E-2" table:style-name="ce1">
            <text:p>0.087611117</text:p>
          </table:table-cell>
          <table:table-cell office:value-type="float" office:value="8.9765566666666671E-2" table:style-name="ce1">
            <text:p>0.089765567</text:p>
          </table:table-cell>
          <table:table-cell office:value-type="float" office:value="8.9646483333333346E-2" table:style-name="ce1">
            <text:p>0.089646483</text:p>
          </table:table-cell>
          <table:table-cell office:value-type="float" office:value="9.1665549999999998E-2" table:style-name="ce1">
            <text:p>0.09166555</text:p>
          </table:table-cell>
          <table:table-cell office:value-type="float" office:value="9.0781483333333343E-2" table:style-name="ce1">
            <text:p>0.090781483</text:p>
          </table:table-cell>
          <table:table-cell office:value-type="float" office:value="8.9844633333333326E-2" table:style-name="ce1">
            <text:p>0.089844633</text:p>
          </table:table-cell>
          <table:table-cell office:value-type="float" office:value="8.7246483333333333E-2" table:style-name="ce1">
            <text:p>0.087246483</text:p>
          </table:table-cell>
          <table:table-cell office:value-type="float" office:value="8.1000183333333337E-2" table:style-name="ce1">
            <text:p>0.081000183</text:p>
          </table:table-cell>
          <table:table-cell office:value-type="float" office:value="7.8669633333333336E-2" table:style-name="ce1">
            <text:p>0.078669633</text:p>
          </table:table-cell>
          <table:table-cell office:value-type="float" office:value="7.5715916666666674E-2" table:style-name="ce1">
            <text:p>0.075715917</text:p>
          </table:table-cell>
          <table:table-cell office:value-type="float" office:value="7.6021116666666666E-2" table:style-name="ce1">
            <text:p>0.076021117</text:p>
          </table:table-cell>
          <table:table-cell office:value-type="float" office:value="7.4807600000000002E-2" table:style-name="ce1">
            <text:p>0.0748076</text:p>
          </table:table-cell>
          <table:table-cell office:value-type="float" office:value="6.8877416666666663E-2" table:style-name="ce1">
            <text:p>0.068877417</text:p>
          </table:table-cell>
          <table:table-cell office:value-type="float" office:value="6.9307033333333337E-2" table:style-name="ce1">
            <text:p>0.069307033</text:p>
          </table:table-cell>
          <table:table-cell office:value-type="float" office:value="6.8434066666666668E-2" table:style-name="ce1">
            <text:p>0.068434067</text:p>
          </table:table-cell>
          <table:table-cell office:value-type="float" office:value="6.6930916666666659E-2" table:style-name="ce1">
            <text:p>0.066930917</text:p>
          </table:table-cell>
          <table:table-cell office:value-type="float" office:value="6.4692583333333331E-2" table:style-name="ce1">
            <text:p>0.064692583</text:p>
          </table:table-cell>
          <table:table-cell office:value-type="float" office:value="6.3079816666666663E-2" table:style-name="ce1">
            <text:p>0.063079817</text:p>
          </table:table-cell>
          <table:table-cell office:value-type="float" office:value="6.1365366666666671E-2" table:style-name="ce1">
            <text:p>0.061365367</text:p>
          </table:table-cell>
          <table:table-cell office:value-type="float" office:value="5.8395933333333337E-2" table:style-name="ce1">
            <text:p>0.058395933</text:p>
          </table:table-cell>
          <table:table-cell office:value-type="float" office:value="5.6465366666666662E-2" table:style-name="ce1">
            <text:p>0.056465367</text:p>
          </table:table-cell>
          <table:table-cell office:value-type="float" office:value="5.650351666666667E-2" table:style-name="ce1">
            <text:p>0.056503517</text:p>
          </table:table-cell>
          <table:table-cell office:value-type="float" office:value="5.382E-2" table:style-name="ce1">
            <text:p>0.05382</text:p>
          </table:table-cell>
          <table:table-cell office:value-type="float" office:value="5.0869266666666663E-2" table:style-name="ce1">
            <text:p>0.050869267</text:p>
          </table:table-cell>
          <table:table-cell office:value-type="float" office:value="4.7812033333333337E-2" table:style-name="ce1">
            <text:p>0.047812033</text:p>
          </table:table-cell>
          <table:table-cell office:value-type="float" office:value="4.6331116666666665E-2" table:style-name="ce1">
            <text:p>0.046331117</text:p>
          </table:table-cell>
          <table:table-cell office:value-type="float" office:value="4.3939633333333332E-2" table:style-name="ce1">
            <text:p>0.043939633</text:p>
          </table:table-cell>
          <table:table-cell office:value-type="float" office:value="4.6584066666666667E-2" table:style-name="ce1">
            <text:p>0.046584067</text:p>
          </table:table-cell>
          <table:table-cell table:number-columns-repeated="16287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float" office:value="4.335555E-2" table:style-name="ce1">
            <text:p>0.04335555</text:p>
          </table:table-cell>
          <table:table-cell office:value-type="float" office:value="4.1593150000000002E-2" table:style-name="ce1">
            <text:p>0.04159315</text:p>
          </table:table-cell>
          <table:table-cell office:value-type="float" office:value="4.2586666666666669E-2" table:style-name="ce1">
            <text:p>0.042586667</text:p>
          </table:table-cell>
          <table:table-cell office:value-type="float" office:value="4.2924266666666662E-2" table:style-name="ce1">
            <text:p>0.042924267</text:p>
          </table:table-cell>
          <table:table-cell office:value-type="float" office:value="3.7536300000000002E-2" table:style-name="ce1">
            <text:p>0.0375363</text:p>
          </table:table-cell>
          <table:table-cell office:value-type="float" office:value="3.7885549999999997E-2" table:style-name="ce1">
            <text:p>0.03788555</text:p>
          </table:table-cell>
          <table:table-cell office:value-type="float" office:value="3.9226850000000001E-2" table:style-name="ce1">
            <text:p>0.03922685</text:p>
          </table:table-cell>
          <table:table-cell office:value-type="float" office:value="3.8091116666666668E-2" table:style-name="ce1">
            <text:p>0.038091117</text:p>
          </table:table-cell>
          <table:table-cell office:value-type="float" office:value="3.7194449999999997E-2" table:style-name="ce1">
            <text:p>0.03719445</text:p>
          </table:table-cell>
          <table:table-cell office:value-type="float" office:value="3.6065183333333334E-2" table:style-name="ce1">
            <text:p>0.036065183</text:p>
          </table:table-cell>
          <table:table-cell office:value-type="float" office:value="3.6096299999999998E-2" table:style-name="ce1">
            <text:p>0.0360963</text:p>
          </table:table-cell>
          <table:table-cell office:value-type="float" office:value="3.714481666666667E-2" table:style-name="ce1">
            <text:p>0.037144817</text:p>
          </table:table-cell>
          <table:table-cell office:value-type="float" office:value="3.7979816666666666E-2" table:style-name="ce1">
            <text:p>0.037979817</text:p>
          </table:table-cell>
          <table:table-cell office:value-type="float" office:value="4.1297783333333331E-2" table:style-name="ce1">
            <text:p>0.041297783</text:p>
          </table:table-cell>
          <table:table-cell office:value-type="float" office:value="3.8650183333333331E-2" table:style-name="ce1">
            <text:p>0.038650183</text:p>
          </table:table-cell>
          <table:table-cell office:value-type="float" office:value="4.020555E-2" table:style-name="ce1">
            <text:p>0.04020555</text:p>
          </table:table-cell>
          <table:table-cell office:value-type="float" office:value="3.974685E-2" table:style-name="ce1">
            <text:p>0.03974685</text:p>
          </table:table-cell>
          <table:table-cell office:value-type="float" office:value="4.1314999999999998E-2" table:style-name="ce1">
            <text:p>0.041315</text:p>
          </table:table-cell>
          <table:table-cell office:value-type="float" office:value="4.0857600000000001E-2" table:style-name="ce1">
            <text:p>0.0408576</text:p>
          </table:table-cell>
          <table:table-cell office:value-type="float" office:value="4.2774266666666665E-2" table:style-name="ce1">
            <text:p>0.042774267</text:p>
          </table:table-cell>
          <table:table-cell office:value-type="float" office:value="4.5386849999999999E-2" table:style-name="ce1">
            <text:p>0.04538685</text:p>
          </table:table-cell>
          <table:table-cell office:value-type="float" office:value="4.4966666666666662E-2" table:style-name="ce1">
            <text:p>0.044966667</text:p>
          </table:table-cell>
          <table:table-cell office:value-type="float" office:value="4.8487966666666667E-2" table:style-name="ce1">
            <text:p>0.048487967</text:p>
          </table:table-cell>
          <table:table-cell office:value-type="float" office:value="5.255258333333334E-2" table:style-name="ce1">
            <text:p>0.052552583</text:p>
          </table:table-cell>
          <table:table-cell office:value-type="float" office:value="6.2592583333333326E-2" table:style-name="ce1">
            <text:p>0.062592583</text:p>
          </table:table-cell>
          <table:table-cell office:value-type="float" office:value="5.6846116666666668E-2" table:style-name="ce1">
            <text:p>0.056846117</text:p>
          </table:table-cell>
          <table:table-cell office:value-type="float" office:value="5.6860916666666671E-2" table:style-name="ce1">
            <text:p>0.056860917</text:p>
          </table:table-cell>
          <table:table-cell office:value-type="float" office:value="6.1106483333333329E-2" table:style-name="ce1">
            <text:p>0.061106483</text:p>
          </table:table-cell>
          <table:table-cell office:value-type="float" office:value="6.4111849999999998E-2" table:style-name="ce1">
            <text:p>0.06411185</text:p>
          </table:table-cell>
          <table:table-cell office:value-type="float" office:value="6.5360366666666669E-2" table:style-name="ce1">
            <text:p>0.065360367</text:p>
          </table:table-cell>
          <table:table-cell office:value-type="float" office:value="7.4581483333333337E-2" table:style-name="ce1">
            <text:p>0.074581483</text:p>
          </table:table-cell>
          <table:table-cell office:value-type="float" office:value="7.9045550000000006E-2" table:style-name="ce1">
            <text:p>0.07904555</text:p>
          </table:table-cell>
          <table:table-cell office:value-type="float" office:value="7.5633149999999996E-2" table:style-name="ce1">
            <text:p>0.07563315</text:p>
          </table:table-cell>
          <table:table-cell office:value-type="float" office:value="7.6344250000000002E-2" table:style-name="ce1">
            <text:p>0.07634425</text:p>
          </table:table-cell>
          <table:table-cell office:value-type="float" office:value="7.9463883333333332E-2" table:style-name="ce1">
            <text:p>0.079463883</text:p>
          </table:table-cell>
          <table:table-cell office:value-type="float" office:value="8.3988516666666665E-2" table:style-name="ce1">
            <text:p>0.083988517</text:p>
          </table:table-cell>
          <table:table-cell office:value-type="float" office:value="8.3160733333333334E-2" table:style-name="ce1">
            <text:p>0.083160733</text:p>
          </table:table-cell>
          <table:table-cell office:value-type="float" office:value="7.9410183333333342E-2" table:style-name="ce1">
            <text:p>0.079410183</text:p>
          </table:table-cell>
          <table:table-cell office:value-type="float" office:value="8.090721666666667E-2" table:style-name="ce1">
            <text:p>0.080907217</text:p>
          </table:table-cell>
          <table:table-cell office:value-type="float" office:value="8.0336483333333333E-2" table:style-name="ce1">
            <text:p>0.080336483</text:p>
          </table:table-cell>
          <table:table-cell office:value-type="float" office:value="8.373481666666667E-2" table:style-name="ce1">
            <text:p>0.083734817</text:p>
          </table:table-cell>
          <table:table-cell office:value-type="float" office:value="8.2320000000000004E-2" table:style-name="ce1">
            <text:p>0.08232</text:p>
          </table:table-cell>
          <table:table-cell office:value-type="float" office:value="7.8798883333333333E-2" table:style-name="ce1">
            <text:p>0.078798883</text:p>
          </table:table-cell>
          <table:table-cell office:value-type="float" office:value="8.1341666666666659E-2" table:style-name="ce1">
            <text:p>0.081341667</text:p>
          </table:table-cell>
          <table:table-cell office:value-type="float" office:value="7.9626116666666663E-2" table:style-name="ce1">
            <text:p>0.079626117</text:p>
          </table:table-cell>
          <table:table-cell office:value-type="float" office:value="7.9065549999999998E-2" table:style-name="ce1">
            <text:p>0.07906555</text:p>
          </table:table-cell>
          <table:table-cell office:value-type="float" office:value="7.8964450000000005E-2" table:style-name="ce1">
            <text:p>0.07896445</text:p>
          </table:table-cell>
          <table:table-cell office:value-type="float" office:value="8.2143883333333334E-2" table:style-name="ce1">
            <text:p>0.082143883</text:p>
          </table:table-cell>
          <table:table-cell office:value-type="float" office:value="8.1557400000000002E-2" table:style-name="ce1">
            <text:p>0.0815574</text:p>
          </table:table-cell>
          <table:table-cell office:value-type="float" office:value="7.8563883333333334E-2" table:style-name="ce1">
            <text:p>0.078563883</text:p>
          </table:table-cell>
          <table:table-cell office:value-type="float" office:value="7.9442783333333336E-2" table:style-name="ce1">
            <text:p>0.079442783</text:p>
          </table:table-cell>
          <table:table-cell office:value-type="float" office:value="7.7179816666666665E-2" table:style-name="ce1">
            <text:p>0.077179817</text:p>
          </table:table-cell>
          <table:table-cell office:value-type="float" office:value="7.5026666666666672E-2" table:style-name="ce1">
            <text:p>0.075026667</text:p>
          </table:table-cell>
          <table:table-cell office:value-type="float" office:value="7.4918150000000003E-2" table:style-name="ce1">
            <text:p>0.07491815</text:p>
          </table:table-cell>
          <table:table-cell office:value-type="float" office:value="7.3179816666666661E-2" table:style-name="ce1">
            <text:p>0.073179817</text:p>
          </table:table-cell>
          <table:table-cell office:value-type="float" office:value="7.3068149999999998E-2" table:style-name="ce1">
            <text:p>0.07306815</text:p>
          </table:table-cell>
          <table:table-cell office:value-type="float" office:value="7.1982783333333342E-2" table:style-name="ce1">
            <text:p>0.071982783</text:p>
          </table:table-cell>
          <table:table-cell office:value-type="float" office:value="7.6349816666666667E-2" table:style-name="ce1">
            <text:p>0.076349817</text:p>
          </table:table-cell>
          <table:table-cell office:value-type="float" office:value="7.3240366666666668E-2" table:style-name="ce1">
            <text:p>0.073240367</text:p>
          </table:table-cell>
          <table:table-cell office:value-type="float" office:value="7.4017783333333337E-2" table:style-name="ce1">
            <text:p>0.074017783</text:p>
          </table:table-cell>
          <table:table-cell office:value-type="float" office:value="7.3082400000000006E-2" table:style-name="ce1">
            <text:p>0.0730824</text:p>
          </table:table-cell>
          <table:table-cell office:value-type="float" office:value="7.3472599999999999E-2" table:style-name="ce1">
            <text:p>0.0734726</text:p>
          </table:table-cell>
          <table:table-cell office:value-type="float" office:value="7.4477966666666659E-2" table:style-name="ce1">
            <text:p>0.074477967</text:p>
          </table:table-cell>
          <table:table-cell office:value-type="float" office:value="7.5054450000000009E-2" table:style-name="ce1">
            <text:p>0.07505445</text:p>
          </table:table-cell>
          <table:table-cell office:value-type="float" office:value="7.6478516666666663E-2" table:style-name="ce1">
            <text:p>0.076478517</text:p>
          </table:table-cell>
          <table:table-cell office:value-type="float" office:value="7.7727783333333342E-2" table:style-name="ce1">
            <text:p>0.077727783</text:p>
          </table:table-cell>
          <table:table-cell office:value-type="float" office:value="7.7064633333333341E-2" table:style-name="ce1">
            <text:p>0.077064633</text:p>
          </table:table-cell>
          <table:table-cell office:value-type="float" office:value="8.0874450000000001E-2" table:style-name="ce1">
            <text:p>0.08087445</text:p>
          </table:table-cell>
          <table:table-cell office:value-type="float" office:value="8.7611116666666669E-2" table:style-name="ce1">
            <text:p>0.087611117</text:p>
          </table:table-cell>
          <table:table-cell office:value-type="float" office:value="8.9765566666666671E-2" table:style-name="ce1">
            <text:p>0.089765567</text:p>
          </table:table-cell>
          <table:table-cell office:value-type="float" office:value="8.9646483333333346E-2" table:style-name="ce1">
            <text:p>0.089646483</text:p>
          </table:table-cell>
          <table:table-cell office:value-type="float" office:value="9.1665549999999998E-2" table:style-name="ce1">
            <text:p>0.09166555</text:p>
          </table:table-cell>
          <table:table-cell office:value-type="float" office:value="9.0781483333333343E-2" table:style-name="ce1">
            <text:p>0.090781483</text:p>
          </table:table-cell>
          <table:table-cell office:value-type="float" office:value="8.9844633333333326E-2" table:style-name="ce1">
            <text:p>0.089844633</text:p>
          </table:table-cell>
          <table:table-cell office:value-type="float" office:value="8.7246483333333333E-2" table:style-name="ce1">
            <text:p>0.087246483</text:p>
          </table:table-cell>
          <table:table-cell office:value-type="float" office:value="8.1000183333333337E-2" table:style-name="ce1">
            <text:p>0.081000183</text:p>
          </table:table-cell>
          <table:table-cell office:value-type="float" office:value="7.8669633333333336E-2" table:style-name="ce1">
            <text:p>0.078669633</text:p>
          </table:table-cell>
          <table:table-cell office:value-type="float" office:value="7.5715916666666674E-2" table:style-name="ce1">
            <text:p>0.075715917</text:p>
          </table:table-cell>
          <table:table-cell office:value-type="float" office:value="7.6021116666666666E-2" table:style-name="ce1">
            <text:p>0.076021117</text:p>
          </table:table-cell>
          <table:table-cell office:value-type="float" office:value="7.4807600000000002E-2" table:style-name="ce1">
            <text:p>0.0748076</text:p>
          </table:table-cell>
          <table:table-cell office:value-type="float" office:value="6.8877416666666663E-2" table:style-name="ce1">
            <text:p>0.068877417</text:p>
          </table:table-cell>
          <table:table-cell office:value-type="float" office:value="6.9307033333333337E-2" table:style-name="ce1">
            <text:p>0.069307033</text:p>
          </table:table-cell>
          <table:table-cell office:value-type="float" office:value="6.8434066666666668E-2" table:style-name="ce1">
            <text:p>0.068434067</text:p>
          </table:table-cell>
          <table:table-cell office:value-type="float" office:value="6.6930916666666659E-2" table:style-name="ce1">
            <text:p>0.066930917</text:p>
          </table:table-cell>
          <table:table-cell office:value-type="float" office:value="6.4692583333333331E-2" table:style-name="ce1">
            <text:p>0.064692583</text:p>
          </table:table-cell>
          <table:table-cell office:value-type="float" office:value="6.3079816666666663E-2" table:style-name="ce1">
            <text:p>0.063079817</text:p>
          </table:table-cell>
          <table:table-cell office:value-type="float" office:value="6.1365366666666671E-2" table:style-name="ce1">
            <text:p>0.061365367</text:p>
          </table:table-cell>
          <table:table-cell office:value-type="float" office:value="5.8395933333333337E-2" table:style-name="ce1">
            <text:p>0.058395933</text:p>
          </table:table-cell>
          <table:table-cell office:value-type="float" office:value="5.6465366666666662E-2" table:style-name="ce1">
            <text:p>0.056465367</text:p>
          </table:table-cell>
          <table:table-cell office:value-type="float" office:value="5.650351666666667E-2" table:style-name="ce1">
            <text:p>0.056503517</text:p>
          </table:table-cell>
          <table:table-cell office:value-type="float" office:value="5.382E-2" table:style-name="ce1">
            <text:p>0.05382</text:p>
          </table:table-cell>
          <table:table-cell office:value-type="float" office:value="5.0869266666666663E-2" table:style-name="ce1">
            <text:p>0.050869267</text:p>
          </table:table-cell>
          <table:table-cell office:value-type="float" office:value="4.7812033333333337E-2" table:style-name="ce1">
            <text:p>0.047812033</text:p>
          </table:table-cell>
          <table:table-cell office:value-type="float" office:value="4.6331116666666665E-2" table:style-name="ce1">
            <text:p>0.046331117</text:p>
          </table:table-cell>
          <table:table-cell office:value-type="float" office:value="4.3939633333333332E-2" table:style-name="ce1">
            <text:p>0.043939633</text:p>
          </table:table-cell>
          <table:table-cell office:value-type="float" office:value="4.6584066666666667E-2" table:style-name="ce1">
            <text:p>0.046584067</text:p>
          </table:table-cell>
          <table:table-cell table:number-columns-repeated="16287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float" office:value="4.335555E-2" table:style-name="ce1">
            <text:p>0.04335555</text:p>
          </table:table-cell>
          <table:table-cell office:value-type="float" office:value="4.1593150000000002E-2" table:style-name="ce1">
            <text:p>0.04159315</text:p>
          </table:table-cell>
          <table:table-cell office:value-type="float" office:value="4.2586666666666669E-2" table:style-name="ce1">
            <text:p>0.042586667</text:p>
          </table:table-cell>
          <table:table-cell office:value-type="float" office:value="4.2924266666666662E-2" table:style-name="ce1">
            <text:p>0.042924267</text:p>
          </table:table-cell>
          <table:table-cell office:value-type="float" office:value="3.7536300000000002E-2" table:style-name="ce1">
            <text:p>0.0375363</text:p>
          </table:table-cell>
          <table:table-cell office:value-type="float" office:value="3.7885549999999997E-2" table:style-name="ce1">
            <text:p>0.03788555</text:p>
          </table:table-cell>
          <table:table-cell office:value-type="float" office:value="3.9226850000000001E-2" table:style-name="ce1">
            <text:p>0.03922685</text:p>
          </table:table-cell>
          <table:table-cell office:value-type="float" office:value="3.8091116666666668E-2" table:style-name="ce1">
            <text:p>0.038091117</text:p>
          </table:table-cell>
          <table:table-cell office:value-type="float" office:value="3.7194449999999997E-2" table:style-name="ce1">
            <text:p>0.03719445</text:p>
          </table:table-cell>
          <table:table-cell office:value-type="float" office:value="3.6065183333333334E-2" table:style-name="ce1">
            <text:p>0.036065183</text:p>
          </table:table-cell>
          <table:table-cell office:value-type="float" office:value="3.6096299999999998E-2" table:style-name="ce1">
            <text:p>0.0360963</text:p>
          </table:table-cell>
          <table:table-cell office:value-type="float" office:value="3.714481666666667E-2" table:style-name="ce1">
            <text:p>0.037144817</text:p>
          </table:table-cell>
          <table:table-cell office:value-type="float" office:value="3.7979816666666666E-2" table:style-name="ce1">
            <text:p>0.037979817</text:p>
          </table:table-cell>
          <table:table-cell office:value-type="float" office:value="4.1297783333333331E-2" table:style-name="ce1">
            <text:p>0.041297783</text:p>
          </table:table-cell>
          <table:table-cell office:value-type="float" office:value="3.8650183333333331E-2" table:style-name="ce1">
            <text:p>0.038650183</text:p>
          </table:table-cell>
          <table:table-cell office:value-type="float" office:value="4.020555E-2" table:style-name="ce1">
            <text:p>0.04020555</text:p>
          </table:table-cell>
          <table:table-cell office:value-type="float" office:value="3.974685E-2" table:style-name="ce1">
            <text:p>0.03974685</text:p>
          </table:table-cell>
          <table:table-cell office:value-type="float" office:value="4.1314999999999998E-2" table:style-name="ce1">
            <text:p>0.041315</text:p>
          </table:table-cell>
          <table:table-cell office:value-type="float" office:value="4.0857600000000001E-2" table:style-name="ce1">
            <text:p>0.0408576</text:p>
          </table:table-cell>
          <table:table-cell office:value-type="float" office:value="4.2774266666666665E-2" table:style-name="ce1">
            <text:p>0.042774267</text:p>
          </table:table-cell>
          <table:table-cell office:value-type="float" office:value="4.5386849999999999E-2" table:style-name="ce1">
            <text:p>0.04538685</text:p>
          </table:table-cell>
          <table:table-cell office:value-type="float" office:value="4.4966666666666662E-2" table:style-name="ce1">
            <text:p>0.044966667</text:p>
          </table:table-cell>
          <table:table-cell office:value-type="float" office:value="4.8487966666666667E-2" table:style-name="ce1">
            <text:p>0.048487967</text:p>
          </table:table-cell>
          <table:table-cell office:value-type="float" office:value="5.255258333333334E-2" table:style-name="ce1">
            <text:p>0.052552583</text:p>
          </table:table-cell>
          <table:table-cell office:value-type="float" office:value="6.2592583333333326E-2" table:style-name="ce1">
            <text:p>0.062592583</text:p>
          </table:table-cell>
          <table:table-cell office:value-type="float" office:value="5.6846116666666668E-2" table:style-name="ce1">
            <text:p>0.056846117</text:p>
          </table:table-cell>
          <table:table-cell office:value-type="float" office:value="5.6860916666666671E-2" table:style-name="ce1">
            <text:p>0.056860917</text:p>
          </table:table-cell>
          <table:table-cell office:value-type="float" office:value="6.1106483333333329E-2" table:style-name="ce1">
            <text:p>0.061106483</text:p>
          </table:table-cell>
          <table:table-cell office:value-type="float" office:value="6.4111849999999998E-2" table:style-name="ce1">
            <text:p>0.06411185</text:p>
          </table:table-cell>
          <table:table-cell office:value-type="float" office:value="6.5360366666666669E-2" table:style-name="ce1">
            <text:p>0.065360367</text:p>
          </table:table-cell>
          <table:table-cell office:value-type="float" office:value="7.4581483333333337E-2" table:style-name="ce1">
            <text:p>0.074581483</text:p>
          </table:table-cell>
          <table:table-cell office:value-type="float" office:value="7.9045550000000006E-2" table:style-name="ce1">
            <text:p>0.07904555</text:p>
          </table:table-cell>
          <table:table-cell office:value-type="float" office:value="7.5633149999999996E-2" table:style-name="ce1">
            <text:p>0.07563315</text:p>
          </table:table-cell>
          <table:table-cell office:value-type="float" office:value="7.6344250000000002E-2" table:style-name="ce1">
            <text:p>0.07634425</text:p>
          </table:table-cell>
          <table:table-cell office:value-type="float" office:value="7.9463883333333332E-2" table:style-name="ce1">
            <text:p>0.079463883</text:p>
          </table:table-cell>
          <table:table-cell office:value-type="float" office:value="8.3988516666666665E-2" table:style-name="ce1">
            <text:p>0.083988517</text:p>
          </table:table-cell>
          <table:table-cell office:value-type="float" office:value="8.3160733333333334E-2" table:style-name="ce1">
            <text:p>0.083160733</text:p>
          </table:table-cell>
          <table:table-cell office:value-type="float" office:value="7.9410183333333342E-2" table:style-name="ce1">
            <text:p>0.079410183</text:p>
          </table:table-cell>
          <table:table-cell office:value-type="float" office:value="8.090721666666667E-2" table:style-name="ce1">
            <text:p>0.080907217</text:p>
          </table:table-cell>
          <table:table-cell office:value-type="float" office:value="8.0336483333333333E-2" table:style-name="ce1">
            <text:p>0.080336483</text:p>
          </table:table-cell>
          <table:table-cell office:value-type="float" office:value="8.373481666666667E-2" table:style-name="ce1">
            <text:p>0.083734817</text:p>
          </table:table-cell>
          <table:table-cell office:value-type="float" office:value="8.2320000000000004E-2" table:style-name="ce1">
            <text:p>0.08232</text:p>
          </table:table-cell>
          <table:table-cell office:value-type="float" office:value="7.8798883333333333E-2" table:style-name="ce1">
            <text:p>0.078798883</text:p>
          </table:table-cell>
          <table:table-cell office:value-type="float" office:value="8.1341666666666659E-2" table:style-name="ce1">
            <text:p>0.081341667</text:p>
          </table:table-cell>
          <table:table-cell office:value-type="float" office:value="7.9626116666666663E-2" table:style-name="ce1">
            <text:p>0.079626117</text:p>
          </table:table-cell>
          <table:table-cell office:value-type="float" office:value="7.9065549999999998E-2" table:style-name="ce1">
            <text:p>0.07906555</text:p>
          </table:table-cell>
          <table:table-cell office:value-type="float" office:value="7.8964450000000005E-2" table:style-name="ce1">
            <text:p>0.07896445</text:p>
          </table:table-cell>
          <table:table-cell office:value-type="float" office:value="8.2143883333333334E-2" table:style-name="ce1">
            <text:p>0.082143883</text:p>
          </table:table-cell>
          <table:table-cell office:value-type="float" office:value="8.1557400000000002E-2" table:style-name="ce1">
            <text:p>0.0815574</text:p>
          </table:table-cell>
          <table:table-cell office:value-type="float" office:value="7.8563883333333334E-2" table:style-name="ce1">
            <text:p>0.078563883</text:p>
          </table:table-cell>
          <table:table-cell office:value-type="float" office:value="7.9442783333333336E-2" table:style-name="ce1">
            <text:p>0.079442783</text:p>
          </table:table-cell>
          <table:table-cell office:value-type="float" office:value="7.7179816666666665E-2" table:style-name="ce1">
            <text:p>0.077179817</text:p>
          </table:table-cell>
          <table:table-cell office:value-type="float" office:value="7.5026666666666672E-2" table:style-name="ce1">
            <text:p>0.075026667</text:p>
          </table:table-cell>
          <table:table-cell office:value-type="float" office:value="7.4918150000000003E-2" table:style-name="ce1">
            <text:p>0.07491815</text:p>
          </table:table-cell>
          <table:table-cell office:value-type="float" office:value="7.3179816666666661E-2" table:style-name="ce1">
            <text:p>0.073179817</text:p>
          </table:table-cell>
          <table:table-cell office:value-type="float" office:value="7.3068149999999998E-2" table:style-name="ce1">
            <text:p>0.07306815</text:p>
          </table:table-cell>
          <table:table-cell office:value-type="float" office:value="7.1982783333333342E-2" table:style-name="ce1">
            <text:p>0.071982783</text:p>
          </table:table-cell>
          <table:table-cell office:value-type="float" office:value="7.6349816666666667E-2" table:style-name="ce1">
            <text:p>0.076349817</text:p>
          </table:table-cell>
          <table:table-cell office:value-type="float" office:value="7.3240366666666668E-2" table:style-name="ce1">
            <text:p>0.073240367</text:p>
          </table:table-cell>
          <table:table-cell office:value-type="float" office:value="7.4017783333333337E-2" table:style-name="ce1">
            <text:p>0.074017783</text:p>
          </table:table-cell>
          <table:table-cell office:value-type="float" office:value="7.3082400000000006E-2" table:style-name="ce1">
            <text:p>0.0730824</text:p>
          </table:table-cell>
          <table:table-cell office:value-type="float" office:value="7.3472599999999999E-2" table:style-name="ce1">
            <text:p>0.0734726</text:p>
          </table:table-cell>
          <table:table-cell office:value-type="float" office:value="7.4477966666666659E-2" table:style-name="ce1">
            <text:p>0.074477967</text:p>
          </table:table-cell>
          <table:table-cell office:value-type="float" office:value="7.5054450000000009E-2" table:style-name="ce1">
            <text:p>0.07505445</text:p>
          </table:table-cell>
          <table:table-cell office:value-type="float" office:value="7.6478516666666663E-2" table:style-name="ce1">
            <text:p>0.076478517</text:p>
          </table:table-cell>
          <table:table-cell office:value-type="float" office:value="7.7727783333333342E-2" table:style-name="ce1">
            <text:p>0.077727783</text:p>
          </table:table-cell>
          <table:table-cell office:value-type="float" office:value="7.7064633333333341E-2" table:style-name="ce1">
            <text:p>0.077064633</text:p>
          </table:table-cell>
          <table:table-cell office:value-type="float" office:value="8.0874450000000001E-2" table:style-name="ce1">
            <text:p>0.08087445</text:p>
          </table:table-cell>
          <table:table-cell office:value-type="float" office:value="8.7611116666666669E-2" table:style-name="ce1">
            <text:p>0.087611117</text:p>
          </table:table-cell>
          <table:table-cell office:value-type="float" office:value="8.9765566666666671E-2" table:style-name="ce1">
            <text:p>0.089765567</text:p>
          </table:table-cell>
          <table:table-cell office:value-type="float" office:value="8.9646483333333346E-2" table:style-name="ce1">
            <text:p>0.089646483</text:p>
          </table:table-cell>
          <table:table-cell office:value-type="float" office:value="9.1665549999999998E-2" table:style-name="ce1">
            <text:p>0.09166555</text:p>
          </table:table-cell>
          <table:table-cell office:value-type="float" office:value="9.0781483333333343E-2" table:style-name="ce1">
            <text:p>0.090781483</text:p>
          </table:table-cell>
          <table:table-cell office:value-type="float" office:value="8.9844633333333326E-2" table:style-name="ce1">
            <text:p>0.089844633</text:p>
          </table:table-cell>
          <table:table-cell office:value-type="float" office:value="8.7246483333333333E-2" table:style-name="ce1">
            <text:p>0.087246483</text:p>
          </table:table-cell>
          <table:table-cell office:value-type="float" office:value="8.1000183333333337E-2" table:style-name="ce1">
            <text:p>0.081000183</text:p>
          </table:table-cell>
          <table:table-cell office:value-type="float" office:value="7.8669633333333336E-2" table:style-name="ce1">
            <text:p>0.078669633</text:p>
          </table:table-cell>
          <table:table-cell office:value-type="float" office:value="7.5715916666666674E-2" table:style-name="ce1">
            <text:p>0.075715917</text:p>
          </table:table-cell>
          <table:table-cell office:value-type="float" office:value="7.6021116666666666E-2" table:style-name="ce1">
            <text:p>0.076021117</text:p>
          </table:table-cell>
          <table:table-cell office:value-type="float" office:value="7.4807600000000002E-2" table:style-name="ce1">
            <text:p>0.0748076</text:p>
          </table:table-cell>
          <table:table-cell office:value-type="float" office:value="6.8877416666666663E-2" table:style-name="ce1">
            <text:p>0.068877417</text:p>
          </table:table-cell>
          <table:table-cell office:value-type="float" office:value="6.9307033333333337E-2" table:style-name="ce1">
            <text:p>0.069307033</text:p>
          </table:table-cell>
          <table:table-cell office:value-type="float" office:value="6.8434066666666668E-2" table:style-name="ce1">
            <text:p>0.068434067</text:p>
          </table:table-cell>
          <table:table-cell office:value-type="float" office:value="6.6930916666666659E-2" table:style-name="ce1">
            <text:p>0.066930917</text:p>
          </table:table-cell>
          <table:table-cell office:value-type="float" office:value="6.4692583333333331E-2" table:style-name="ce1">
            <text:p>0.064692583</text:p>
          </table:table-cell>
          <table:table-cell office:value-type="float" office:value="6.3079816666666663E-2" table:style-name="ce1">
            <text:p>0.063079817</text:p>
          </table:table-cell>
          <table:table-cell office:value-type="float" office:value="6.1365366666666671E-2" table:style-name="ce1">
            <text:p>0.061365367</text:p>
          </table:table-cell>
          <table:table-cell office:value-type="float" office:value="5.8395933333333337E-2" table:style-name="ce1">
            <text:p>0.058395933</text:p>
          </table:table-cell>
          <table:table-cell office:value-type="float" office:value="5.6465366666666662E-2" table:style-name="ce1">
            <text:p>0.056465367</text:p>
          </table:table-cell>
          <table:table-cell office:value-type="float" office:value="5.650351666666667E-2" table:style-name="ce1">
            <text:p>0.056503517</text:p>
          </table:table-cell>
          <table:table-cell office:value-type="float" office:value="5.382E-2" table:style-name="ce1">
            <text:p>0.05382</text:p>
          </table:table-cell>
          <table:table-cell office:value-type="float" office:value="5.0869266666666663E-2" table:style-name="ce1">
            <text:p>0.050869267</text:p>
          </table:table-cell>
          <table:table-cell office:value-type="float" office:value="4.7812033333333337E-2" table:style-name="ce1">
            <text:p>0.047812033</text:p>
          </table:table-cell>
          <table:table-cell office:value-type="float" office:value="4.6331116666666665E-2" table:style-name="ce1">
            <text:p>0.046331117</text:p>
          </table:table-cell>
          <table:table-cell office:value-type="float" office:value="4.3939633333333332E-2" table:style-name="ce1">
            <text:p>0.043939633</text:p>
          </table:table-cell>
          <table:table-cell office:value-type="float" office:value="4.6584066666666667E-2" table:style-name="ce1">
            <text:p>0.046584067</text:p>
          </table:table-cell>
          <table:table-cell table:number-columns-repeated="16287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table:number-columns-repeated="16287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float" office:value="4.335555E-2" table:style-name="ce1">
            <text:p>0.04335555</text:p>
          </table:table-cell>
          <table:table-cell office:value-type="float" office:value="4.1593150000000002E-2" table:style-name="ce1">
            <text:p>0.04159315</text:p>
          </table:table-cell>
          <table:table-cell office:value-type="float" office:value="4.2586666666666669E-2" table:style-name="ce1">
            <text:p>0.042586667</text:p>
          </table:table-cell>
          <table:table-cell office:value-type="float" office:value="4.2924266666666662E-2" table:style-name="ce1">
            <text:p>0.042924267</text:p>
          </table:table-cell>
          <table:table-cell office:value-type="float" office:value="3.7536300000000002E-2" table:style-name="ce1">
            <text:p>0.0375363</text:p>
          </table:table-cell>
          <table:table-cell office:value-type="float" office:value="3.7885549999999997E-2" table:style-name="ce1">
            <text:p>0.03788555</text:p>
          </table:table-cell>
          <table:table-cell office:value-type="float" office:value="3.9226850000000001E-2" table:style-name="ce1">
            <text:p>0.03922685</text:p>
          </table:table-cell>
          <table:table-cell office:value-type="float" office:value="3.8091116666666668E-2" table:style-name="ce1">
            <text:p>0.038091117</text:p>
          </table:table-cell>
          <table:table-cell office:value-type="float" office:value="3.7194449999999997E-2" table:style-name="ce1">
            <text:p>0.03719445</text:p>
          </table:table-cell>
          <table:table-cell office:value-type="float" office:value="3.6065183333333334E-2" table:style-name="ce1">
            <text:p>0.036065183</text:p>
          </table:table-cell>
          <table:table-cell office:value-type="float" office:value="3.6096299999999998E-2" table:style-name="ce1">
            <text:p>0.0360963</text:p>
          </table:table-cell>
          <table:table-cell office:value-type="float" office:value="3.714481666666667E-2" table:style-name="ce1">
            <text:p>0.037144817</text:p>
          </table:table-cell>
          <table:table-cell office:value-type="float" office:value="3.7979816666666666E-2" table:style-name="ce1">
            <text:p>0.037979817</text:p>
          </table:table-cell>
          <table:table-cell office:value-type="float" office:value="4.1297783333333331E-2" table:style-name="ce1">
            <text:p>0.041297783</text:p>
          </table:table-cell>
          <table:table-cell office:value-type="float" office:value="3.8650183333333331E-2" table:style-name="ce1">
            <text:p>0.038650183</text:p>
          </table:table-cell>
          <table:table-cell office:value-type="float" office:value="4.020555E-2" table:style-name="ce1">
            <text:p>0.04020555</text:p>
          </table:table-cell>
          <table:table-cell office:value-type="float" office:value="3.974685E-2" table:style-name="ce1">
            <text:p>0.03974685</text:p>
          </table:table-cell>
          <table:table-cell office:value-type="float" office:value="4.1314999999999998E-2" table:style-name="ce1">
            <text:p>0.041315</text:p>
          </table:table-cell>
          <table:table-cell office:value-type="float" office:value="4.0857600000000001E-2" table:style-name="ce1">
            <text:p>0.0408576</text:p>
          </table:table-cell>
          <table:table-cell office:value-type="float" office:value="4.2774266666666665E-2" table:style-name="ce1">
            <text:p>0.042774267</text:p>
          </table:table-cell>
          <table:table-cell office:value-type="float" office:value="4.5386849999999999E-2" table:style-name="ce1">
            <text:p>0.04538685</text:p>
          </table:table-cell>
          <table:table-cell office:value-type="float" office:value="4.4966666666666662E-2" table:style-name="ce1">
            <text:p>0.044966667</text:p>
          </table:table-cell>
          <table:table-cell office:value-type="float" office:value="4.8487966666666667E-2" table:style-name="ce1">
            <text:p>0.048487967</text:p>
          </table:table-cell>
          <table:table-cell office:value-type="float" office:value="5.255258333333334E-2" table:style-name="ce1">
            <text:p>0.052552583</text:p>
          </table:table-cell>
          <table:table-cell office:value-type="float" office:value="6.2592583333333326E-2" table:style-name="ce1">
            <text:p>0.062592583</text:p>
          </table:table-cell>
          <table:table-cell office:value-type="float" office:value="5.6846116666666668E-2" table:style-name="ce1">
            <text:p>0.056846117</text:p>
          </table:table-cell>
          <table:table-cell office:value-type="float" office:value="5.6860916666666671E-2" table:style-name="ce1">
            <text:p>0.056860917</text:p>
          </table:table-cell>
          <table:table-cell office:value-type="float" office:value="6.1106483333333329E-2" table:style-name="ce1">
            <text:p>0.061106483</text:p>
          </table:table-cell>
          <table:table-cell office:value-type="float" office:value="6.4111849999999998E-2" table:style-name="ce1">
            <text:p>0.06411185</text:p>
          </table:table-cell>
          <table:table-cell office:value-type="float" office:value="6.5360366666666669E-2" table:style-name="ce1">
            <text:p>0.065360367</text:p>
          </table:table-cell>
          <table:table-cell office:value-type="float" office:value="7.4581483333333337E-2" table:style-name="ce1">
            <text:p>0.074581483</text:p>
          </table:table-cell>
          <table:table-cell office:value-type="float" office:value="7.9045550000000006E-2" table:style-name="ce1">
            <text:p>0.07904555</text:p>
          </table:table-cell>
          <table:table-cell office:value-type="float" office:value="7.5633149999999996E-2" table:style-name="ce1">
            <text:p>0.07563315</text:p>
          </table:table-cell>
          <table:table-cell office:value-type="float" office:value="7.6344250000000002E-2" table:style-name="ce1">
            <text:p>0.07634425</text:p>
          </table:table-cell>
          <table:table-cell office:value-type="float" office:value="7.9463883333333332E-2" table:style-name="ce1">
            <text:p>0.079463883</text:p>
          </table:table-cell>
          <table:table-cell office:value-type="float" office:value="8.3988516666666665E-2" table:style-name="ce1">
            <text:p>0.083988517</text:p>
          </table:table-cell>
          <table:table-cell office:value-type="float" office:value="8.3160733333333334E-2" table:style-name="ce1">
            <text:p>0.083160733</text:p>
          </table:table-cell>
          <table:table-cell office:value-type="float" office:value="7.9410183333333342E-2" table:style-name="ce1">
            <text:p>0.079410183</text:p>
          </table:table-cell>
          <table:table-cell office:value-type="float" office:value="8.090721666666667E-2" table:style-name="ce1">
            <text:p>0.080907217</text:p>
          </table:table-cell>
          <table:table-cell office:value-type="float" office:value="8.0336483333333333E-2" table:style-name="ce1">
            <text:p>0.080336483</text:p>
          </table:table-cell>
          <table:table-cell office:value-type="float" office:value="8.373481666666667E-2" table:style-name="ce1">
            <text:p>0.083734817</text:p>
          </table:table-cell>
          <table:table-cell office:value-type="float" office:value="8.2320000000000004E-2" table:style-name="ce1">
            <text:p>0.08232</text:p>
          </table:table-cell>
          <table:table-cell office:value-type="float" office:value="7.8798883333333333E-2" table:style-name="ce1">
            <text:p>0.078798883</text:p>
          </table:table-cell>
          <table:table-cell office:value-type="float" office:value="8.1341666666666659E-2" table:style-name="ce1">
            <text:p>0.081341667</text:p>
          </table:table-cell>
          <table:table-cell office:value-type="float" office:value="7.9626116666666663E-2" table:style-name="ce1">
            <text:p>0.079626117</text:p>
          </table:table-cell>
          <table:table-cell office:value-type="float" office:value="7.9065549999999998E-2" table:style-name="ce1">
            <text:p>0.07906555</text:p>
          </table:table-cell>
          <table:table-cell office:value-type="float" office:value="7.8964450000000005E-2" table:style-name="ce1">
            <text:p>0.07896445</text:p>
          </table:table-cell>
          <table:table-cell office:value-type="float" office:value="8.2143883333333334E-2" table:style-name="ce1">
            <text:p>0.082143883</text:p>
          </table:table-cell>
          <table:table-cell office:value-type="float" office:value="8.1557400000000002E-2" table:style-name="ce1">
            <text:p>0.0815574</text:p>
          </table:table-cell>
          <table:table-cell office:value-type="float" office:value="7.8563883333333334E-2" table:style-name="ce1">
            <text:p>0.078563883</text:p>
          </table:table-cell>
          <table:table-cell office:value-type="float" office:value="7.9442783333333336E-2" table:style-name="ce1">
            <text:p>0.079442783</text:p>
          </table:table-cell>
          <table:table-cell office:value-type="float" office:value="7.7179816666666665E-2" table:style-name="ce1">
            <text:p>0.077179817</text:p>
          </table:table-cell>
          <table:table-cell office:value-type="float" office:value="7.5026666666666672E-2" table:style-name="ce1">
            <text:p>0.075026667</text:p>
          </table:table-cell>
          <table:table-cell office:value-type="float" office:value="7.4918150000000003E-2" table:style-name="ce1">
            <text:p>0.07491815</text:p>
          </table:table-cell>
          <table:table-cell office:value-type="float" office:value="7.3179816666666661E-2" table:style-name="ce1">
            <text:p>0.073179817</text:p>
          </table:table-cell>
          <table:table-cell office:value-type="float" office:value="7.3068149999999998E-2" table:style-name="ce1">
            <text:p>0.07306815</text:p>
          </table:table-cell>
          <table:table-cell office:value-type="float" office:value="7.1982783333333342E-2" table:style-name="ce1">
            <text:p>0.071982783</text:p>
          </table:table-cell>
          <table:table-cell office:value-type="float" office:value="7.6349816666666667E-2" table:style-name="ce1">
            <text:p>0.076349817</text:p>
          </table:table-cell>
          <table:table-cell office:value-type="float" office:value="7.3240366666666668E-2" table:style-name="ce1">
            <text:p>0.073240367</text:p>
          </table:table-cell>
          <table:table-cell office:value-type="float" office:value="7.4017783333333337E-2" table:style-name="ce1">
            <text:p>0.074017783</text:p>
          </table:table-cell>
          <table:table-cell office:value-type="float" office:value="7.3082400000000006E-2" table:style-name="ce1">
            <text:p>0.0730824</text:p>
          </table:table-cell>
          <table:table-cell office:value-type="float" office:value="7.3472599999999999E-2" table:style-name="ce1">
            <text:p>0.0734726</text:p>
          </table:table-cell>
          <table:table-cell office:value-type="float" office:value="7.4477966666666659E-2" table:style-name="ce1">
            <text:p>0.074477967</text:p>
          </table:table-cell>
          <table:table-cell office:value-type="float" office:value="7.5054450000000009E-2" table:style-name="ce1">
            <text:p>0.07505445</text:p>
          </table:table-cell>
          <table:table-cell office:value-type="float" office:value="7.6478516666666663E-2" table:style-name="ce1">
            <text:p>0.076478517</text:p>
          </table:table-cell>
          <table:table-cell office:value-type="float" office:value="7.7727783333333342E-2" table:style-name="ce1">
            <text:p>0.077727783</text:p>
          </table:table-cell>
          <table:table-cell office:value-type="float" office:value="7.7064633333333341E-2" table:style-name="ce1">
            <text:p>0.077064633</text:p>
          </table:table-cell>
          <table:table-cell office:value-type="float" office:value="8.0874450000000001E-2" table:style-name="ce1">
            <text:p>0.08087445</text:p>
          </table:table-cell>
          <table:table-cell office:value-type="float" office:value="8.7611116666666669E-2" table:style-name="ce1">
            <text:p>0.087611117</text:p>
          </table:table-cell>
          <table:table-cell office:value-type="float" office:value="8.9765566666666671E-2" table:style-name="ce1">
            <text:p>0.089765567</text:p>
          </table:table-cell>
          <table:table-cell office:value-type="float" office:value="8.9646483333333346E-2" table:style-name="ce1">
            <text:p>0.089646483</text:p>
          </table:table-cell>
          <table:table-cell office:value-type="float" office:value="9.1665549999999998E-2" table:style-name="ce1">
            <text:p>0.09166555</text:p>
          </table:table-cell>
          <table:table-cell office:value-type="float" office:value="9.0781483333333343E-2" table:style-name="ce1">
            <text:p>0.090781483</text:p>
          </table:table-cell>
          <table:table-cell office:value-type="float" office:value="8.9844633333333326E-2" table:style-name="ce1">
            <text:p>0.089844633</text:p>
          </table:table-cell>
          <table:table-cell office:value-type="float" office:value="8.7246483333333333E-2" table:style-name="ce1">
            <text:p>0.087246483</text:p>
          </table:table-cell>
          <table:table-cell office:value-type="float" office:value="8.1000183333333337E-2" table:style-name="ce1">
            <text:p>0.081000183</text:p>
          </table:table-cell>
          <table:table-cell office:value-type="float" office:value="7.8669633333333336E-2" table:style-name="ce1">
            <text:p>0.078669633</text:p>
          </table:table-cell>
          <table:table-cell office:value-type="float" office:value="7.5715916666666674E-2" table:style-name="ce1">
            <text:p>0.075715917</text:p>
          </table:table-cell>
          <table:table-cell office:value-type="float" office:value="7.6021116666666666E-2" table:style-name="ce1">
            <text:p>0.076021117</text:p>
          </table:table-cell>
          <table:table-cell office:value-type="float" office:value="7.4807600000000002E-2" table:style-name="ce1">
            <text:p>0.0748076</text:p>
          </table:table-cell>
          <table:table-cell office:value-type="float" office:value="6.8877416666666663E-2" table:style-name="ce1">
            <text:p>0.068877417</text:p>
          </table:table-cell>
          <table:table-cell office:value-type="float" office:value="6.9307033333333337E-2" table:style-name="ce1">
            <text:p>0.069307033</text:p>
          </table:table-cell>
          <table:table-cell office:value-type="float" office:value="6.8434066666666668E-2" table:style-name="ce1">
            <text:p>0.068434067</text:p>
          </table:table-cell>
          <table:table-cell office:value-type="float" office:value="6.6930916666666659E-2" table:style-name="ce1">
            <text:p>0.066930917</text:p>
          </table:table-cell>
          <table:table-cell office:value-type="float" office:value="6.4692583333333331E-2" table:style-name="ce1">
            <text:p>0.064692583</text:p>
          </table:table-cell>
          <table:table-cell office:value-type="float" office:value="6.3079816666666663E-2" table:style-name="ce1">
            <text:p>0.063079817</text:p>
          </table:table-cell>
          <table:table-cell office:value-type="float" office:value="6.1365366666666671E-2" table:style-name="ce1">
            <text:p>0.061365367</text:p>
          </table:table-cell>
          <table:table-cell office:value-type="float" office:value="5.8395933333333337E-2" table:style-name="ce1">
            <text:p>0.058395933</text:p>
          </table:table-cell>
          <table:table-cell office:value-type="float" office:value="5.6465366666666662E-2" table:style-name="ce1">
            <text:p>0.056465367</text:p>
          </table:table-cell>
          <table:table-cell office:value-type="float" office:value="5.650351666666667E-2" table:style-name="ce1">
            <text:p>0.056503517</text:p>
          </table:table-cell>
          <table:table-cell office:value-type="float" office:value="5.382E-2" table:style-name="ce1">
            <text:p>0.05382</text:p>
          </table:table-cell>
          <table:table-cell office:value-type="float" office:value="5.0869266666666663E-2" table:style-name="ce1">
            <text:p>0.050869267</text:p>
          </table:table-cell>
          <table:table-cell office:value-type="float" office:value="4.7812033333333337E-2" table:style-name="ce1">
            <text:p>0.047812033</text:p>
          </table:table-cell>
          <table:table-cell office:value-type="float" office:value="4.6331116666666665E-2" table:style-name="ce1">
            <text:p>0.046331117</text:p>
          </table:table-cell>
          <table:table-cell office:value-type="float" office:value="4.3939633333333332E-2" table:style-name="ce1">
            <text:p>0.043939633</text:p>
          </table:table-cell>
          <table:table-cell office:value-type="float" office:value="4.6584066666666667E-2" table:style-name="ce1">
            <text:p>0.046584067</text:p>
          </table:table-cell>
          <table:table-cell table:number-columns-repeated="16287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float" office:value="4.335555E-2" table:style-name="ce1">
            <text:p>0.04335555</text:p>
          </table:table-cell>
          <table:table-cell office:value-type="float" office:value="4.1593150000000002E-2" table:style-name="ce1">
            <text:p>0.04159315</text:p>
          </table:table-cell>
          <table:table-cell office:value-type="float" office:value="4.2586666666666669E-2" table:style-name="ce1">
            <text:p>0.042586667</text:p>
          </table:table-cell>
          <table:table-cell office:value-type="float" office:value="4.2924266666666662E-2" table:style-name="ce1">
            <text:p>0.042924267</text:p>
          </table:table-cell>
          <table:table-cell office:value-type="float" office:value="3.7536300000000002E-2" table:style-name="ce1">
            <text:p>0.0375363</text:p>
          </table:table-cell>
          <table:table-cell office:value-type="float" office:value="3.7885549999999997E-2" table:style-name="ce1">
            <text:p>0.03788555</text:p>
          </table:table-cell>
          <table:table-cell office:value-type="float" office:value="3.9226850000000001E-2" table:style-name="ce1">
            <text:p>0.03922685</text:p>
          </table:table-cell>
          <table:table-cell office:value-type="float" office:value="3.8091116666666668E-2" table:style-name="ce1">
            <text:p>0.038091117</text:p>
          </table:table-cell>
          <table:table-cell office:value-type="float" office:value="3.7194449999999997E-2" table:style-name="ce1">
            <text:p>0.03719445</text:p>
          </table:table-cell>
          <table:table-cell office:value-type="float" office:value="3.6065183333333334E-2" table:style-name="ce1">
            <text:p>0.036065183</text:p>
          </table:table-cell>
          <table:table-cell office:value-type="float" office:value="3.6096299999999998E-2" table:style-name="ce1">
            <text:p>0.0360963</text:p>
          </table:table-cell>
          <table:table-cell office:value-type="float" office:value="3.714481666666667E-2" table:style-name="ce1">
            <text:p>0.037144817</text:p>
          </table:table-cell>
          <table:table-cell office:value-type="float" office:value="3.7979816666666666E-2" table:style-name="ce1">
            <text:p>0.037979817</text:p>
          </table:table-cell>
          <table:table-cell office:value-type="float" office:value="4.1297783333333331E-2" table:style-name="ce1">
            <text:p>0.041297783</text:p>
          </table:table-cell>
          <table:table-cell office:value-type="float" office:value="3.8650183333333331E-2" table:style-name="ce1">
            <text:p>0.038650183</text:p>
          </table:table-cell>
          <table:table-cell office:value-type="float" office:value="4.020555E-2" table:style-name="ce1">
            <text:p>0.04020555</text:p>
          </table:table-cell>
          <table:table-cell office:value-type="float" office:value="3.974685E-2" table:style-name="ce1">
            <text:p>0.03974685</text:p>
          </table:table-cell>
          <table:table-cell office:value-type="float" office:value="4.1314999999999998E-2" table:style-name="ce1">
            <text:p>0.041315</text:p>
          </table:table-cell>
          <table:table-cell office:value-type="float" office:value="4.0857600000000001E-2" table:style-name="ce1">
            <text:p>0.0408576</text:p>
          </table:table-cell>
          <table:table-cell office:value-type="float" office:value="4.2774266666666665E-2" table:style-name="ce1">
            <text:p>0.042774267</text:p>
          </table:table-cell>
          <table:table-cell office:value-type="float" office:value="4.5386849999999999E-2" table:style-name="ce1">
            <text:p>0.04538685</text:p>
          </table:table-cell>
          <table:table-cell office:value-type="float" office:value="4.4966666666666662E-2" table:style-name="ce1">
            <text:p>0.044966667</text:p>
          </table:table-cell>
          <table:table-cell office:value-type="float" office:value="4.8487966666666667E-2" table:style-name="ce1">
            <text:p>0.048487967</text:p>
          </table:table-cell>
          <table:table-cell office:value-type="float" office:value="5.255258333333334E-2" table:style-name="ce1">
            <text:p>0.052552583</text:p>
          </table:table-cell>
          <table:table-cell office:value-type="float" office:value="6.2592583333333326E-2" table:style-name="ce1">
            <text:p>0.062592583</text:p>
          </table:table-cell>
          <table:table-cell office:value-type="float" office:value="5.6846116666666668E-2" table:style-name="ce1">
            <text:p>0.056846117</text:p>
          </table:table-cell>
          <table:table-cell office:value-type="float" office:value="5.6860916666666671E-2" table:style-name="ce1">
            <text:p>0.056860917</text:p>
          </table:table-cell>
          <table:table-cell office:value-type="float" office:value="6.1106483333333329E-2" table:style-name="ce1">
            <text:p>0.061106483</text:p>
          </table:table-cell>
          <table:table-cell office:value-type="float" office:value="6.4111849999999998E-2" table:style-name="ce1">
            <text:p>0.06411185</text:p>
          </table:table-cell>
          <table:table-cell office:value-type="float" office:value="6.5360366666666669E-2" table:style-name="ce1">
            <text:p>0.065360367</text:p>
          </table:table-cell>
          <table:table-cell office:value-type="float" office:value="7.4581483333333337E-2" table:style-name="ce1">
            <text:p>0.074581483</text:p>
          </table:table-cell>
          <table:table-cell office:value-type="float" office:value="7.9045550000000006E-2" table:style-name="ce1">
            <text:p>0.07904555</text:p>
          </table:table-cell>
          <table:table-cell office:value-type="float" office:value="7.5633149999999996E-2" table:style-name="ce1">
            <text:p>0.07563315</text:p>
          </table:table-cell>
          <table:table-cell office:value-type="float" office:value="7.6344250000000002E-2" table:style-name="ce1">
            <text:p>0.07634425</text:p>
          </table:table-cell>
          <table:table-cell office:value-type="float" office:value="7.9463883333333332E-2" table:style-name="ce1">
            <text:p>0.079463883</text:p>
          </table:table-cell>
          <table:table-cell office:value-type="float" office:value="8.3988516666666665E-2" table:style-name="ce1">
            <text:p>0.083988517</text:p>
          </table:table-cell>
          <table:table-cell office:value-type="float" office:value="8.3160733333333334E-2" table:style-name="ce1">
            <text:p>0.083160733</text:p>
          </table:table-cell>
          <table:table-cell office:value-type="float" office:value="7.9410183333333342E-2" table:style-name="ce1">
            <text:p>0.079410183</text:p>
          </table:table-cell>
          <table:table-cell office:value-type="float" office:value="8.090721666666667E-2" table:style-name="ce1">
            <text:p>0.080907217</text:p>
          </table:table-cell>
          <table:table-cell office:value-type="float" office:value="8.0336483333333333E-2" table:style-name="ce1">
            <text:p>0.080336483</text:p>
          </table:table-cell>
          <table:table-cell office:value-type="float" office:value="8.373481666666667E-2" table:style-name="ce1">
            <text:p>0.083734817</text:p>
          </table:table-cell>
          <table:table-cell office:value-type="float" office:value="8.2320000000000004E-2" table:style-name="ce1">
            <text:p>0.08232</text:p>
          </table:table-cell>
          <table:table-cell office:value-type="float" office:value="7.8798883333333333E-2" table:style-name="ce1">
            <text:p>0.078798883</text:p>
          </table:table-cell>
          <table:table-cell office:value-type="float" office:value="8.1341666666666659E-2" table:style-name="ce1">
            <text:p>0.081341667</text:p>
          </table:table-cell>
          <table:table-cell office:value-type="float" office:value="7.9626116666666663E-2" table:style-name="ce1">
            <text:p>0.079626117</text:p>
          </table:table-cell>
          <table:table-cell office:value-type="float" office:value="7.9065549999999998E-2" table:style-name="ce1">
            <text:p>0.07906555</text:p>
          </table:table-cell>
          <table:table-cell office:value-type="float" office:value="7.8964450000000005E-2" table:style-name="ce1">
            <text:p>0.07896445</text:p>
          </table:table-cell>
          <table:table-cell office:value-type="float" office:value="8.2143883333333334E-2" table:style-name="ce1">
            <text:p>0.082143883</text:p>
          </table:table-cell>
          <table:table-cell office:value-type="float" office:value="8.1557400000000002E-2" table:style-name="ce1">
            <text:p>0.0815574</text:p>
          </table:table-cell>
          <table:table-cell office:value-type="float" office:value="7.8563883333333334E-2" table:style-name="ce1">
            <text:p>0.078563883</text:p>
          </table:table-cell>
          <table:table-cell office:value-type="float" office:value="7.9442783333333336E-2" table:style-name="ce1">
            <text:p>0.079442783</text:p>
          </table:table-cell>
          <table:table-cell office:value-type="float" office:value="7.7179816666666665E-2" table:style-name="ce1">
            <text:p>0.077179817</text:p>
          </table:table-cell>
          <table:table-cell office:value-type="float" office:value="7.5026666666666672E-2" table:style-name="ce1">
            <text:p>0.075026667</text:p>
          </table:table-cell>
          <table:table-cell office:value-type="float" office:value="7.4918150000000003E-2" table:style-name="ce1">
            <text:p>0.07491815</text:p>
          </table:table-cell>
          <table:table-cell office:value-type="float" office:value="7.3179816666666661E-2" table:style-name="ce1">
            <text:p>0.073179817</text:p>
          </table:table-cell>
          <table:table-cell office:value-type="float" office:value="7.3068149999999998E-2" table:style-name="ce1">
            <text:p>0.07306815</text:p>
          </table:table-cell>
          <table:table-cell office:value-type="float" office:value="7.1982783333333342E-2" table:style-name="ce1">
            <text:p>0.071982783</text:p>
          </table:table-cell>
          <table:table-cell office:value-type="float" office:value="7.6349816666666667E-2" table:style-name="ce1">
            <text:p>0.076349817</text:p>
          </table:table-cell>
          <table:table-cell office:value-type="float" office:value="7.3240366666666668E-2" table:style-name="ce1">
            <text:p>0.073240367</text:p>
          </table:table-cell>
          <table:table-cell office:value-type="float" office:value="7.4017783333333337E-2" table:style-name="ce1">
            <text:p>0.074017783</text:p>
          </table:table-cell>
          <table:table-cell office:value-type="float" office:value="7.3082400000000006E-2" table:style-name="ce1">
            <text:p>0.0730824</text:p>
          </table:table-cell>
          <table:table-cell office:value-type="float" office:value="7.3472599999999999E-2" table:style-name="ce1">
            <text:p>0.0734726</text:p>
          </table:table-cell>
          <table:table-cell office:value-type="float" office:value="7.4477966666666659E-2" table:style-name="ce1">
            <text:p>0.074477967</text:p>
          </table:table-cell>
          <table:table-cell office:value-type="float" office:value="7.5054450000000009E-2" table:style-name="ce1">
            <text:p>0.07505445</text:p>
          </table:table-cell>
          <table:table-cell office:value-type="float" office:value="7.6478516666666663E-2" table:style-name="ce1">
            <text:p>0.076478517</text:p>
          </table:table-cell>
          <table:table-cell office:value-type="float" office:value="7.7727783333333342E-2" table:style-name="ce1">
            <text:p>0.077727783</text:p>
          </table:table-cell>
          <table:table-cell office:value-type="float" office:value="7.7064633333333341E-2" table:style-name="ce1">
            <text:p>0.077064633</text:p>
          </table:table-cell>
          <table:table-cell office:value-type="float" office:value="8.0874450000000001E-2" table:style-name="ce1">
            <text:p>0.08087445</text:p>
          </table:table-cell>
          <table:table-cell office:value-type="float" office:value="8.7611116666666669E-2" table:style-name="ce1">
            <text:p>0.087611117</text:p>
          </table:table-cell>
          <table:table-cell office:value-type="float" office:value="8.9765566666666671E-2" table:style-name="ce1">
            <text:p>0.089765567</text:p>
          </table:table-cell>
          <table:table-cell office:value-type="float" office:value="8.9646483333333346E-2" table:style-name="ce1">
            <text:p>0.089646483</text:p>
          </table:table-cell>
          <table:table-cell office:value-type="float" office:value="9.1665549999999998E-2" table:style-name="ce1">
            <text:p>0.09166555</text:p>
          </table:table-cell>
          <table:table-cell office:value-type="float" office:value="9.0781483333333343E-2" table:style-name="ce1">
            <text:p>0.090781483</text:p>
          </table:table-cell>
          <table:table-cell office:value-type="float" office:value="8.9844633333333326E-2" table:style-name="ce1">
            <text:p>0.089844633</text:p>
          </table:table-cell>
          <table:table-cell office:value-type="float" office:value="8.7246483333333333E-2" table:style-name="ce1">
            <text:p>0.087246483</text:p>
          </table:table-cell>
          <table:table-cell office:value-type="float" office:value="8.1000183333333337E-2" table:style-name="ce1">
            <text:p>0.081000183</text:p>
          </table:table-cell>
          <table:table-cell office:value-type="float" office:value="7.8669633333333336E-2" table:style-name="ce1">
            <text:p>0.078669633</text:p>
          </table:table-cell>
          <table:table-cell office:value-type="float" office:value="7.5715916666666674E-2" table:style-name="ce1">
            <text:p>0.075715917</text:p>
          </table:table-cell>
          <table:table-cell office:value-type="float" office:value="7.6021116666666666E-2" table:style-name="ce1">
            <text:p>0.076021117</text:p>
          </table:table-cell>
          <table:table-cell office:value-type="float" office:value="7.4807600000000002E-2" table:style-name="ce1">
            <text:p>0.0748076</text:p>
          </table:table-cell>
          <table:table-cell office:value-type="float" office:value="6.8877416666666663E-2" table:style-name="ce1">
            <text:p>0.068877417</text:p>
          </table:table-cell>
          <table:table-cell office:value-type="float" office:value="6.9307033333333337E-2" table:style-name="ce1">
            <text:p>0.069307033</text:p>
          </table:table-cell>
          <table:table-cell office:value-type="float" office:value="6.8434066666666668E-2" table:style-name="ce1">
            <text:p>0.068434067</text:p>
          </table:table-cell>
          <table:table-cell office:value-type="float" office:value="6.6930916666666659E-2" table:style-name="ce1">
            <text:p>0.066930917</text:p>
          </table:table-cell>
          <table:table-cell office:value-type="float" office:value="6.4692583333333331E-2" table:style-name="ce1">
            <text:p>0.064692583</text:p>
          </table:table-cell>
          <table:table-cell office:value-type="float" office:value="6.3079816666666663E-2" table:style-name="ce1">
            <text:p>0.063079817</text:p>
          </table:table-cell>
          <table:table-cell office:value-type="float" office:value="6.1365366666666671E-2" table:style-name="ce1">
            <text:p>0.061365367</text:p>
          </table:table-cell>
          <table:table-cell office:value-type="float" office:value="5.8395933333333337E-2" table:style-name="ce1">
            <text:p>0.058395933</text:p>
          </table:table-cell>
          <table:table-cell office:value-type="float" office:value="5.6465366666666662E-2" table:style-name="ce1">
            <text:p>0.056465367</text:p>
          </table:table-cell>
          <table:table-cell office:value-type="float" office:value="5.650351666666667E-2" table:style-name="ce1">
            <text:p>0.056503517</text:p>
          </table:table-cell>
          <table:table-cell office:value-type="float" office:value="5.382E-2" table:style-name="ce1">
            <text:p>0.05382</text:p>
          </table:table-cell>
          <table:table-cell office:value-type="float" office:value="5.0869266666666663E-2" table:style-name="ce1">
            <text:p>0.050869267</text:p>
          </table:table-cell>
          <table:table-cell office:value-type="float" office:value="4.7812033333333337E-2" table:style-name="ce1">
            <text:p>0.047812033</text:p>
          </table:table-cell>
          <table:table-cell office:value-type="float" office:value="4.6331116666666665E-2" table:style-name="ce1">
            <text:p>0.046331117</text:p>
          </table:table-cell>
          <table:table-cell office:value-type="float" office:value="4.3939633333333332E-2" table:style-name="ce1">
            <text:p>0.043939633</text:p>
          </table:table-cell>
          <table:table-cell office:value-type="float" office:value="4.6584066666666667E-2" table:style-name="ce1">
            <text:p>0.046584067</text:p>
          </table:table-cell>
          <table:table-cell table:number-columns-repeated="16287"/>
        </table:table-row>
        <table:table-row table:number-rows-repeated="1048562" table:style-name="ro1">
          <table:table-cell table:number-columns-repeated="16384"/>
        </table:table-row>
      </table:table>
      <table:table table:name="q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table:number-columns-repeated="1628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table:number-columns-repeated="16287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table:number-columns-repeated="16287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table:number-columns-repeated="16287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table:number-columns-repeated="16287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table:number-columns-repeated="16287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-1.2946816666666666E-2" table:style-name="ce18">
            <text:p>-0.01</text:p>
          </table:table-cell>
          <table:table-cell office:value-type="float" office:value="-1.365305E-2" table:style-name="ce18">
            <text:p>-0.01</text:p>
          </table:table-cell>
          <table:table-cell office:value-type="float" office:value="-1.3986133333333333E-2" table:style-name="ce18">
            <text:p>-0.01</text:p>
          </table:table-cell>
          <table:table-cell office:value-type="float" office:value="-1.3045866666666668E-2" table:style-name="ce18">
            <text:p>-0.01</text:p>
          </table:table-cell>
          <table:table-cell office:value-type="float" office:value="-1.4228483333333333E-2" table:style-name="ce18">
            <text:p>-0.01</text:p>
          </table:table-cell>
          <table:table-cell office:value-type="float" office:value="-1.3073833333333333E-2" table:style-name="ce18">
            <text:p>-0.01</text:p>
          </table:table-cell>
          <table:table-cell office:value-type="float" office:value="-1.4039599999999999E-2" table:style-name="ce18">
            <text:p>-0.01</text:p>
          </table:table-cell>
          <table:table-cell office:value-type="float" office:value="-1.4650533333333333E-2" table:style-name="ce18">
            <text:p>-0.01</text:p>
          </table:table-cell>
          <table:table-cell office:value-type="float" office:value="-1.2619116666666666E-2" table:style-name="ce18">
            <text:p>-0.01</text:p>
          </table:table-cell>
          <table:table-cell office:value-type="float" office:value="-1.4200316666666666E-2" table:style-name="ce18">
            <text:p>-0.01</text:p>
          </table:table-cell>
          <table:table-cell office:value-type="float" office:value="-1.4394966666666667E-2" table:style-name="ce18">
            <text:p>-0.01</text:p>
          </table:table-cell>
          <table:table-cell office:value-type="float" office:value="-1.5117983333333333E-2" table:style-name="ce18">
            <text:p>-0.02</text:p>
          </table:table-cell>
          <table:table-cell office:value-type="float" office:value="-1.4326466666666668E-2" table:style-name="ce18">
            <text:p>-0.01</text:p>
          </table:table-cell>
          <table:table-cell office:value-type="float" office:value="-1.4897816666666668E-2" table:style-name="ce18">
            <text:p>-0.01</text:p>
          </table:table-cell>
          <table:table-cell office:value-type="float" office:value="-1.4006566666666666E-2" table:style-name="ce18">
            <text:p>-0.01</text:p>
          </table:table-cell>
          <table:table-cell office:value-type="float" office:value="-1.416045E-2" table:style-name="ce18">
            <text:p>-0.01</text:p>
          </table:table-cell>
          <table:table-cell office:value-type="float" office:value="-1.3539966666666667E-2" table:style-name="ce18">
            <text:p>-0.01</text:p>
          </table:table-cell>
          <table:table-cell office:value-type="float" office:value="-1.4512133333333335E-2" table:style-name="ce18">
            <text:p>-0.01</text:p>
          </table:table-cell>
          <table:table-cell office:value-type="float" office:value="-1.4472E-2" table:style-name="ce18">
            <text:p>-0.01</text:p>
          </table:table-cell>
          <table:table-cell office:value-type="float" office:value="-1.4481516666666666E-2" table:style-name="ce18">
            <text:p>-0.01</text:p>
          </table:table-cell>
          <table:table-cell office:value-type="float" office:value="-1.3291233333333333E-2" table:style-name="ce18">
            <text:p>-0.01</text:p>
          </table:table-cell>
          <table:table-cell office:value-type="float" office:value="-1.2655566666666666E-2" table:style-name="ce18">
            <text:p>-0.01</text:p>
          </table:table-cell>
          <table:table-cell office:value-type="float" office:value="-1.3845666666666666E-2" table:style-name="ce18">
            <text:p>-0.01</text:p>
          </table:table-cell>
          <table:table-cell office:value-type="float" office:value="-1.32245E-2" table:style-name="ce18">
            <text:p>-0.01</text:p>
          </table:table-cell>
          <table:table-cell office:value-type="float" office:value="-1.2252666666666667E-2" table:style-name="ce18">
            <text:p>-0.01</text:p>
          </table:table-cell>
          <table:table-cell office:value-type="float" office:value="-1.1834216666666666E-2" table:style-name="ce18">
            <text:p>-0.01</text:p>
          </table:table-cell>
          <table:table-cell office:value-type="float" office:value="-1.14308E-2" table:style-name="ce18">
            <text:p>-0.01</text:p>
          </table:table-cell>
          <table:table-cell office:value-type="float" office:value="-1.0714266666666666E-2" table:style-name="ce18">
            <text:p>-0.01</text:p>
          </table:table-cell>
          <table:table-cell office:value-type="float" office:value="-1.1021783333333333E-2" table:style-name="ce18">
            <text:p>-0.01</text:p>
          </table:table-cell>
          <table:table-cell office:value-type="float" office:value="-1.1075133333333334E-2" table:style-name="ce18">
            <text:p>-0.01</text:p>
          </table:table-cell>
          <table:table-cell office:value-type="float" office:value="-8.8834833333333325E-3" table:style-name="ce18">
            <text:p>-0.01</text:p>
          </table:table-cell>
          <table:table-cell office:value-type="float" office:value="-8.6695166666666667E-3" table:style-name="ce18">
            <text:p>-0.01</text:p>
          </table:table-cell>
          <table:table-cell office:value-type="float" office:value="-7.5501166666666663E-3" table:style-name="ce18">
            <text:p>-0.01</text:p>
          </table:table-cell>
          <table:table-cell office:value-type="float" office:value="-7.1960666666666664E-3" table:style-name="ce18">
            <text:p>-0.01</text:p>
          </table:table-cell>
          <table:table-cell office:value-type="float" office:value="-6.5114166666666662E-3" table:style-name="ce18">
            <text:p>-0.01</text:p>
          </table:table-cell>
          <table:table-cell office:value-type="float" office:value="-6.0971833333333331E-3" table:style-name="ce18">
            <text:p>-0.01</text:p>
          </table:table-cell>
          <table:table-cell office:value-type="float" office:value="-5.4194166666666661E-3" table:style-name="ce18">
            <text:p>-0.01</text:p>
          </table:table-cell>
          <table:table-cell office:value-type="float" office:value="-6.4978499999999995E-3" table:style-name="ce18">
            <text:p>-0.01</text:p>
          </table:table-cell>
          <table:table-cell office:value-type="float" office:value="-6.9051833333333328E-3" table:style-name="ce18">
            <text:p>-0.01</text:p>
          </table:table-cell>
          <table:table-cell office:value-type="float" office:value="-6.1559500000000003E-3" table:style-name="ce18">
            <text:p>-0.01</text:p>
          </table:table-cell>
          <table:table-cell office:value-type="float" office:value="-5.1529000000000002E-3" table:style-name="ce18">
            <text:p>-0.01</text:p>
          </table:table-cell>
          <table:table-cell office:value-type="float" office:value="-5.2934999999999996E-3" table:style-name="ce18">
            <text:p>-0.01</text:p>
          </table:table-cell>
          <table:table-cell office:value-type="float" office:value="-3.6512166666666668E-3" table:style-name="ce18">
            <text:p>0.00</text:p>
          </table:table-cell>
          <table:table-cell office:value-type="float" office:value="-5.3718500000000001E-3" table:style-name="ce18">
            <text:p>-0.01</text:p>
          </table:table-cell>
          <table:table-cell office:value-type="float" office:value="-5.1776666666666664E-3" table:style-name="ce18">
            <text:p>-0.01</text:p>
          </table:table-cell>
          <table:table-cell office:value-type="float" office:value="-4.9091999999999998E-3" table:style-name="ce18">
            <text:p>0.00</text:p>
          </table:table-cell>
          <table:table-cell office:value-type="float" office:value="-5.5211666666666664E-3" table:style-name="ce18">
            <text:p>-0.01</text:p>
          </table:table-cell>
          <table:table-cell office:value-type="float" office:value="-5.0255999999999999E-3" table:style-name="ce18">
            <text:p>-0.01</text:p>
          </table:table-cell>
          <table:table-cell office:value-type="float" office:value="-4.0867333333333335E-3" table:style-name="ce18">
            <text:p>0.00</text:p>
          </table:table-cell>
          <table:table-cell office:value-type="float" office:value="-5.2822833333333328E-3" table:style-name="ce18">
            <text:p>-0.01</text:p>
          </table:table-cell>
          <table:table-cell office:value-type="float" office:value="-3.8571166666666666E-3" table:style-name="ce18">
            <text:p>0.00</text:p>
          </table:table-cell>
          <table:table-cell office:value-type="float" office:value="-5.5665166666666668E-3" table:style-name="ce18">
            <text:p>-0.01</text:p>
          </table:table-cell>
          <table:table-cell office:value-type="float" office:value="-6.4948333333333325E-3" table:style-name="ce18">
            <text:p>-0.01</text:p>
          </table:table-cell>
          <table:table-cell office:value-type="float" office:value="-6.2329833333333333E-3" table:style-name="ce18">
            <text:p>-0.01</text:p>
          </table:table-cell>
          <table:table-cell office:value-type="float" office:value="-7.1076166666666669E-3" table:style-name="ce18">
            <text:p>-0.01</text:p>
          </table:table-cell>
          <table:table-cell office:value-type="float" office:value="-7.1305166666666663E-3" table:style-name="ce18">
            <text:p>-0.01</text:p>
          </table:table-cell>
          <table:table-cell office:value-type="float" office:value="-6.6748333333333338E-3" table:style-name="ce18">
            <text:p>-0.01</text:p>
          </table:table-cell>
          <table:table-cell office:value-type="float" office:value="-5.018366666666667E-3" table:style-name="ce18">
            <text:p>-0.01</text:p>
          </table:table-cell>
          <table:table-cell office:value-type="float" office:value="-5.3771999999999995E-3" table:style-name="ce18">
            <text:p>-0.01</text:p>
          </table:table-cell>
          <table:table-cell office:value-type="float" office:value="-6.2974333333333339E-3" table:style-name="ce18">
            <text:p>-0.01</text:p>
          </table:table-cell>
          <table:table-cell office:value-type="float" office:value="-6.3109333333333335E-3" table:style-name="ce18">
            <text:p>-0.01</text:p>
          </table:table-cell>
          <table:table-cell office:value-type="float" office:value="-6.462183333333333E-3" table:style-name="ce18">
            <text:p>-0.01</text:p>
          </table:table-cell>
          <table:table-cell office:value-type="float" office:value="-6.7677166666666663E-3" table:style-name="ce18">
            <text:p>-0.01</text:p>
          </table:table-cell>
          <table:table-cell office:value-type="float" office:value="-6.7384833333333331E-3" table:style-name="ce18">
            <text:p>-0.01</text:p>
          </table:table-cell>
          <table:table-cell office:value-type="float" office:value="-6.9710499999999995E-3" table:style-name="ce18">
            <text:p>-0.01</text:p>
          </table:table-cell>
          <table:table-cell office:value-type="float" office:value="-6.5281499999999999E-3" table:style-name="ce18">
            <text:p>-0.01</text:p>
          </table:table-cell>
          <table:table-cell office:value-type="float" office:value="-7.1638333333333337E-3" table:style-name="ce18">
            <text:p>-0.01</text:p>
          </table:table-cell>
          <table:table-cell office:value-type="float" office:value="-6.8573000000000002E-3" table:style-name="ce18">
            <text:p>-0.01</text:p>
          </table:table-cell>
          <table:table-cell office:value-type="float" office:value="-5.4248499999999993E-3" table:style-name="ce18">
            <text:p>-0.01</text:p>
          </table:table-cell>
          <table:table-cell office:value-type="float" office:value="-6.1461833333333335E-3" table:style-name="ce18">
            <text:p>-0.01</text:p>
          </table:table-cell>
          <table:table-cell office:value-type="float" office:value="-7.2827333333333336E-3" table:style-name="ce18">
            <text:p>-0.01</text:p>
          </table:table-cell>
          <table:table-cell office:value-type="float" office:value="-7.4682833333333332E-3" table:style-name="ce18">
            <text:p>-0.01</text:p>
          </table:table-cell>
          <table:table-cell office:value-type="float" office:value="-8.2456833333333333E-3" table:style-name="ce18">
            <text:p>-0.01</text:p>
          </table:table-cell>
          <table:table-cell office:value-type="float" office:value="-9.5706666666666666E-3" table:style-name="ce18">
            <text:p>-0.01</text:p>
          </table:table-cell>
          <table:table-cell office:value-type="float" office:value="-1.0155300000000001E-2" table:style-name="ce18">
            <text:p>-0.01</text:p>
          </table:table-cell>
          <table:table-cell office:value-type="float" office:value="-1.0585466666666666E-2" table:style-name="ce18">
            <text:p>-0.01</text:p>
          </table:table-cell>
          <table:table-cell office:value-type="float" office:value="-1.16527E-2" table:style-name="ce18">
            <text:p>-0.01</text:p>
          </table:table-cell>
          <table:table-cell office:value-type="float" office:value="-1.217235E-2" table:style-name="ce18">
            <text:p>-0.01</text:p>
          </table:table-cell>
          <table:table-cell office:value-type="float" office:value="-1.0565E-2" table:style-name="ce18">
            <text:p>-0.01</text:p>
          </table:table-cell>
          <table:table-cell office:value-type="float" office:value="-1.2285900000000001E-2" table:style-name="ce18">
            <text:p>-0.01</text:p>
          </table:table-cell>
          <table:table-cell office:value-type="float" office:value="-1.2896716666666667E-2" table:style-name="ce18">
            <text:p>-0.01</text:p>
          </table:table-cell>
          <table:table-cell office:value-type="float" office:value="-1.2476000000000001E-2" table:style-name="ce18">
            <text:p>-0.01</text:p>
          </table:table-cell>
          <table:table-cell office:value-type="float" office:value="-1.2317566666666667E-2" table:style-name="ce18">
            <text:p>-0.01</text:p>
          </table:table-cell>
          <table:table-cell office:value-type="float" office:value="-1.2890850000000001E-2" table:style-name="ce18">
            <text:p>-0.01</text:p>
          </table:table-cell>
          <table:table-cell office:value-type="float" office:value="-1.2816383333333334E-2" table:style-name="ce18">
            <text:p>-0.01</text:p>
          </table:table-cell>
          <table:table-cell office:value-type="float" office:value="-1.30768E-2" table:style-name="ce18">
            <text:p>-0.01</text:p>
          </table:table-cell>
          <table:table-cell office:value-type="float" office:value="-1.3443716666666668E-2" table:style-name="ce18">
            <text:p>-0.01</text:p>
          </table:table-cell>
          <table:table-cell office:value-type="float" office:value="-1.3932566666666667E-2" table:style-name="ce18">
            <text:p>-0.01</text:p>
          </table:table-cell>
          <table:table-cell office:value-type="float" office:value="-1.3800466666666665E-2" table:style-name="ce18">
            <text:p>-0.01</text:p>
          </table:table-cell>
          <table:table-cell office:value-type="float" office:value="-1.4288549999999999E-2" table:style-name="ce18">
            <text:p>-0.01</text:p>
          </table:table-cell>
          <table:table-cell office:value-type="float" office:value="-1.4001600000000001E-2" table:style-name="ce18">
            <text:p>-0.01</text:p>
          </table:table-cell>
          <table:table-cell office:value-type="float" office:value="-1.4046683333333332E-2" table:style-name="ce18">
            <text:p>-0.01</text:p>
          </table:table-cell>
          <table:table-cell office:value-type="float" office:value="-1.4340783333333334E-2" table:style-name="ce18">
            <text:p>-0.01</text:p>
          </table:table-cell>
          <table:table-cell office:value-type="float" office:value="-1.4012333333333333E-2" table:style-name="ce18">
            <text:p>-0.01</text:p>
          </table:table-cell>
          <table:table-cell office:value-type="float" office:value="-1.33358E-2" table:style-name="ce18">
            <text:p>-0.01</text:p>
          </table:table-cell>
          <table:table-cell office:value-type="float" office:value="-1.3647033333333334E-2" table:style-name="ce18">
            <text:p>-0.01</text:p>
          </table:table-cell>
          <table:table-cell table:number-columns-repeated="16287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-1.2946816666666666E-2" table:style-name="ce18">
            <text:p>-0.01</text:p>
          </table:table-cell>
          <table:table-cell office:value-type="float" office:value="-1.365305E-2" table:style-name="ce18">
            <text:p>-0.01</text:p>
          </table:table-cell>
          <table:table-cell office:value-type="float" office:value="-1.3986133333333333E-2" table:style-name="ce18">
            <text:p>-0.01</text:p>
          </table:table-cell>
          <table:table-cell office:value-type="float" office:value="-1.3045866666666668E-2" table:style-name="ce18">
            <text:p>-0.01</text:p>
          </table:table-cell>
          <table:table-cell office:value-type="float" office:value="-1.4228483333333333E-2" table:style-name="ce18">
            <text:p>-0.01</text:p>
          </table:table-cell>
          <table:table-cell office:value-type="float" office:value="-1.3073833333333333E-2" table:style-name="ce18">
            <text:p>-0.01</text:p>
          </table:table-cell>
          <table:table-cell office:value-type="float" office:value="-1.4039599999999999E-2" table:style-name="ce18">
            <text:p>-0.01</text:p>
          </table:table-cell>
          <table:table-cell office:value-type="float" office:value="-1.4650533333333333E-2" table:style-name="ce18">
            <text:p>-0.01</text:p>
          </table:table-cell>
          <table:table-cell office:value-type="float" office:value="-1.2619116666666666E-2" table:style-name="ce18">
            <text:p>-0.01</text:p>
          </table:table-cell>
          <table:table-cell office:value-type="float" office:value="-1.4200316666666666E-2" table:style-name="ce18">
            <text:p>-0.01</text:p>
          </table:table-cell>
          <table:table-cell office:value-type="float" office:value="-1.4394966666666667E-2" table:style-name="ce18">
            <text:p>-0.01</text:p>
          </table:table-cell>
          <table:table-cell office:value-type="float" office:value="-1.5117983333333333E-2" table:style-name="ce18">
            <text:p>-0.02</text:p>
          </table:table-cell>
          <table:table-cell office:value-type="float" office:value="-1.4326466666666668E-2" table:style-name="ce18">
            <text:p>-0.01</text:p>
          </table:table-cell>
          <table:table-cell office:value-type="float" office:value="-1.4897816666666668E-2" table:style-name="ce18">
            <text:p>-0.01</text:p>
          </table:table-cell>
          <table:table-cell office:value-type="float" office:value="-1.4006566666666666E-2" table:style-name="ce18">
            <text:p>-0.01</text:p>
          </table:table-cell>
          <table:table-cell office:value-type="float" office:value="-1.416045E-2" table:style-name="ce18">
            <text:p>-0.01</text:p>
          </table:table-cell>
          <table:table-cell office:value-type="float" office:value="-1.3539966666666667E-2" table:style-name="ce18">
            <text:p>-0.01</text:p>
          </table:table-cell>
          <table:table-cell office:value-type="float" office:value="-1.4512133333333335E-2" table:style-name="ce18">
            <text:p>-0.01</text:p>
          </table:table-cell>
          <table:table-cell office:value-type="float" office:value="-1.4472E-2" table:style-name="ce18">
            <text:p>-0.01</text:p>
          </table:table-cell>
          <table:table-cell office:value-type="float" office:value="-1.4481516666666666E-2" table:style-name="ce18">
            <text:p>-0.01</text:p>
          </table:table-cell>
          <table:table-cell office:value-type="float" office:value="-1.3291233333333333E-2" table:style-name="ce18">
            <text:p>-0.01</text:p>
          </table:table-cell>
          <table:table-cell office:value-type="float" office:value="-1.2655566666666666E-2" table:style-name="ce18">
            <text:p>-0.01</text:p>
          </table:table-cell>
          <table:table-cell office:value-type="float" office:value="-1.3845666666666666E-2" table:style-name="ce18">
            <text:p>-0.01</text:p>
          </table:table-cell>
          <table:table-cell office:value-type="float" office:value="-1.32245E-2" table:style-name="ce18">
            <text:p>-0.01</text:p>
          </table:table-cell>
          <table:table-cell office:value-type="float" office:value="-1.2252666666666667E-2" table:style-name="ce18">
            <text:p>-0.01</text:p>
          </table:table-cell>
          <table:table-cell office:value-type="float" office:value="-1.1834216666666666E-2" table:style-name="ce18">
            <text:p>-0.01</text:p>
          </table:table-cell>
          <table:table-cell office:value-type="float" office:value="-1.14308E-2" table:style-name="ce18">
            <text:p>-0.01</text:p>
          </table:table-cell>
          <table:table-cell office:value-type="float" office:value="-1.0714266666666666E-2" table:style-name="ce18">
            <text:p>-0.01</text:p>
          </table:table-cell>
          <table:table-cell office:value-type="float" office:value="-1.1021783333333333E-2" table:style-name="ce18">
            <text:p>-0.01</text:p>
          </table:table-cell>
          <table:table-cell office:value-type="float" office:value="-1.1075133333333334E-2" table:style-name="ce18">
            <text:p>-0.01</text:p>
          </table:table-cell>
          <table:table-cell office:value-type="float" office:value="-8.8834833333333325E-3" table:style-name="ce18">
            <text:p>-0.01</text:p>
          </table:table-cell>
          <table:table-cell office:value-type="float" office:value="-8.6695166666666667E-3" table:style-name="ce18">
            <text:p>-0.01</text:p>
          </table:table-cell>
          <table:table-cell office:value-type="float" office:value="-7.5501166666666663E-3" table:style-name="ce18">
            <text:p>-0.01</text:p>
          </table:table-cell>
          <table:table-cell office:value-type="float" office:value="-7.1960666666666664E-3" table:style-name="ce18">
            <text:p>-0.01</text:p>
          </table:table-cell>
          <table:table-cell office:value-type="float" office:value="-6.5114166666666662E-3" table:style-name="ce18">
            <text:p>-0.01</text:p>
          </table:table-cell>
          <table:table-cell office:value-type="float" office:value="-6.0971833333333331E-3" table:style-name="ce18">
            <text:p>-0.01</text:p>
          </table:table-cell>
          <table:table-cell office:value-type="float" office:value="-5.4194166666666661E-3" table:style-name="ce18">
            <text:p>-0.01</text:p>
          </table:table-cell>
          <table:table-cell office:value-type="float" office:value="-6.4978499999999995E-3" table:style-name="ce18">
            <text:p>-0.01</text:p>
          </table:table-cell>
          <table:table-cell office:value-type="float" office:value="-6.9051833333333328E-3" table:style-name="ce18">
            <text:p>-0.01</text:p>
          </table:table-cell>
          <table:table-cell office:value-type="float" office:value="-6.1559500000000003E-3" table:style-name="ce18">
            <text:p>-0.01</text:p>
          </table:table-cell>
          <table:table-cell office:value-type="float" office:value="-5.1529000000000002E-3" table:style-name="ce18">
            <text:p>-0.01</text:p>
          </table:table-cell>
          <table:table-cell office:value-type="float" office:value="-5.2934999999999996E-3" table:style-name="ce18">
            <text:p>-0.01</text:p>
          </table:table-cell>
          <table:table-cell office:value-type="float" office:value="-3.6512166666666668E-3" table:style-name="ce18">
            <text:p>0.00</text:p>
          </table:table-cell>
          <table:table-cell office:value-type="float" office:value="-5.3718500000000001E-3" table:style-name="ce18">
            <text:p>-0.01</text:p>
          </table:table-cell>
          <table:table-cell office:value-type="float" office:value="-5.1776666666666664E-3" table:style-name="ce18">
            <text:p>-0.01</text:p>
          </table:table-cell>
          <table:table-cell office:value-type="float" office:value="-4.9091999999999998E-3" table:style-name="ce18">
            <text:p>0.00</text:p>
          </table:table-cell>
          <table:table-cell office:value-type="float" office:value="-5.5211666666666664E-3" table:style-name="ce18">
            <text:p>-0.01</text:p>
          </table:table-cell>
          <table:table-cell office:value-type="float" office:value="-5.0255999999999999E-3" table:style-name="ce18">
            <text:p>-0.01</text:p>
          </table:table-cell>
          <table:table-cell office:value-type="float" office:value="-4.0867333333333335E-3" table:style-name="ce18">
            <text:p>0.00</text:p>
          </table:table-cell>
          <table:table-cell office:value-type="float" office:value="-5.2822833333333328E-3" table:style-name="ce18">
            <text:p>-0.01</text:p>
          </table:table-cell>
          <table:table-cell office:value-type="float" office:value="-3.8571166666666666E-3" table:style-name="ce18">
            <text:p>0.00</text:p>
          </table:table-cell>
          <table:table-cell office:value-type="float" office:value="-5.5665166666666668E-3" table:style-name="ce18">
            <text:p>-0.01</text:p>
          </table:table-cell>
          <table:table-cell office:value-type="float" office:value="-6.4948333333333325E-3" table:style-name="ce18">
            <text:p>-0.01</text:p>
          </table:table-cell>
          <table:table-cell office:value-type="float" office:value="-6.2329833333333333E-3" table:style-name="ce18">
            <text:p>-0.01</text:p>
          </table:table-cell>
          <table:table-cell office:value-type="float" office:value="-7.1076166666666669E-3" table:style-name="ce18">
            <text:p>-0.01</text:p>
          </table:table-cell>
          <table:table-cell office:value-type="float" office:value="-7.1305166666666663E-3" table:style-name="ce18">
            <text:p>-0.01</text:p>
          </table:table-cell>
          <table:table-cell office:value-type="float" office:value="-6.6748333333333338E-3" table:style-name="ce18">
            <text:p>-0.01</text:p>
          </table:table-cell>
          <table:table-cell office:value-type="float" office:value="-5.018366666666667E-3" table:style-name="ce18">
            <text:p>-0.01</text:p>
          </table:table-cell>
          <table:table-cell office:value-type="float" office:value="-5.3771999999999995E-3" table:style-name="ce18">
            <text:p>-0.01</text:p>
          </table:table-cell>
          <table:table-cell office:value-type="float" office:value="-6.2974333333333339E-3" table:style-name="ce18">
            <text:p>-0.01</text:p>
          </table:table-cell>
          <table:table-cell office:value-type="float" office:value="-6.3109333333333335E-3" table:style-name="ce18">
            <text:p>-0.01</text:p>
          </table:table-cell>
          <table:table-cell office:value-type="float" office:value="-6.462183333333333E-3" table:style-name="ce18">
            <text:p>-0.01</text:p>
          </table:table-cell>
          <table:table-cell office:value-type="float" office:value="-6.7677166666666663E-3" table:style-name="ce18">
            <text:p>-0.01</text:p>
          </table:table-cell>
          <table:table-cell office:value-type="float" office:value="-6.7384833333333331E-3" table:style-name="ce18">
            <text:p>-0.01</text:p>
          </table:table-cell>
          <table:table-cell office:value-type="float" office:value="-6.9710499999999995E-3" table:style-name="ce18">
            <text:p>-0.01</text:p>
          </table:table-cell>
          <table:table-cell office:value-type="float" office:value="-6.5281499999999999E-3" table:style-name="ce18">
            <text:p>-0.01</text:p>
          </table:table-cell>
          <table:table-cell office:value-type="float" office:value="-7.1638333333333337E-3" table:style-name="ce18">
            <text:p>-0.01</text:p>
          </table:table-cell>
          <table:table-cell office:value-type="float" office:value="-6.8573000000000002E-3" table:style-name="ce18">
            <text:p>-0.01</text:p>
          </table:table-cell>
          <table:table-cell office:value-type="float" office:value="-5.4248499999999993E-3" table:style-name="ce18">
            <text:p>-0.01</text:p>
          </table:table-cell>
          <table:table-cell office:value-type="float" office:value="-6.1461833333333335E-3" table:style-name="ce18">
            <text:p>-0.01</text:p>
          </table:table-cell>
          <table:table-cell office:value-type="float" office:value="-7.2827333333333336E-3" table:style-name="ce18">
            <text:p>-0.01</text:p>
          </table:table-cell>
          <table:table-cell office:value-type="float" office:value="-7.4682833333333332E-3" table:style-name="ce18">
            <text:p>-0.01</text:p>
          </table:table-cell>
          <table:table-cell office:value-type="float" office:value="-8.2456833333333333E-3" table:style-name="ce18">
            <text:p>-0.01</text:p>
          </table:table-cell>
          <table:table-cell office:value-type="float" office:value="-9.5706666666666666E-3" table:style-name="ce18">
            <text:p>-0.01</text:p>
          </table:table-cell>
          <table:table-cell office:value-type="float" office:value="-1.0155300000000001E-2" table:style-name="ce18">
            <text:p>-0.01</text:p>
          </table:table-cell>
          <table:table-cell office:value-type="float" office:value="-1.0585466666666666E-2" table:style-name="ce18">
            <text:p>-0.01</text:p>
          </table:table-cell>
          <table:table-cell office:value-type="float" office:value="-1.16527E-2" table:style-name="ce18">
            <text:p>-0.01</text:p>
          </table:table-cell>
          <table:table-cell office:value-type="float" office:value="-1.217235E-2" table:style-name="ce18">
            <text:p>-0.01</text:p>
          </table:table-cell>
          <table:table-cell office:value-type="float" office:value="-1.0565E-2" table:style-name="ce18">
            <text:p>-0.01</text:p>
          </table:table-cell>
          <table:table-cell office:value-type="float" office:value="-1.2285900000000001E-2" table:style-name="ce18">
            <text:p>-0.01</text:p>
          </table:table-cell>
          <table:table-cell office:value-type="float" office:value="-1.2896716666666667E-2" table:style-name="ce18">
            <text:p>-0.01</text:p>
          </table:table-cell>
          <table:table-cell office:value-type="float" office:value="-1.2476000000000001E-2" table:style-name="ce18">
            <text:p>-0.01</text:p>
          </table:table-cell>
          <table:table-cell office:value-type="float" office:value="-1.2317566666666667E-2" table:style-name="ce18">
            <text:p>-0.01</text:p>
          </table:table-cell>
          <table:table-cell office:value-type="float" office:value="-1.2890850000000001E-2" table:style-name="ce18">
            <text:p>-0.01</text:p>
          </table:table-cell>
          <table:table-cell office:value-type="float" office:value="-1.2816383333333334E-2" table:style-name="ce18">
            <text:p>-0.01</text:p>
          </table:table-cell>
          <table:table-cell office:value-type="float" office:value="-1.30768E-2" table:style-name="ce18">
            <text:p>-0.01</text:p>
          </table:table-cell>
          <table:table-cell office:value-type="float" office:value="-1.3443716666666668E-2" table:style-name="ce18">
            <text:p>-0.01</text:p>
          </table:table-cell>
          <table:table-cell office:value-type="float" office:value="-1.3932566666666667E-2" table:style-name="ce18">
            <text:p>-0.01</text:p>
          </table:table-cell>
          <table:table-cell office:value-type="float" office:value="-1.3800466666666665E-2" table:style-name="ce18">
            <text:p>-0.01</text:p>
          </table:table-cell>
          <table:table-cell office:value-type="float" office:value="-1.4288549999999999E-2" table:style-name="ce18">
            <text:p>-0.01</text:p>
          </table:table-cell>
          <table:table-cell office:value-type="float" office:value="-1.4001600000000001E-2" table:style-name="ce18">
            <text:p>-0.01</text:p>
          </table:table-cell>
          <table:table-cell office:value-type="float" office:value="-1.4046683333333332E-2" table:style-name="ce18">
            <text:p>-0.01</text:p>
          </table:table-cell>
          <table:table-cell office:value-type="float" office:value="-1.4340783333333334E-2" table:style-name="ce18">
            <text:p>-0.01</text:p>
          </table:table-cell>
          <table:table-cell office:value-type="float" office:value="-1.4012333333333333E-2" table:style-name="ce18">
            <text:p>-0.01</text:p>
          </table:table-cell>
          <table:table-cell office:value-type="float" office:value="-1.33358E-2" table:style-name="ce18">
            <text:p>-0.01</text:p>
          </table:table-cell>
          <table:table-cell office:value-type="float" office:value="-1.3647033333333334E-2" table:style-name="ce18">
            <text:p>-0.01</text:p>
          </table:table-cell>
          <table:table-cell table:number-columns-repeated="16287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float" office:value="-1.2946816666666666E-2" table:style-name="ce18">
            <text:p>-0.01</text:p>
          </table:table-cell>
          <table:table-cell office:value-type="float" office:value="-1.365305E-2" table:style-name="ce18">
            <text:p>-0.01</text:p>
          </table:table-cell>
          <table:table-cell office:value-type="float" office:value="-1.3986133333333333E-2" table:style-name="ce18">
            <text:p>-0.01</text:p>
          </table:table-cell>
          <table:table-cell office:value-type="float" office:value="-1.3045866666666668E-2" table:style-name="ce18">
            <text:p>-0.01</text:p>
          </table:table-cell>
          <table:table-cell office:value-type="float" office:value="-1.4228483333333333E-2" table:style-name="ce18">
            <text:p>-0.01</text:p>
          </table:table-cell>
          <table:table-cell office:value-type="float" office:value="-1.3073833333333333E-2" table:style-name="ce18">
            <text:p>-0.01</text:p>
          </table:table-cell>
          <table:table-cell office:value-type="float" office:value="-1.4039599999999999E-2" table:style-name="ce18">
            <text:p>-0.01</text:p>
          </table:table-cell>
          <table:table-cell office:value-type="float" office:value="-1.4650533333333333E-2" table:style-name="ce18">
            <text:p>-0.01</text:p>
          </table:table-cell>
          <table:table-cell office:value-type="float" office:value="-1.2619116666666666E-2" table:style-name="ce18">
            <text:p>-0.01</text:p>
          </table:table-cell>
          <table:table-cell office:value-type="float" office:value="-1.4200316666666666E-2" table:style-name="ce18">
            <text:p>-0.01</text:p>
          </table:table-cell>
          <table:table-cell office:value-type="float" office:value="-1.4394966666666667E-2" table:style-name="ce18">
            <text:p>-0.01</text:p>
          </table:table-cell>
          <table:table-cell office:value-type="float" office:value="-1.5117983333333333E-2" table:style-name="ce18">
            <text:p>-0.02</text:p>
          </table:table-cell>
          <table:table-cell office:value-type="float" office:value="-1.4326466666666668E-2" table:style-name="ce18">
            <text:p>-0.01</text:p>
          </table:table-cell>
          <table:table-cell office:value-type="float" office:value="-1.4897816666666668E-2" table:style-name="ce18">
            <text:p>-0.01</text:p>
          </table:table-cell>
          <table:table-cell office:value-type="float" office:value="-1.4006566666666666E-2" table:style-name="ce18">
            <text:p>-0.01</text:p>
          </table:table-cell>
          <table:table-cell office:value-type="float" office:value="-1.416045E-2" table:style-name="ce18">
            <text:p>-0.01</text:p>
          </table:table-cell>
          <table:table-cell office:value-type="float" office:value="-1.3539966666666667E-2" table:style-name="ce18">
            <text:p>-0.01</text:p>
          </table:table-cell>
          <table:table-cell office:value-type="float" office:value="-1.4512133333333335E-2" table:style-name="ce18">
            <text:p>-0.01</text:p>
          </table:table-cell>
          <table:table-cell office:value-type="float" office:value="-1.4472E-2" table:style-name="ce18">
            <text:p>-0.01</text:p>
          </table:table-cell>
          <table:table-cell office:value-type="float" office:value="-1.4481516666666666E-2" table:style-name="ce18">
            <text:p>-0.01</text:p>
          </table:table-cell>
          <table:table-cell office:value-type="float" office:value="-1.3291233333333333E-2" table:style-name="ce18">
            <text:p>-0.01</text:p>
          </table:table-cell>
          <table:table-cell office:value-type="float" office:value="-1.2655566666666666E-2" table:style-name="ce18">
            <text:p>-0.01</text:p>
          </table:table-cell>
          <table:table-cell office:value-type="float" office:value="-1.3845666666666666E-2" table:style-name="ce18">
            <text:p>-0.01</text:p>
          </table:table-cell>
          <table:table-cell office:value-type="float" office:value="-1.32245E-2" table:style-name="ce18">
            <text:p>-0.01</text:p>
          </table:table-cell>
          <table:table-cell office:value-type="float" office:value="-1.2252666666666667E-2" table:style-name="ce18">
            <text:p>-0.01</text:p>
          </table:table-cell>
          <table:table-cell office:value-type="float" office:value="-1.1834216666666666E-2" table:style-name="ce18">
            <text:p>-0.01</text:p>
          </table:table-cell>
          <table:table-cell office:value-type="float" office:value="-1.14308E-2" table:style-name="ce18">
            <text:p>-0.01</text:p>
          </table:table-cell>
          <table:table-cell office:value-type="float" office:value="-1.0714266666666666E-2" table:style-name="ce18">
            <text:p>-0.01</text:p>
          </table:table-cell>
          <table:table-cell office:value-type="float" office:value="-1.1021783333333333E-2" table:style-name="ce18">
            <text:p>-0.01</text:p>
          </table:table-cell>
          <table:table-cell office:value-type="float" office:value="-1.1075133333333334E-2" table:style-name="ce18">
            <text:p>-0.01</text:p>
          </table:table-cell>
          <table:table-cell office:value-type="float" office:value="-8.8834833333333325E-3" table:style-name="ce18">
            <text:p>-0.01</text:p>
          </table:table-cell>
          <table:table-cell office:value-type="float" office:value="-8.6695166666666667E-3" table:style-name="ce18">
            <text:p>-0.01</text:p>
          </table:table-cell>
          <table:table-cell office:value-type="float" office:value="-7.5501166666666663E-3" table:style-name="ce18">
            <text:p>-0.01</text:p>
          </table:table-cell>
          <table:table-cell office:value-type="float" office:value="-7.1960666666666664E-3" table:style-name="ce18">
            <text:p>-0.01</text:p>
          </table:table-cell>
          <table:table-cell office:value-type="float" office:value="-6.5114166666666662E-3" table:style-name="ce18">
            <text:p>-0.01</text:p>
          </table:table-cell>
          <table:table-cell office:value-type="float" office:value="-6.0971833333333331E-3" table:style-name="ce18">
            <text:p>-0.01</text:p>
          </table:table-cell>
          <table:table-cell office:value-type="float" office:value="-5.4194166666666661E-3" table:style-name="ce18">
            <text:p>-0.01</text:p>
          </table:table-cell>
          <table:table-cell office:value-type="float" office:value="-6.4978499999999995E-3" table:style-name="ce18">
            <text:p>-0.01</text:p>
          </table:table-cell>
          <table:table-cell office:value-type="float" office:value="-6.9051833333333328E-3" table:style-name="ce18">
            <text:p>-0.01</text:p>
          </table:table-cell>
          <table:table-cell office:value-type="float" office:value="-6.1559500000000003E-3" table:style-name="ce18">
            <text:p>-0.01</text:p>
          </table:table-cell>
          <table:table-cell office:value-type="float" office:value="-5.1529000000000002E-3" table:style-name="ce18">
            <text:p>-0.01</text:p>
          </table:table-cell>
          <table:table-cell office:value-type="float" office:value="-5.2934999999999996E-3" table:style-name="ce18">
            <text:p>-0.01</text:p>
          </table:table-cell>
          <table:table-cell office:value-type="float" office:value="-3.6512166666666668E-3" table:style-name="ce18">
            <text:p>0.00</text:p>
          </table:table-cell>
          <table:table-cell office:value-type="float" office:value="-5.3718500000000001E-3" table:style-name="ce18">
            <text:p>-0.01</text:p>
          </table:table-cell>
          <table:table-cell office:value-type="float" office:value="-5.1776666666666664E-3" table:style-name="ce18">
            <text:p>-0.01</text:p>
          </table:table-cell>
          <table:table-cell office:value-type="float" office:value="-4.9091999999999998E-3" table:style-name="ce18">
            <text:p>0.00</text:p>
          </table:table-cell>
          <table:table-cell office:value-type="float" office:value="-5.5211666666666664E-3" table:style-name="ce18">
            <text:p>-0.01</text:p>
          </table:table-cell>
          <table:table-cell office:value-type="float" office:value="-5.0255999999999999E-3" table:style-name="ce18">
            <text:p>-0.01</text:p>
          </table:table-cell>
          <table:table-cell office:value-type="float" office:value="-4.0867333333333335E-3" table:style-name="ce18">
            <text:p>0.00</text:p>
          </table:table-cell>
          <table:table-cell office:value-type="float" office:value="-5.2822833333333328E-3" table:style-name="ce18">
            <text:p>-0.01</text:p>
          </table:table-cell>
          <table:table-cell office:value-type="float" office:value="-3.8571166666666666E-3" table:style-name="ce18">
            <text:p>0.00</text:p>
          </table:table-cell>
          <table:table-cell office:value-type="float" office:value="-5.5665166666666668E-3" table:style-name="ce18">
            <text:p>-0.01</text:p>
          </table:table-cell>
          <table:table-cell office:value-type="float" office:value="-6.4948333333333325E-3" table:style-name="ce18">
            <text:p>-0.01</text:p>
          </table:table-cell>
          <table:table-cell office:value-type="float" office:value="-6.2329833333333333E-3" table:style-name="ce18">
            <text:p>-0.01</text:p>
          </table:table-cell>
          <table:table-cell office:value-type="float" office:value="-7.1076166666666669E-3" table:style-name="ce18">
            <text:p>-0.01</text:p>
          </table:table-cell>
          <table:table-cell office:value-type="float" office:value="-7.1305166666666663E-3" table:style-name="ce18">
            <text:p>-0.01</text:p>
          </table:table-cell>
          <table:table-cell office:value-type="float" office:value="-6.6748333333333338E-3" table:style-name="ce18">
            <text:p>-0.01</text:p>
          </table:table-cell>
          <table:table-cell office:value-type="float" office:value="-5.018366666666667E-3" table:style-name="ce18">
            <text:p>-0.01</text:p>
          </table:table-cell>
          <table:table-cell office:value-type="float" office:value="-5.3771999999999995E-3" table:style-name="ce18">
            <text:p>-0.01</text:p>
          </table:table-cell>
          <table:table-cell office:value-type="float" office:value="-6.2974333333333339E-3" table:style-name="ce18">
            <text:p>-0.01</text:p>
          </table:table-cell>
          <table:table-cell office:value-type="float" office:value="-6.3109333333333335E-3" table:style-name="ce18">
            <text:p>-0.01</text:p>
          </table:table-cell>
          <table:table-cell office:value-type="float" office:value="-6.462183333333333E-3" table:style-name="ce18">
            <text:p>-0.01</text:p>
          </table:table-cell>
          <table:table-cell office:value-type="float" office:value="-6.7677166666666663E-3" table:style-name="ce18">
            <text:p>-0.01</text:p>
          </table:table-cell>
          <table:table-cell office:value-type="float" office:value="-6.7384833333333331E-3" table:style-name="ce18">
            <text:p>-0.01</text:p>
          </table:table-cell>
          <table:table-cell office:value-type="float" office:value="-6.9710499999999995E-3" table:style-name="ce18">
            <text:p>-0.01</text:p>
          </table:table-cell>
          <table:table-cell office:value-type="float" office:value="-6.5281499999999999E-3" table:style-name="ce18">
            <text:p>-0.01</text:p>
          </table:table-cell>
          <table:table-cell office:value-type="float" office:value="-7.1638333333333337E-3" table:style-name="ce18">
            <text:p>-0.01</text:p>
          </table:table-cell>
          <table:table-cell office:value-type="float" office:value="-6.8573000000000002E-3" table:style-name="ce18">
            <text:p>-0.01</text:p>
          </table:table-cell>
          <table:table-cell office:value-type="float" office:value="-5.4248499999999993E-3" table:style-name="ce18">
            <text:p>-0.01</text:p>
          </table:table-cell>
          <table:table-cell office:value-type="float" office:value="-6.1461833333333335E-3" table:style-name="ce18">
            <text:p>-0.01</text:p>
          </table:table-cell>
          <table:table-cell office:value-type="float" office:value="-7.2827333333333336E-3" table:style-name="ce18">
            <text:p>-0.01</text:p>
          </table:table-cell>
          <table:table-cell office:value-type="float" office:value="-7.4682833333333332E-3" table:style-name="ce18">
            <text:p>-0.01</text:p>
          </table:table-cell>
          <table:table-cell office:value-type="float" office:value="-8.2456833333333333E-3" table:style-name="ce18">
            <text:p>-0.01</text:p>
          </table:table-cell>
          <table:table-cell office:value-type="float" office:value="-9.5706666666666666E-3" table:style-name="ce18">
            <text:p>-0.01</text:p>
          </table:table-cell>
          <table:table-cell office:value-type="float" office:value="-1.0155300000000001E-2" table:style-name="ce18">
            <text:p>-0.01</text:p>
          </table:table-cell>
          <table:table-cell office:value-type="float" office:value="-1.0585466666666666E-2" table:style-name="ce18">
            <text:p>-0.01</text:p>
          </table:table-cell>
          <table:table-cell office:value-type="float" office:value="-1.16527E-2" table:style-name="ce18">
            <text:p>-0.01</text:p>
          </table:table-cell>
          <table:table-cell office:value-type="float" office:value="-1.217235E-2" table:style-name="ce18">
            <text:p>-0.01</text:p>
          </table:table-cell>
          <table:table-cell office:value-type="float" office:value="-1.0565E-2" table:style-name="ce18">
            <text:p>-0.01</text:p>
          </table:table-cell>
          <table:table-cell office:value-type="float" office:value="-1.2285900000000001E-2" table:style-name="ce18">
            <text:p>-0.01</text:p>
          </table:table-cell>
          <table:table-cell office:value-type="float" office:value="-1.2896716666666667E-2" table:style-name="ce18">
            <text:p>-0.01</text:p>
          </table:table-cell>
          <table:table-cell office:value-type="float" office:value="-1.2476000000000001E-2" table:style-name="ce18">
            <text:p>-0.01</text:p>
          </table:table-cell>
          <table:table-cell office:value-type="float" office:value="-1.2317566666666667E-2" table:style-name="ce18">
            <text:p>-0.01</text:p>
          </table:table-cell>
          <table:table-cell office:value-type="float" office:value="-1.2890850000000001E-2" table:style-name="ce18">
            <text:p>-0.01</text:p>
          </table:table-cell>
          <table:table-cell office:value-type="float" office:value="-1.2816383333333334E-2" table:style-name="ce18">
            <text:p>-0.01</text:p>
          </table:table-cell>
          <table:table-cell office:value-type="float" office:value="-1.30768E-2" table:style-name="ce18">
            <text:p>-0.01</text:p>
          </table:table-cell>
          <table:table-cell office:value-type="float" office:value="-1.3443716666666668E-2" table:style-name="ce18">
            <text:p>-0.01</text:p>
          </table:table-cell>
          <table:table-cell office:value-type="float" office:value="-1.3932566666666667E-2" table:style-name="ce18">
            <text:p>-0.01</text:p>
          </table:table-cell>
          <table:table-cell office:value-type="float" office:value="-1.3800466666666665E-2" table:style-name="ce18">
            <text:p>-0.01</text:p>
          </table:table-cell>
          <table:table-cell office:value-type="float" office:value="-1.4288549999999999E-2" table:style-name="ce18">
            <text:p>-0.01</text:p>
          </table:table-cell>
          <table:table-cell office:value-type="float" office:value="-1.4001600000000001E-2" table:style-name="ce18">
            <text:p>-0.01</text:p>
          </table:table-cell>
          <table:table-cell office:value-type="float" office:value="-1.4046683333333332E-2" table:style-name="ce18">
            <text:p>-0.01</text:p>
          </table:table-cell>
          <table:table-cell office:value-type="float" office:value="-1.4340783333333334E-2" table:style-name="ce18">
            <text:p>-0.01</text:p>
          </table:table-cell>
          <table:table-cell office:value-type="float" office:value="-1.4012333333333333E-2" table:style-name="ce18">
            <text:p>-0.01</text:p>
          </table:table-cell>
          <table:table-cell office:value-type="float" office:value="-1.33358E-2" table:style-name="ce18">
            <text:p>-0.01</text:p>
          </table:table-cell>
          <table:table-cell office:value-type="float" office:value="-1.3647033333333334E-2" table:style-name="ce18">
            <text:p>-0.01</text:p>
          </table:table-cell>
          <table:table-cell table:number-columns-repeated="16287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float" office:value="-1.2946816666666666E-2" table:style-name="ce18">
            <text:p>-0.01</text:p>
          </table:table-cell>
          <table:table-cell office:value-type="float" office:value="-1.365305E-2" table:style-name="ce18">
            <text:p>-0.01</text:p>
          </table:table-cell>
          <table:table-cell office:value-type="float" office:value="-1.3986133333333333E-2" table:style-name="ce18">
            <text:p>-0.01</text:p>
          </table:table-cell>
          <table:table-cell office:value-type="float" office:value="-1.3045866666666668E-2" table:style-name="ce18">
            <text:p>-0.01</text:p>
          </table:table-cell>
          <table:table-cell office:value-type="float" office:value="-1.4228483333333333E-2" table:style-name="ce18">
            <text:p>-0.01</text:p>
          </table:table-cell>
          <table:table-cell office:value-type="float" office:value="-1.3073833333333333E-2" table:style-name="ce18">
            <text:p>-0.01</text:p>
          </table:table-cell>
          <table:table-cell office:value-type="float" office:value="-1.4039599999999999E-2" table:style-name="ce18">
            <text:p>-0.01</text:p>
          </table:table-cell>
          <table:table-cell office:value-type="float" office:value="-1.4650533333333333E-2" table:style-name="ce18">
            <text:p>-0.01</text:p>
          </table:table-cell>
          <table:table-cell office:value-type="float" office:value="-1.2619116666666666E-2" table:style-name="ce18">
            <text:p>-0.01</text:p>
          </table:table-cell>
          <table:table-cell office:value-type="float" office:value="-1.4200316666666666E-2" table:style-name="ce18">
            <text:p>-0.01</text:p>
          </table:table-cell>
          <table:table-cell office:value-type="float" office:value="-1.4394966666666667E-2" table:style-name="ce18">
            <text:p>-0.01</text:p>
          </table:table-cell>
          <table:table-cell office:value-type="float" office:value="-1.5117983333333333E-2" table:style-name="ce18">
            <text:p>-0.02</text:p>
          </table:table-cell>
          <table:table-cell office:value-type="float" office:value="-1.4326466666666668E-2" table:style-name="ce18">
            <text:p>-0.01</text:p>
          </table:table-cell>
          <table:table-cell office:value-type="float" office:value="-1.4897816666666668E-2" table:style-name="ce18">
            <text:p>-0.01</text:p>
          </table:table-cell>
          <table:table-cell office:value-type="float" office:value="-1.4006566666666666E-2" table:style-name="ce18">
            <text:p>-0.01</text:p>
          </table:table-cell>
          <table:table-cell office:value-type="float" office:value="-1.416045E-2" table:style-name="ce18">
            <text:p>-0.01</text:p>
          </table:table-cell>
          <table:table-cell office:value-type="float" office:value="-1.3539966666666667E-2" table:style-name="ce18">
            <text:p>-0.01</text:p>
          </table:table-cell>
          <table:table-cell office:value-type="float" office:value="-1.4512133333333335E-2" table:style-name="ce18">
            <text:p>-0.01</text:p>
          </table:table-cell>
          <table:table-cell office:value-type="float" office:value="-1.4472E-2" table:style-name="ce18">
            <text:p>-0.01</text:p>
          </table:table-cell>
          <table:table-cell office:value-type="float" office:value="-1.4481516666666666E-2" table:style-name="ce18">
            <text:p>-0.01</text:p>
          </table:table-cell>
          <table:table-cell office:value-type="float" office:value="-1.3291233333333333E-2" table:style-name="ce18">
            <text:p>-0.01</text:p>
          </table:table-cell>
          <table:table-cell office:value-type="float" office:value="-1.2655566666666666E-2" table:style-name="ce18">
            <text:p>-0.01</text:p>
          </table:table-cell>
          <table:table-cell office:value-type="float" office:value="-1.3845666666666666E-2" table:style-name="ce18">
            <text:p>-0.01</text:p>
          </table:table-cell>
          <table:table-cell office:value-type="float" office:value="-1.32245E-2" table:style-name="ce18">
            <text:p>-0.01</text:p>
          </table:table-cell>
          <table:table-cell office:value-type="float" office:value="-1.2252666666666667E-2" table:style-name="ce18">
            <text:p>-0.01</text:p>
          </table:table-cell>
          <table:table-cell office:value-type="float" office:value="-1.1834216666666666E-2" table:style-name="ce18">
            <text:p>-0.01</text:p>
          </table:table-cell>
          <table:table-cell office:value-type="float" office:value="-1.14308E-2" table:style-name="ce18">
            <text:p>-0.01</text:p>
          </table:table-cell>
          <table:table-cell office:value-type="float" office:value="-1.0714266666666666E-2" table:style-name="ce18">
            <text:p>-0.01</text:p>
          </table:table-cell>
          <table:table-cell office:value-type="float" office:value="-1.1021783333333333E-2" table:style-name="ce18">
            <text:p>-0.01</text:p>
          </table:table-cell>
          <table:table-cell office:value-type="float" office:value="-1.1075133333333334E-2" table:style-name="ce18">
            <text:p>-0.01</text:p>
          </table:table-cell>
          <table:table-cell office:value-type="float" office:value="-8.8834833333333325E-3" table:style-name="ce18">
            <text:p>-0.01</text:p>
          </table:table-cell>
          <table:table-cell office:value-type="float" office:value="-8.6695166666666667E-3" table:style-name="ce18">
            <text:p>-0.01</text:p>
          </table:table-cell>
          <table:table-cell office:value-type="float" office:value="-7.5501166666666663E-3" table:style-name="ce18">
            <text:p>-0.01</text:p>
          </table:table-cell>
          <table:table-cell office:value-type="float" office:value="-7.1960666666666664E-3" table:style-name="ce18">
            <text:p>-0.01</text:p>
          </table:table-cell>
          <table:table-cell office:value-type="float" office:value="-6.5114166666666662E-3" table:style-name="ce18">
            <text:p>-0.01</text:p>
          </table:table-cell>
          <table:table-cell office:value-type="float" office:value="-6.0971833333333331E-3" table:style-name="ce18">
            <text:p>-0.01</text:p>
          </table:table-cell>
          <table:table-cell office:value-type="float" office:value="-5.4194166666666661E-3" table:style-name="ce18">
            <text:p>-0.01</text:p>
          </table:table-cell>
          <table:table-cell office:value-type="float" office:value="-6.4978499999999995E-3" table:style-name="ce18">
            <text:p>-0.01</text:p>
          </table:table-cell>
          <table:table-cell office:value-type="float" office:value="-6.9051833333333328E-3" table:style-name="ce18">
            <text:p>-0.01</text:p>
          </table:table-cell>
          <table:table-cell office:value-type="float" office:value="-6.1559500000000003E-3" table:style-name="ce18">
            <text:p>-0.01</text:p>
          </table:table-cell>
          <table:table-cell office:value-type="float" office:value="-5.1529000000000002E-3" table:style-name="ce18">
            <text:p>-0.01</text:p>
          </table:table-cell>
          <table:table-cell office:value-type="float" office:value="-5.2934999999999996E-3" table:style-name="ce18">
            <text:p>-0.01</text:p>
          </table:table-cell>
          <table:table-cell office:value-type="float" office:value="-3.6512166666666668E-3" table:style-name="ce18">
            <text:p>0.00</text:p>
          </table:table-cell>
          <table:table-cell office:value-type="float" office:value="-5.3718500000000001E-3" table:style-name="ce18">
            <text:p>-0.01</text:p>
          </table:table-cell>
          <table:table-cell office:value-type="float" office:value="-5.1776666666666664E-3" table:style-name="ce18">
            <text:p>-0.01</text:p>
          </table:table-cell>
          <table:table-cell office:value-type="float" office:value="-4.9091999999999998E-3" table:style-name="ce18">
            <text:p>0.00</text:p>
          </table:table-cell>
          <table:table-cell office:value-type="float" office:value="-5.5211666666666664E-3" table:style-name="ce18">
            <text:p>-0.01</text:p>
          </table:table-cell>
          <table:table-cell office:value-type="float" office:value="-5.0255999999999999E-3" table:style-name="ce18">
            <text:p>-0.01</text:p>
          </table:table-cell>
          <table:table-cell office:value-type="float" office:value="-4.0867333333333335E-3" table:style-name="ce18">
            <text:p>0.00</text:p>
          </table:table-cell>
          <table:table-cell office:value-type="float" office:value="-5.2822833333333328E-3" table:style-name="ce18">
            <text:p>-0.01</text:p>
          </table:table-cell>
          <table:table-cell office:value-type="float" office:value="-3.8571166666666666E-3" table:style-name="ce18">
            <text:p>0.00</text:p>
          </table:table-cell>
          <table:table-cell office:value-type="float" office:value="-5.5665166666666668E-3" table:style-name="ce18">
            <text:p>-0.01</text:p>
          </table:table-cell>
          <table:table-cell office:value-type="float" office:value="-6.4948333333333325E-3" table:style-name="ce18">
            <text:p>-0.01</text:p>
          </table:table-cell>
          <table:table-cell office:value-type="float" office:value="-6.2329833333333333E-3" table:style-name="ce18">
            <text:p>-0.01</text:p>
          </table:table-cell>
          <table:table-cell office:value-type="float" office:value="-7.1076166666666669E-3" table:style-name="ce18">
            <text:p>-0.01</text:p>
          </table:table-cell>
          <table:table-cell office:value-type="float" office:value="-7.1305166666666663E-3" table:style-name="ce18">
            <text:p>-0.01</text:p>
          </table:table-cell>
          <table:table-cell office:value-type="float" office:value="-6.6748333333333338E-3" table:style-name="ce18">
            <text:p>-0.01</text:p>
          </table:table-cell>
          <table:table-cell office:value-type="float" office:value="-5.018366666666667E-3" table:style-name="ce18">
            <text:p>-0.01</text:p>
          </table:table-cell>
          <table:table-cell office:value-type="float" office:value="-5.3771999999999995E-3" table:style-name="ce18">
            <text:p>-0.01</text:p>
          </table:table-cell>
          <table:table-cell office:value-type="float" office:value="-6.2974333333333339E-3" table:style-name="ce18">
            <text:p>-0.01</text:p>
          </table:table-cell>
          <table:table-cell office:value-type="float" office:value="-6.3109333333333335E-3" table:style-name="ce18">
            <text:p>-0.01</text:p>
          </table:table-cell>
          <table:table-cell office:value-type="float" office:value="-6.462183333333333E-3" table:style-name="ce18">
            <text:p>-0.01</text:p>
          </table:table-cell>
          <table:table-cell office:value-type="float" office:value="-6.7677166666666663E-3" table:style-name="ce18">
            <text:p>-0.01</text:p>
          </table:table-cell>
          <table:table-cell office:value-type="float" office:value="-6.7384833333333331E-3" table:style-name="ce18">
            <text:p>-0.01</text:p>
          </table:table-cell>
          <table:table-cell office:value-type="float" office:value="-6.9710499999999995E-3" table:style-name="ce18">
            <text:p>-0.01</text:p>
          </table:table-cell>
          <table:table-cell office:value-type="float" office:value="-6.5281499999999999E-3" table:style-name="ce18">
            <text:p>-0.01</text:p>
          </table:table-cell>
          <table:table-cell office:value-type="float" office:value="-7.1638333333333337E-3" table:style-name="ce18">
            <text:p>-0.01</text:p>
          </table:table-cell>
          <table:table-cell office:value-type="float" office:value="-6.8573000000000002E-3" table:style-name="ce18">
            <text:p>-0.01</text:p>
          </table:table-cell>
          <table:table-cell office:value-type="float" office:value="-5.4248499999999993E-3" table:style-name="ce18">
            <text:p>-0.01</text:p>
          </table:table-cell>
          <table:table-cell office:value-type="float" office:value="-6.1461833333333335E-3" table:style-name="ce18">
            <text:p>-0.01</text:p>
          </table:table-cell>
          <table:table-cell office:value-type="float" office:value="-7.2827333333333336E-3" table:style-name="ce18">
            <text:p>-0.01</text:p>
          </table:table-cell>
          <table:table-cell office:value-type="float" office:value="-7.4682833333333332E-3" table:style-name="ce18">
            <text:p>-0.01</text:p>
          </table:table-cell>
          <table:table-cell office:value-type="float" office:value="-8.2456833333333333E-3" table:style-name="ce18">
            <text:p>-0.01</text:p>
          </table:table-cell>
          <table:table-cell office:value-type="float" office:value="-9.5706666666666666E-3" table:style-name="ce18">
            <text:p>-0.01</text:p>
          </table:table-cell>
          <table:table-cell office:value-type="float" office:value="-1.0155300000000001E-2" table:style-name="ce18">
            <text:p>-0.01</text:p>
          </table:table-cell>
          <table:table-cell office:value-type="float" office:value="-1.0585466666666666E-2" table:style-name="ce18">
            <text:p>-0.01</text:p>
          </table:table-cell>
          <table:table-cell office:value-type="float" office:value="-1.16527E-2" table:style-name="ce18">
            <text:p>-0.01</text:p>
          </table:table-cell>
          <table:table-cell office:value-type="float" office:value="-1.217235E-2" table:style-name="ce18">
            <text:p>-0.01</text:p>
          </table:table-cell>
          <table:table-cell office:value-type="float" office:value="-1.0565E-2" table:style-name="ce18">
            <text:p>-0.01</text:p>
          </table:table-cell>
          <table:table-cell office:value-type="float" office:value="-1.2285900000000001E-2" table:style-name="ce18">
            <text:p>-0.01</text:p>
          </table:table-cell>
          <table:table-cell office:value-type="float" office:value="-1.2896716666666667E-2" table:style-name="ce18">
            <text:p>-0.01</text:p>
          </table:table-cell>
          <table:table-cell office:value-type="float" office:value="-1.2476000000000001E-2" table:style-name="ce18">
            <text:p>-0.01</text:p>
          </table:table-cell>
          <table:table-cell office:value-type="float" office:value="-1.2317566666666667E-2" table:style-name="ce18">
            <text:p>-0.01</text:p>
          </table:table-cell>
          <table:table-cell office:value-type="float" office:value="-1.2890850000000001E-2" table:style-name="ce18">
            <text:p>-0.01</text:p>
          </table:table-cell>
          <table:table-cell office:value-type="float" office:value="-1.2816383333333334E-2" table:style-name="ce18">
            <text:p>-0.01</text:p>
          </table:table-cell>
          <table:table-cell office:value-type="float" office:value="-1.30768E-2" table:style-name="ce18">
            <text:p>-0.01</text:p>
          </table:table-cell>
          <table:table-cell office:value-type="float" office:value="-1.3443716666666668E-2" table:style-name="ce18">
            <text:p>-0.01</text:p>
          </table:table-cell>
          <table:table-cell office:value-type="float" office:value="-1.3932566666666667E-2" table:style-name="ce18">
            <text:p>-0.01</text:p>
          </table:table-cell>
          <table:table-cell office:value-type="float" office:value="-1.3800466666666665E-2" table:style-name="ce18">
            <text:p>-0.01</text:p>
          </table:table-cell>
          <table:table-cell office:value-type="float" office:value="-1.4288549999999999E-2" table:style-name="ce18">
            <text:p>-0.01</text:p>
          </table:table-cell>
          <table:table-cell office:value-type="float" office:value="-1.4001600000000001E-2" table:style-name="ce18">
            <text:p>-0.01</text:p>
          </table:table-cell>
          <table:table-cell office:value-type="float" office:value="-1.4046683333333332E-2" table:style-name="ce18">
            <text:p>-0.01</text:p>
          </table:table-cell>
          <table:table-cell office:value-type="float" office:value="-1.4340783333333334E-2" table:style-name="ce18">
            <text:p>-0.01</text:p>
          </table:table-cell>
          <table:table-cell office:value-type="float" office:value="-1.4012333333333333E-2" table:style-name="ce18">
            <text:p>-0.01</text:p>
          </table:table-cell>
          <table:table-cell office:value-type="float" office:value="-1.33358E-2" table:style-name="ce18">
            <text:p>-0.01</text:p>
          </table:table-cell>
          <table:table-cell office:value-type="float" office:value="-1.3647033333333334E-2" table:style-name="ce18">
            <text:p>-0.01</text:p>
          </table:table-cell>
          <table:table-cell table:number-columns-repeated="16287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table:number-columns-repeated="16287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float" office:value="-1.2946816666666666E-2" table:style-name="ce18">
            <text:p>-0.01</text:p>
          </table:table-cell>
          <table:table-cell office:value-type="float" office:value="-1.365305E-2" table:style-name="ce18">
            <text:p>-0.01</text:p>
          </table:table-cell>
          <table:table-cell office:value-type="float" office:value="-1.3986133333333333E-2" table:style-name="ce18">
            <text:p>-0.01</text:p>
          </table:table-cell>
          <table:table-cell office:value-type="float" office:value="-1.3045866666666668E-2" table:style-name="ce18">
            <text:p>-0.01</text:p>
          </table:table-cell>
          <table:table-cell office:value-type="float" office:value="-1.4228483333333333E-2" table:style-name="ce18">
            <text:p>-0.01</text:p>
          </table:table-cell>
          <table:table-cell office:value-type="float" office:value="-1.3073833333333333E-2" table:style-name="ce18">
            <text:p>-0.01</text:p>
          </table:table-cell>
          <table:table-cell office:value-type="float" office:value="-1.4039599999999999E-2" table:style-name="ce18">
            <text:p>-0.01</text:p>
          </table:table-cell>
          <table:table-cell office:value-type="float" office:value="-1.4650533333333333E-2" table:style-name="ce18">
            <text:p>-0.01</text:p>
          </table:table-cell>
          <table:table-cell office:value-type="float" office:value="-1.2619116666666666E-2" table:style-name="ce18">
            <text:p>-0.01</text:p>
          </table:table-cell>
          <table:table-cell office:value-type="float" office:value="-1.4200316666666666E-2" table:style-name="ce18">
            <text:p>-0.01</text:p>
          </table:table-cell>
          <table:table-cell office:value-type="float" office:value="-1.4394966666666667E-2" table:style-name="ce18">
            <text:p>-0.01</text:p>
          </table:table-cell>
          <table:table-cell office:value-type="float" office:value="-1.5117983333333333E-2" table:style-name="ce18">
            <text:p>-0.02</text:p>
          </table:table-cell>
          <table:table-cell office:value-type="float" office:value="-1.4326466666666668E-2" table:style-name="ce18">
            <text:p>-0.01</text:p>
          </table:table-cell>
          <table:table-cell office:value-type="float" office:value="-1.4897816666666668E-2" table:style-name="ce18">
            <text:p>-0.01</text:p>
          </table:table-cell>
          <table:table-cell office:value-type="float" office:value="-1.4006566666666666E-2" table:style-name="ce18">
            <text:p>-0.01</text:p>
          </table:table-cell>
          <table:table-cell office:value-type="float" office:value="-1.416045E-2" table:style-name="ce18">
            <text:p>-0.01</text:p>
          </table:table-cell>
          <table:table-cell office:value-type="float" office:value="-1.3539966666666667E-2" table:style-name="ce18">
            <text:p>-0.01</text:p>
          </table:table-cell>
          <table:table-cell office:value-type="float" office:value="-1.4512133333333335E-2" table:style-name="ce18">
            <text:p>-0.01</text:p>
          </table:table-cell>
          <table:table-cell office:value-type="float" office:value="-1.4472E-2" table:style-name="ce18">
            <text:p>-0.01</text:p>
          </table:table-cell>
          <table:table-cell office:value-type="float" office:value="-1.4481516666666666E-2" table:style-name="ce18">
            <text:p>-0.01</text:p>
          </table:table-cell>
          <table:table-cell office:value-type="float" office:value="-1.3291233333333333E-2" table:style-name="ce18">
            <text:p>-0.01</text:p>
          </table:table-cell>
          <table:table-cell office:value-type="float" office:value="-1.2655566666666666E-2" table:style-name="ce18">
            <text:p>-0.01</text:p>
          </table:table-cell>
          <table:table-cell office:value-type="float" office:value="-1.3845666666666666E-2" table:style-name="ce18">
            <text:p>-0.01</text:p>
          </table:table-cell>
          <table:table-cell office:value-type="float" office:value="-1.32245E-2" table:style-name="ce18">
            <text:p>-0.01</text:p>
          </table:table-cell>
          <table:table-cell office:value-type="float" office:value="-1.2252666666666667E-2" table:style-name="ce18">
            <text:p>-0.01</text:p>
          </table:table-cell>
          <table:table-cell office:value-type="float" office:value="-1.1834216666666666E-2" table:style-name="ce18">
            <text:p>-0.01</text:p>
          </table:table-cell>
          <table:table-cell office:value-type="float" office:value="-1.14308E-2" table:style-name="ce18">
            <text:p>-0.01</text:p>
          </table:table-cell>
          <table:table-cell office:value-type="float" office:value="-1.0714266666666666E-2" table:style-name="ce18">
            <text:p>-0.01</text:p>
          </table:table-cell>
          <table:table-cell office:value-type="float" office:value="-1.1021783333333333E-2" table:style-name="ce18">
            <text:p>-0.01</text:p>
          </table:table-cell>
          <table:table-cell office:value-type="float" office:value="-1.1075133333333334E-2" table:style-name="ce18">
            <text:p>-0.01</text:p>
          </table:table-cell>
          <table:table-cell office:value-type="float" office:value="-8.8834833333333325E-3" table:style-name="ce18">
            <text:p>-0.01</text:p>
          </table:table-cell>
          <table:table-cell office:value-type="float" office:value="-8.6695166666666667E-3" table:style-name="ce18">
            <text:p>-0.01</text:p>
          </table:table-cell>
          <table:table-cell office:value-type="float" office:value="-7.5501166666666663E-3" table:style-name="ce18">
            <text:p>-0.01</text:p>
          </table:table-cell>
          <table:table-cell office:value-type="float" office:value="-7.1960666666666664E-3" table:style-name="ce18">
            <text:p>-0.01</text:p>
          </table:table-cell>
          <table:table-cell office:value-type="float" office:value="-6.5114166666666662E-3" table:style-name="ce18">
            <text:p>-0.01</text:p>
          </table:table-cell>
          <table:table-cell office:value-type="float" office:value="-6.0971833333333331E-3" table:style-name="ce18">
            <text:p>-0.01</text:p>
          </table:table-cell>
          <table:table-cell office:value-type="float" office:value="-5.4194166666666661E-3" table:style-name="ce18">
            <text:p>-0.01</text:p>
          </table:table-cell>
          <table:table-cell office:value-type="float" office:value="-6.4978499999999995E-3" table:style-name="ce18">
            <text:p>-0.01</text:p>
          </table:table-cell>
          <table:table-cell office:value-type="float" office:value="-6.9051833333333328E-3" table:style-name="ce18">
            <text:p>-0.01</text:p>
          </table:table-cell>
          <table:table-cell office:value-type="float" office:value="-6.1559500000000003E-3" table:style-name="ce18">
            <text:p>-0.01</text:p>
          </table:table-cell>
          <table:table-cell office:value-type="float" office:value="-5.1529000000000002E-3" table:style-name="ce18">
            <text:p>-0.01</text:p>
          </table:table-cell>
          <table:table-cell office:value-type="float" office:value="-5.2934999999999996E-3" table:style-name="ce18">
            <text:p>-0.01</text:p>
          </table:table-cell>
          <table:table-cell office:value-type="float" office:value="-3.6512166666666668E-3" table:style-name="ce18">
            <text:p>0.00</text:p>
          </table:table-cell>
          <table:table-cell office:value-type="float" office:value="-5.3718500000000001E-3" table:style-name="ce18">
            <text:p>-0.01</text:p>
          </table:table-cell>
          <table:table-cell office:value-type="float" office:value="-5.1776666666666664E-3" table:style-name="ce18">
            <text:p>-0.01</text:p>
          </table:table-cell>
          <table:table-cell office:value-type="float" office:value="-4.9091999999999998E-3" table:style-name="ce18">
            <text:p>0.00</text:p>
          </table:table-cell>
          <table:table-cell office:value-type="float" office:value="-5.5211666666666664E-3" table:style-name="ce18">
            <text:p>-0.01</text:p>
          </table:table-cell>
          <table:table-cell office:value-type="float" office:value="-5.0255999999999999E-3" table:style-name="ce18">
            <text:p>-0.01</text:p>
          </table:table-cell>
          <table:table-cell office:value-type="float" office:value="-4.0867333333333335E-3" table:style-name="ce18">
            <text:p>0.00</text:p>
          </table:table-cell>
          <table:table-cell office:value-type="float" office:value="-5.2822833333333328E-3" table:style-name="ce18">
            <text:p>-0.01</text:p>
          </table:table-cell>
          <table:table-cell office:value-type="float" office:value="-3.8571166666666666E-3" table:style-name="ce18">
            <text:p>0.00</text:p>
          </table:table-cell>
          <table:table-cell office:value-type="float" office:value="-5.5665166666666668E-3" table:style-name="ce18">
            <text:p>-0.01</text:p>
          </table:table-cell>
          <table:table-cell office:value-type="float" office:value="-6.4948333333333325E-3" table:style-name="ce18">
            <text:p>-0.01</text:p>
          </table:table-cell>
          <table:table-cell office:value-type="float" office:value="-6.2329833333333333E-3" table:style-name="ce18">
            <text:p>-0.01</text:p>
          </table:table-cell>
          <table:table-cell office:value-type="float" office:value="-7.1076166666666669E-3" table:style-name="ce18">
            <text:p>-0.01</text:p>
          </table:table-cell>
          <table:table-cell office:value-type="float" office:value="-7.1305166666666663E-3" table:style-name="ce18">
            <text:p>-0.01</text:p>
          </table:table-cell>
          <table:table-cell office:value-type="float" office:value="-6.6748333333333338E-3" table:style-name="ce18">
            <text:p>-0.01</text:p>
          </table:table-cell>
          <table:table-cell office:value-type="float" office:value="-5.018366666666667E-3" table:style-name="ce18">
            <text:p>-0.01</text:p>
          </table:table-cell>
          <table:table-cell office:value-type="float" office:value="-5.3771999999999995E-3" table:style-name="ce18">
            <text:p>-0.01</text:p>
          </table:table-cell>
          <table:table-cell office:value-type="float" office:value="-6.2974333333333339E-3" table:style-name="ce18">
            <text:p>-0.01</text:p>
          </table:table-cell>
          <table:table-cell office:value-type="float" office:value="-6.3109333333333335E-3" table:style-name="ce18">
            <text:p>-0.01</text:p>
          </table:table-cell>
          <table:table-cell office:value-type="float" office:value="-6.462183333333333E-3" table:style-name="ce18">
            <text:p>-0.01</text:p>
          </table:table-cell>
          <table:table-cell office:value-type="float" office:value="-6.7677166666666663E-3" table:style-name="ce18">
            <text:p>-0.01</text:p>
          </table:table-cell>
          <table:table-cell office:value-type="float" office:value="-6.7384833333333331E-3" table:style-name="ce18">
            <text:p>-0.01</text:p>
          </table:table-cell>
          <table:table-cell office:value-type="float" office:value="-6.9710499999999995E-3" table:style-name="ce18">
            <text:p>-0.01</text:p>
          </table:table-cell>
          <table:table-cell office:value-type="float" office:value="-6.5281499999999999E-3" table:style-name="ce18">
            <text:p>-0.01</text:p>
          </table:table-cell>
          <table:table-cell office:value-type="float" office:value="-7.1638333333333337E-3" table:style-name="ce18">
            <text:p>-0.01</text:p>
          </table:table-cell>
          <table:table-cell office:value-type="float" office:value="-6.8573000000000002E-3" table:style-name="ce18">
            <text:p>-0.01</text:p>
          </table:table-cell>
          <table:table-cell office:value-type="float" office:value="-5.4248499999999993E-3" table:style-name="ce18">
            <text:p>-0.01</text:p>
          </table:table-cell>
          <table:table-cell office:value-type="float" office:value="-6.1461833333333335E-3" table:style-name="ce18">
            <text:p>-0.01</text:p>
          </table:table-cell>
          <table:table-cell office:value-type="float" office:value="-7.2827333333333336E-3" table:style-name="ce18">
            <text:p>-0.01</text:p>
          </table:table-cell>
          <table:table-cell office:value-type="float" office:value="-7.4682833333333332E-3" table:style-name="ce18">
            <text:p>-0.01</text:p>
          </table:table-cell>
          <table:table-cell office:value-type="float" office:value="-8.2456833333333333E-3" table:style-name="ce18">
            <text:p>-0.01</text:p>
          </table:table-cell>
          <table:table-cell office:value-type="float" office:value="-9.5706666666666666E-3" table:style-name="ce18">
            <text:p>-0.01</text:p>
          </table:table-cell>
          <table:table-cell office:value-type="float" office:value="-1.0155300000000001E-2" table:style-name="ce18">
            <text:p>-0.01</text:p>
          </table:table-cell>
          <table:table-cell office:value-type="float" office:value="-1.0585466666666666E-2" table:style-name="ce18">
            <text:p>-0.01</text:p>
          </table:table-cell>
          <table:table-cell office:value-type="float" office:value="-1.16527E-2" table:style-name="ce18">
            <text:p>-0.01</text:p>
          </table:table-cell>
          <table:table-cell office:value-type="float" office:value="-1.217235E-2" table:style-name="ce18">
            <text:p>-0.01</text:p>
          </table:table-cell>
          <table:table-cell office:value-type="float" office:value="-1.0565E-2" table:style-name="ce18">
            <text:p>-0.01</text:p>
          </table:table-cell>
          <table:table-cell office:value-type="float" office:value="-1.2285900000000001E-2" table:style-name="ce18">
            <text:p>-0.01</text:p>
          </table:table-cell>
          <table:table-cell office:value-type="float" office:value="-1.2896716666666667E-2" table:style-name="ce18">
            <text:p>-0.01</text:p>
          </table:table-cell>
          <table:table-cell office:value-type="float" office:value="-1.2476000000000001E-2" table:style-name="ce18">
            <text:p>-0.01</text:p>
          </table:table-cell>
          <table:table-cell office:value-type="float" office:value="-1.2317566666666667E-2" table:style-name="ce18">
            <text:p>-0.01</text:p>
          </table:table-cell>
          <table:table-cell office:value-type="float" office:value="-1.2890850000000001E-2" table:style-name="ce18">
            <text:p>-0.01</text:p>
          </table:table-cell>
          <table:table-cell office:value-type="float" office:value="-1.2816383333333334E-2" table:style-name="ce18">
            <text:p>-0.01</text:p>
          </table:table-cell>
          <table:table-cell office:value-type="float" office:value="-1.30768E-2" table:style-name="ce18">
            <text:p>-0.01</text:p>
          </table:table-cell>
          <table:table-cell office:value-type="float" office:value="-1.3443716666666668E-2" table:style-name="ce18">
            <text:p>-0.01</text:p>
          </table:table-cell>
          <table:table-cell office:value-type="float" office:value="-1.3932566666666667E-2" table:style-name="ce18">
            <text:p>-0.01</text:p>
          </table:table-cell>
          <table:table-cell office:value-type="float" office:value="-1.3800466666666665E-2" table:style-name="ce18">
            <text:p>-0.01</text:p>
          </table:table-cell>
          <table:table-cell office:value-type="float" office:value="-1.4288549999999999E-2" table:style-name="ce18">
            <text:p>-0.01</text:p>
          </table:table-cell>
          <table:table-cell office:value-type="float" office:value="-1.4001600000000001E-2" table:style-name="ce18">
            <text:p>-0.01</text:p>
          </table:table-cell>
          <table:table-cell office:value-type="float" office:value="-1.4046683333333332E-2" table:style-name="ce18">
            <text:p>-0.01</text:p>
          </table:table-cell>
          <table:table-cell office:value-type="float" office:value="-1.4340783333333334E-2" table:style-name="ce18">
            <text:p>-0.01</text:p>
          </table:table-cell>
          <table:table-cell office:value-type="float" office:value="-1.4012333333333333E-2" table:style-name="ce18">
            <text:p>-0.01</text:p>
          </table:table-cell>
          <table:table-cell office:value-type="float" office:value="-1.33358E-2" table:style-name="ce18">
            <text:p>-0.01</text:p>
          </table:table-cell>
          <table:table-cell office:value-type="float" office:value="-1.3647033333333334E-2" table:style-name="ce18">
            <text:p>-0.01</text:p>
          </table:table-cell>
          <table:table-cell table:number-columns-repeated="16287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float" office:value="-1.2946816666666666E-2" table:style-name="ce18">
            <text:p>-0.01</text:p>
          </table:table-cell>
          <table:table-cell office:value-type="float" office:value="-1.365305E-2" table:style-name="ce18">
            <text:p>-0.01</text:p>
          </table:table-cell>
          <table:table-cell office:value-type="float" office:value="-1.3986133333333333E-2" table:style-name="ce18">
            <text:p>-0.01</text:p>
          </table:table-cell>
          <table:table-cell office:value-type="float" office:value="-1.3045866666666668E-2" table:style-name="ce18">
            <text:p>-0.01</text:p>
          </table:table-cell>
          <table:table-cell office:value-type="float" office:value="-1.4228483333333333E-2" table:style-name="ce18">
            <text:p>-0.01</text:p>
          </table:table-cell>
          <table:table-cell office:value-type="float" office:value="-1.3073833333333333E-2" table:style-name="ce18">
            <text:p>-0.01</text:p>
          </table:table-cell>
          <table:table-cell office:value-type="float" office:value="-1.4039599999999999E-2" table:style-name="ce18">
            <text:p>-0.01</text:p>
          </table:table-cell>
          <table:table-cell office:value-type="float" office:value="-1.4650533333333333E-2" table:style-name="ce18">
            <text:p>-0.01</text:p>
          </table:table-cell>
          <table:table-cell office:value-type="float" office:value="-1.2619116666666666E-2" table:style-name="ce18">
            <text:p>-0.01</text:p>
          </table:table-cell>
          <table:table-cell office:value-type="float" office:value="-1.4200316666666666E-2" table:style-name="ce18">
            <text:p>-0.01</text:p>
          </table:table-cell>
          <table:table-cell office:value-type="float" office:value="-1.4394966666666667E-2" table:style-name="ce18">
            <text:p>-0.01</text:p>
          </table:table-cell>
          <table:table-cell office:value-type="float" office:value="-1.5117983333333333E-2" table:style-name="ce18">
            <text:p>-0.02</text:p>
          </table:table-cell>
          <table:table-cell office:value-type="float" office:value="-1.4326466666666668E-2" table:style-name="ce18">
            <text:p>-0.01</text:p>
          </table:table-cell>
          <table:table-cell office:value-type="float" office:value="-1.4897816666666668E-2" table:style-name="ce18">
            <text:p>-0.01</text:p>
          </table:table-cell>
          <table:table-cell office:value-type="float" office:value="-1.4006566666666666E-2" table:style-name="ce18">
            <text:p>-0.01</text:p>
          </table:table-cell>
          <table:table-cell office:value-type="float" office:value="-1.416045E-2" table:style-name="ce18">
            <text:p>-0.01</text:p>
          </table:table-cell>
          <table:table-cell office:value-type="float" office:value="-1.3539966666666667E-2" table:style-name="ce18">
            <text:p>-0.01</text:p>
          </table:table-cell>
          <table:table-cell office:value-type="float" office:value="-1.4512133333333335E-2" table:style-name="ce18">
            <text:p>-0.01</text:p>
          </table:table-cell>
          <table:table-cell office:value-type="float" office:value="-1.4472E-2" table:style-name="ce18">
            <text:p>-0.01</text:p>
          </table:table-cell>
          <table:table-cell office:value-type="float" office:value="-1.4481516666666666E-2" table:style-name="ce18">
            <text:p>-0.01</text:p>
          </table:table-cell>
          <table:table-cell office:value-type="float" office:value="-1.3291233333333333E-2" table:style-name="ce18">
            <text:p>-0.01</text:p>
          </table:table-cell>
          <table:table-cell office:value-type="float" office:value="-1.2655566666666666E-2" table:style-name="ce18">
            <text:p>-0.01</text:p>
          </table:table-cell>
          <table:table-cell office:value-type="float" office:value="-1.3845666666666666E-2" table:style-name="ce18">
            <text:p>-0.01</text:p>
          </table:table-cell>
          <table:table-cell office:value-type="float" office:value="-1.32245E-2" table:style-name="ce18">
            <text:p>-0.01</text:p>
          </table:table-cell>
          <table:table-cell office:value-type="float" office:value="-1.2252666666666667E-2" table:style-name="ce18">
            <text:p>-0.01</text:p>
          </table:table-cell>
          <table:table-cell office:value-type="float" office:value="-1.1834216666666666E-2" table:style-name="ce18">
            <text:p>-0.01</text:p>
          </table:table-cell>
          <table:table-cell office:value-type="float" office:value="-1.14308E-2" table:style-name="ce18">
            <text:p>-0.01</text:p>
          </table:table-cell>
          <table:table-cell office:value-type="float" office:value="-1.0714266666666666E-2" table:style-name="ce18">
            <text:p>-0.01</text:p>
          </table:table-cell>
          <table:table-cell office:value-type="float" office:value="-1.1021783333333333E-2" table:style-name="ce18">
            <text:p>-0.01</text:p>
          </table:table-cell>
          <table:table-cell office:value-type="float" office:value="-1.1075133333333334E-2" table:style-name="ce18">
            <text:p>-0.01</text:p>
          </table:table-cell>
          <table:table-cell office:value-type="float" office:value="-8.8834833333333325E-3" table:style-name="ce18">
            <text:p>-0.01</text:p>
          </table:table-cell>
          <table:table-cell office:value-type="float" office:value="-8.6695166666666667E-3" table:style-name="ce18">
            <text:p>-0.01</text:p>
          </table:table-cell>
          <table:table-cell office:value-type="float" office:value="-7.5501166666666663E-3" table:style-name="ce18">
            <text:p>-0.01</text:p>
          </table:table-cell>
          <table:table-cell office:value-type="float" office:value="-7.1960666666666664E-3" table:style-name="ce18">
            <text:p>-0.01</text:p>
          </table:table-cell>
          <table:table-cell office:value-type="float" office:value="-6.5114166666666662E-3" table:style-name="ce18">
            <text:p>-0.01</text:p>
          </table:table-cell>
          <table:table-cell office:value-type="float" office:value="-6.0971833333333331E-3" table:style-name="ce18">
            <text:p>-0.01</text:p>
          </table:table-cell>
          <table:table-cell office:value-type="float" office:value="-5.4194166666666661E-3" table:style-name="ce18">
            <text:p>-0.01</text:p>
          </table:table-cell>
          <table:table-cell office:value-type="float" office:value="-6.4978499999999995E-3" table:style-name="ce18">
            <text:p>-0.01</text:p>
          </table:table-cell>
          <table:table-cell office:value-type="float" office:value="-6.9051833333333328E-3" table:style-name="ce18">
            <text:p>-0.01</text:p>
          </table:table-cell>
          <table:table-cell office:value-type="float" office:value="-6.1559500000000003E-3" table:style-name="ce18">
            <text:p>-0.01</text:p>
          </table:table-cell>
          <table:table-cell office:value-type="float" office:value="-5.1529000000000002E-3" table:style-name="ce18">
            <text:p>-0.01</text:p>
          </table:table-cell>
          <table:table-cell office:value-type="float" office:value="-5.2934999999999996E-3" table:style-name="ce18">
            <text:p>-0.01</text:p>
          </table:table-cell>
          <table:table-cell office:value-type="float" office:value="-3.6512166666666668E-3" table:style-name="ce18">
            <text:p>0.00</text:p>
          </table:table-cell>
          <table:table-cell office:value-type="float" office:value="-5.3718500000000001E-3" table:style-name="ce18">
            <text:p>-0.01</text:p>
          </table:table-cell>
          <table:table-cell office:value-type="float" office:value="-5.1776666666666664E-3" table:style-name="ce18">
            <text:p>-0.01</text:p>
          </table:table-cell>
          <table:table-cell office:value-type="float" office:value="-4.9091999999999998E-3" table:style-name="ce18">
            <text:p>0.00</text:p>
          </table:table-cell>
          <table:table-cell office:value-type="float" office:value="-5.5211666666666664E-3" table:style-name="ce18">
            <text:p>-0.01</text:p>
          </table:table-cell>
          <table:table-cell office:value-type="float" office:value="-5.0255999999999999E-3" table:style-name="ce18">
            <text:p>-0.01</text:p>
          </table:table-cell>
          <table:table-cell office:value-type="float" office:value="-4.0867333333333335E-3" table:style-name="ce18">
            <text:p>0.00</text:p>
          </table:table-cell>
          <table:table-cell office:value-type="float" office:value="-5.2822833333333328E-3" table:style-name="ce18">
            <text:p>-0.01</text:p>
          </table:table-cell>
          <table:table-cell office:value-type="float" office:value="-3.8571166666666666E-3" table:style-name="ce18">
            <text:p>0.00</text:p>
          </table:table-cell>
          <table:table-cell office:value-type="float" office:value="-5.5665166666666668E-3" table:style-name="ce18">
            <text:p>-0.01</text:p>
          </table:table-cell>
          <table:table-cell office:value-type="float" office:value="-6.4948333333333325E-3" table:style-name="ce18">
            <text:p>-0.01</text:p>
          </table:table-cell>
          <table:table-cell office:value-type="float" office:value="-6.2329833333333333E-3" table:style-name="ce18">
            <text:p>-0.01</text:p>
          </table:table-cell>
          <table:table-cell office:value-type="float" office:value="-7.1076166666666669E-3" table:style-name="ce18">
            <text:p>-0.01</text:p>
          </table:table-cell>
          <table:table-cell office:value-type="float" office:value="-7.1305166666666663E-3" table:style-name="ce18">
            <text:p>-0.01</text:p>
          </table:table-cell>
          <table:table-cell office:value-type="float" office:value="-6.6748333333333338E-3" table:style-name="ce18">
            <text:p>-0.01</text:p>
          </table:table-cell>
          <table:table-cell office:value-type="float" office:value="-5.018366666666667E-3" table:style-name="ce18">
            <text:p>-0.01</text:p>
          </table:table-cell>
          <table:table-cell office:value-type="float" office:value="-5.3771999999999995E-3" table:style-name="ce18">
            <text:p>-0.01</text:p>
          </table:table-cell>
          <table:table-cell office:value-type="float" office:value="-6.2974333333333339E-3" table:style-name="ce18">
            <text:p>-0.01</text:p>
          </table:table-cell>
          <table:table-cell office:value-type="float" office:value="-6.3109333333333335E-3" table:style-name="ce18">
            <text:p>-0.01</text:p>
          </table:table-cell>
          <table:table-cell office:value-type="float" office:value="-6.462183333333333E-3" table:style-name="ce18">
            <text:p>-0.01</text:p>
          </table:table-cell>
          <table:table-cell office:value-type="float" office:value="-6.7677166666666663E-3" table:style-name="ce18">
            <text:p>-0.01</text:p>
          </table:table-cell>
          <table:table-cell office:value-type="float" office:value="-6.7384833333333331E-3" table:style-name="ce18">
            <text:p>-0.01</text:p>
          </table:table-cell>
          <table:table-cell office:value-type="float" office:value="-6.9710499999999995E-3" table:style-name="ce18">
            <text:p>-0.01</text:p>
          </table:table-cell>
          <table:table-cell office:value-type="float" office:value="-6.5281499999999999E-3" table:style-name="ce18">
            <text:p>-0.01</text:p>
          </table:table-cell>
          <table:table-cell office:value-type="float" office:value="-7.1638333333333337E-3" table:style-name="ce18">
            <text:p>-0.01</text:p>
          </table:table-cell>
          <table:table-cell office:value-type="float" office:value="-6.8573000000000002E-3" table:style-name="ce18">
            <text:p>-0.01</text:p>
          </table:table-cell>
          <table:table-cell office:value-type="float" office:value="-5.4248499999999993E-3" table:style-name="ce18">
            <text:p>-0.01</text:p>
          </table:table-cell>
          <table:table-cell office:value-type="float" office:value="-6.1461833333333335E-3" table:style-name="ce18">
            <text:p>-0.01</text:p>
          </table:table-cell>
          <table:table-cell office:value-type="float" office:value="-7.2827333333333336E-3" table:style-name="ce18">
            <text:p>-0.01</text:p>
          </table:table-cell>
          <table:table-cell office:value-type="float" office:value="-7.4682833333333332E-3" table:style-name="ce18">
            <text:p>-0.01</text:p>
          </table:table-cell>
          <table:table-cell office:value-type="float" office:value="-8.2456833333333333E-3" table:style-name="ce18">
            <text:p>-0.01</text:p>
          </table:table-cell>
          <table:table-cell office:value-type="float" office:value="-9.5706666666666666E-3" table:style-name="ce18">
            <text:p>-0.01</text:p>
          </table:table-cell>
          <table:table-cell office:value-type="float" office:value="-1.0155300000000001E-2" table:style-name="ce18">
            <text:p>-0.01</text:p>
          </table:table-cell>
          <table:table-cell office:value-type="float" office:value="-1.0585466666666666E-2" table:style-name="ce18">
            <text:p>-0.01</text:p>
          </table:table-cell>
          <table:table-cell office:value-type="float" office:value="-1.16527E-2" table:style-name="ce18">
            <text:p>-0.01</text:p>
          </table:table-cell>
          <table:table-cell office:value-type="float" office:value="-1.217235E-2" table:style-name="ce18">
            <text:p>-0.01</text:p>
          </table:table-cell>
          <table:table-cell office:value-type="float" office:value="-1.0565E-2" table:style-name="ce18">
            <text:p>-0.01</text:p>
          </table:table-cell>
          <table:table-cell office:value-type="float" office:value="-1.2285900000000001E-2" table:style-name="ce18">
            <text:p>-0.01</text:p>
          </table:table-cell>
          <table:table-cell office:value-type="float" office:value="-1.2896716666666667E-2" table:style-name="ce18">
            <text:p>-0.01</text:p>
          </table:table-cell>
          <table:table-cell office:value-type="float" office:value="-1.2476000000000001E-2" table:style-name="ce18">
            <text:p>-0.01</text:p>
          </table:table-cell>
          <table:table-cell office:value-type="float" office:value="-1.2317566666666667E-2" table:style-name="ce18">
            <text:p>-0.01</text:p>
          </table:table-cell>
          <table:table-cell office:value-type="float" office:value="-1.2890850000000001E-2" table:style-name="ce18">
            <text:p>-0.01</text:p>
          </table:table-cell>
          <table:table-cell office:value-type="float" office:value="-1.2816383333333334E-2" table:style-name="ce18">
            <text:p>-0.01</text:p>
          </table:table-cell>
          <table:table-cell office:value-type="float" office:value="-1.30768E-2" table:style-name="ce18">
            <text:p>-0.01</text:p>
          </table:table-cell>
          <table:table-cell office:value-type="float" office:value="-1.3443716666666668E-2" table:style-name="ce18">
            <text:p>-0.01</text:p>
          </table:table-cell>
          <table:table-cell office:value-type="float" office:value="-1.3932566666666667E-2" table:style-name="ce18">
            <text:p>-0.01</text:p>
          </table:table-cell>
          <table:table-cell office:value-type="float" office:value="-1.3800466666666665E-2" table:style-name="ce18">
            <text:p>-0.01</text:p>
          </table:table-cell>
          <table:table-cell office:value-type="float" office:value="-1.4288549999999999E-2" table:style-name="ce18">
            <text:p>-0.01</text:p>
          </table:table-cell>
          <table:table-cell office:value-type="float" office:value="-1.4001600000000001E-2" table:style-name="ce18">
            <text:p>-0.01</text:p>
          </table:table-cell>
          <table:table-cell office:value-type="float" office:value="-1.4046683333333332E-2" table:style-name="ce18">
            <text:p>-0.01</text:p>
          </table:table-cell>
          <table:table-cell office:value-type="float" office:value="-1.4340783333333334E-2" table:style-name="ce18">
            <text:p>-0.01</text:p>
          </table:table-cell>
          <table:table-cell office:value-type="float" office:value="-1.4012333333333333E-2" table:style-name="ce18">
            <text:p>-0.01</text:p>
          </table:table-cell>
          <table:table-cell office:value-type="float" office:value="-1.33358E-2" table:style-name="ce18">
            <text:p>-0.01</text:p>
          </table:table-cell>
          <table:table-cell office:value-type="float" office:value="-1.3647033333333334E-2" table:style-name="ce18">
            <text:p>-0.01</text:p>
          </table:table-cell>
          <table:table-cell table:number-columns-repeated="16287"/>
        </table:table-row>
        <table:table-row table:number-rows-repeated="1048562" table:style-name="ro1">
          <table:table-cell table:number-columns-repeated="16384"/>
        </table:table-row>
      </table:table>
      <table:table table:name="p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table:number-columns-repeated="16359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p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table:number-columns-repeated="16359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office:value-type="float" office:value="0.01" table:formula="of:=[RES_Addt.$I2]" table:style-name="ce18">
            <text:p>0.01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q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table:number-columns-repeated="16359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q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table:number-columns-repeated="16359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office:value-type="float" office:value="4.8432210483785251E-3" table:formula="of:=[RES_Addt.$D2]" table:style-name="ce18">
            <text:p>0.0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2-08-08T08:55:34Z</meta:creation-date>
    <dc:date>2022-08-30T09:33:32Z</dc:date>
  </office:meta>
</office:document-meta>
</file>